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31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78.69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24.69pt"/>
    </style:style>
    <style:style style:name="co6" style:family="table-column">
      <style:table-column-properties fo:break-before="auto" style:column-width="18.5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52.44pt"/>
    </style:style>
    <style:style style:name="co9" style:family="table-column">
      <style:table-column-properties fo:break-before="auto" style:column-width="58.65pt"/>
    </style:style>
    <style:style style:name="co10" style:family="table-column">
      <style:table-column-properties fo:break-before="auto" style:column-width="60.94pt"/>
    </style:style>
    <style:style style:name="co11" style:family="table-column">
      <style:table-column-properties fo:break-before="auto" style:column-width="50.91pt"/>
    </style:style>
    <style:style style:name="co12" style:family="table-column">
      <style:table-column-properties fo:break-before="auto" style:column-width="69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3" table:default-cell-style-name="Default"/>
        <table:table-column table:style-name="co12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eparation1</text:p>
          </table:table-cell>
          <table:table-cell office:value-type="string" calcext:value-type="string">
            <text:p>separation2</text:p>
          </table:table-cell>
          <table:table-cell office:value-type="string" calcext:value-type="string">
            <text:p>separation3</text:p>
          </table:table-cell>
          <table: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/>
          <table:table-cell table:style-name="ce1" office:value-type="string" calcext:value-type="string" table:number-columns-spanned="3" table:number-rows-spanned="1">
            <text:p>Average SSE</text:p>
          </table:table-cell>
          <table:covered-table-cell table:number-columns-repeated="2" table:style-name="ce4"/>
          <table:table-cell/>
          <table:table-cell table:style-name="ce1" office:value-type="string" calcext:value-type="string" table:number-columns-spanned="3" table:number-rows-spanned="1">
            <text:p>Variance SSE</text:p>
          </table:table-cell>
          <table:covered-table-cell table:number-columns-repeated="2" table:style-name="ce4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8403.351505" calcext:value-type="float">
            <text:p>158403.351505</text:p>
          </table:table-cell>
          <table:table-cell office:value-type="float" office:value="566888.901409" calcext:value-type="float">
            <text:p>566888.901409</text:p>
          </table:table-cell>
          <table:table-cell office:value-type="float" office:value="1197370.64098" calcext:value-type="float">
            <text:p>1197370.64098</text:p>
          </table:table-cell>
          <table:table-cell table:number-columns-repeated="2"/>
          <table:table-cell office:value-type="float" office:value="158403.351505" calcext:value-type="float">
            <text:p>158403.351505</text:p>
          </table:table-cell>
          <table:table-cell office:value-type="float" office:value="566888.901409" calcext:value-type="float">
            <text:p>566888.901409</text:p>
          </table:table-cell>
          <table:table-cell office:value-type="float" office:value="1197370.64098" calcext:value-type="float">
            <text:p>1197370.64098</text:p>
          </table:table-cell>
          <table:table-cell/>
          <table:table-cell table:style-name="ce4" office:value-type="string" calcext:value-type="string">
            <text:p>kmeans</text:p>
          </table:table-cell>
          <table:table-cell table:style-name="ce4" office:value-type="string" calcext:value-type="string">
            <text:p>kmeans++</text:p>
          </table:table-cell>
          <table:table-cell table:style-name="ce4" office:value-type="string" calcext:value-type="string">
            <text:p>geokmeans</text:p>
          </table:table-cell>
          <table:table-cell/>
          <table:table-cell table:style-name="ce4" office:value-type="string" calcext:value-type="string">
            <text:p>kmeans</text:p>
          </table:table-cell>
          <table:table-cell table:style-name="ce4" office:value-type="string" calcext:value-type="string">
            <text:p>kmeans++</text:p>
          </table:table-cell>
          <table:table-cell table:style-name="ce4" office:value-type="string" calcext:value-type="string">
            <text:p>geokmeans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6271.361325" calcext:value-type="float">
            <text:p>556271.361325</text:p>
          </table:table-cell>
          <table:table-cell office:value-type="float" office:value="355313.134597" calcext:value-type="float">
            <text:p>355313.134597</text:p>
          </table:table-cell>
          <table:table-cell office:value-type="float" office:value="180351.183966" calcext:value-type="float">
            <text:p>180351.183966</text:p>
          </table:table-cell>
          <table:table-cell table:number-columns-repeated="2"/>
          <table:table-cell office:value-type="float" office:value="556271.361325" calcext:value-type="float">
            <text:p>556271.361325</text:p>
          </table:table-cell>
          <table:table-cell office:value-type="float" office:value="355313.134597" calcext:value-type="float">
            <text:p>355313.134597</text:p>
          </table:table-cell>
          <table:table-cell office:value-type="float" office:value="180351.183966" calcext:value-type="float">
            <text:p>180351.183966</text:p>
          </table:table-cell>
          <table:table-cell/>
          <table:table-cell table:style-name="ce3" table:formula="of:=AVERAGE([.B2];[.B14];[.B26];[.B38];[.B50];[.B62];[.B74];[.B86];[.B98];[.B110];[.B122];[.B134];[.B146];[.B158];[.B170];[.B182];[.B194];[.B206];[.B218];[.B230])" office:value-type="float" office:value="1241479.84871828" calcext:value-type="float">
            <text:p>1241479.84871828</text:p>
          </table:table-cell>
          <table:table-cell table:style-name="ce3" table:formula="of:=AVERAGE([.C2];[.C14];[.C26];[.C38];[.C50];[.C62];[.C74];[.C86];[.C98];[.C110];[.C122];[.C134];[.C146];[.C158];[.C170];[.C182];[.C194];[.C206];[.C218];[.C230])" office:value-type="float" office:value="980398.49138532" calcext:value-type="float">
            <text:p>980398.49138532</text:p>
          </table:table-cell>
          <table:table-cell table:style-name="ce3" table:formula="of:=AVERAGE([.D2];[.D14];[.D26];[.D38];[.D50];[.D62];[.D74];[.D86];[.D98];[.D110];[.D122];[.D134];[.D146];[.D158];[.D170];[.D182];[.D194];[.D206];[.D218];[.D230])" office:value-type="float" office:value="941133.2284803" calcext:value-type="float">
            <text:p>941133.2284803</text:p>
          </table:table-cell>
          <table:table-cell/>
          <table:table-cell table:style-name="ce3" table:formula="of:=VAR( ([.B2]~[.B14]~[.B26]~[.B38]~[.B50]~[.B62]~[.B74]~[.B86]~[.B98]~[.B110]~[.B122]~[.B134]~[.B146]~[.B158]~[.B170]~[.B182]~[.B194]~[.B206]~[.B218]~[.B230]))" office:value-type="float" office:value="1499028724862.1" calcext:value-type="float">
            <text:p>1499028724862.1</text:p>
          </table:table-cell>
          <table:table-cell table:style-name="ce3" table:formula="of:=VAR([.C2];[.C14];[.C26];[.C38];[.C50];[.C62];[.C74];[.C86];[.C98];[.C110];[.C122];[.C134];[.C146];[.C158];[.C170];[.C182];[.C194];[.C206];[.C218];[.C230])" office:value-type="float" office:value="505387910959.065" calcext:value-type="float">
            <text:p>505387910959.065</text:p>
          </table:table-cell>
          <table:table-cell table:style-name="ce3" table:formula="of:=VAR([.D2];[.D14];[.D26];[.D38];[.D50];[.D62];[.D74];[.D86];[.D98];[.D110];[.D122];[.D134];[.D146];[.D158];[.D170];[.D182];[.D194];[.D206];[.D218];[.D230])" office:value-type="float" office:value="329563168798.483" calcext:value-type="float">
            <text:p>329563168798.483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999.8904644" calcext:value-type="float">
            <text:p>75999.8904644</text:p>
          </table:table-cell>
          <table:table-cell office:value-type="float" office:value="47097.6163494" calcext:value-type="float">
            <text:p>47097.6163494</text:p>
          </table:table-cell>
          <table:table-cell office:value-type="float" office:value="75999.8904644" calcext:value-type="float">
            <text:p>75999.8904644</text:p>
          </table:table-cell>
          <table:table-cell table:number-columns-repeated="2"/>
          <table:table-cell office:value-type="float" office:value="75999.8904644" calcext:value-type="float">
            <text:p>75999.8904644</text:p>
          </table:table-cell>
          <table:table-cell office:value-type="float" office:value="47097.6163494" calcext:value-type="float">
            <text:p>47097.6163494</text:p>
          </table:table-cell>
          <table:table-cell office:value-type="float" office:value="75999.8904644" calcext:value-type="float">
            <text:p>75999.8904644</text:p>
          </table:table-cell>
          <table:table-cell/>
          <table:table-cell table:style-name="ce3" table:formula="of:=AVERAGE([.B3];[.B15];[.B27];[.B39];[.B51];[.B63];[.B75];[.B87];[.B99];[.B111];[.B123];[.B135];[.B147];[.B159];[.B171];[.B183];[.B195];[.B207];[.B219];[.B231])" office:value-type="float" office:value="239080.836278667" calcext:value-type="float">
            <text:p>239080.836278667</text:p>
          </table:table-cell>
          <table:table-cell table:style-name="ce3" table:formula="of:=AVERAGE([.C3];[.C15];[.C27];[.C39];[.C51];[.C63];[.C75];[.C87];[.C99];[.C111];[.C123];[.C135];[.C147];[.C159];[.C171];[.C183];[.C195];[.C207];[.C219];[.C231])" office:value-type="float" office:value="157049.861997532" calcext:value-type="float">
            <text:p>157049.861997532</text:p>
          </table:table-cell>
          <table:table-cell table:style-name="ce3" table:formula="of:=AVERAGE([.D3];[.D15];[.D27];[.D39];[.D51];[.D63];[.D75];[.D87];[.D99];[.D111];[.D123];[.D135];[.D147];[.D159];[.D171];[.D183];[.D195];[.D207];[.D219];[.D231])" office:value-type="float" office:value="118600.049546708" calcext:value-type="float">
            <text:p>118600.049546708</text:p>
          </table:table-cell>
          <table:table-cell/>
          <table:table-cell table:style-name="ce3" table:number-columns-repeated="3"/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765.63927306" calcext:value-type="float">
            <text:p>7765.63927306</text:p>
          </table:table-cell>
          <table:table-cell office:value-type="float" office:value="251.168565993" calcext:value-type="float">
            <text:p>251.168565993</text:p>
          </table:table-cell>
          <table:table-cell office:value-type="float" office:value="13175.1901598" calcext:value-type="float">
            <text:p>13175.1901598</text:p>
          </table:table-cell>
          <table:table-cell table:number-columns-repeated="2"/>
          <table:table-cell office:value-type="float" office:value="7765.63927306" calcext:value-type="float">
            <text:p>7765.63927306</text:p>
          </table:table-cell>
          <table:table-cell office:value-type="float" office:value="251.168565993" calcext:value-type="float">
            <text:p>251.168565993</text:p>
          </table:table-cell>
          <table:table-cell office:value-type="float" office:value="13175.1901598" calcext:value-type="float">
            <text:p>13175.1901598</text:p>
          </table:table-cell>
          <table:table-cell/>
          <table:table-cell table:style-name="ce3" table:formula="of:=AVERAGE([.B4];[.B16];[.B28];[.B40];[.B52];[.B64];[.B76];[.B88];[.B100];[.B112];[.B124];[.B136];[.B148];[.B160];[.B172];[.B184];[.B196];[.B208];[.B220];[.B232])" office:value-type="float" office:value="109707.066063236" calcext:value-type="float">
            <text:p>109707.066063236</text:p>
          </table:table-cell>
          <table:table-cell table:style-name="ce3" table:formula="of:=AVERAGE([.C4];[.C16];[.C28];[.C40];[.C52];[.C64];[.C76];[.C88];[.C100];[.C112];[.C124];[.C136];[.C148];[.C160];[.C172];[.C184];[.C196];[.C208];[.C220];[.C232])" office:value-type="float" office:value="75686.2399149136" calcext:value-type="float">
            <text:p>75686.2399149136</text:p>
          </table:table-cell>
          <table:table-cell table:style-name="ce3" table:formula="of:=AVERAGE([.D4];[.D16];[.D28];[.D40];[.D52];[.D64];[.D76];[.D88];[.D100];[.D112];[.D124];[.D136];[.D148];[.D160];[.D172];[.D184];[.D196];[.D208];[.D220];[.D232])" office:value-type="float" office:value="73133.93394997" calcext:value-type="float">
            <text:p>73133.93394997</text:p>
          </table:table-cell>
          <table:table-cell/>
          <table:table-cell table:style-name="ce3" table:number-columns-repeated="3"/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26838.5111513" calcext:value-type="float">
            <text:p>26838.5111513</text:p>
          </table:table-cell>
          <table:table-cell office:value-type="float" office:value="322382.887375" calcext:value-type="float">
            <text:p>322382.887375</text:p>
          </table:table-cell>
          <table:table-cell table:number-columns-repeated="2"/>
          <table:table-cell table:number-columns-repeated="2" office:value-type="float" office:value="26838.5111513" calcext:value-type="float">
            <text:p>26838.5111513</text:p>
          </table:table-cell>
          <table:table-cell office:value-type="float" office:value="322382.887375" calcext:value-type="float">
            <text:p>322382.887375</text:p>
          </table:table-cell>
          <table:table-cell/>
          <table:table-cell table:style-name="ce3" table:formula="of:=AVERAGE([.B5];[.B17];[.B29];[.B41];[.B53];[.B65];[.B77];[.B89];[.B101];[.B113];[.B125];[.B137];[.B149];[.B161];[.B173];[.B185];[.B197];[.B209];[.B221];[.B233])" office:value-type="float" office:value="30584.7186850164" calcext:value-type="float">
            <text:p>30584.7186850164</text:p>
          </table:table-cell>
          <table:table-cell table:style-name="ce3" table:formula="of:=AVERAGE([.C5];[.C17];[.C29];[.C41];[.C53];[.C65];[.C77];[.C89];[.C101];[.C113];[.C125];[.C137];[.C149];[.C161];[.C173];[.C185];[.C197];[.C209];[.C221];[.C233])" office:value-type="float" office:value="100621.464215281" calcext:value-type="float">
            <text:p>100621.464215281</text:p>
          </table:table-cell>
          <table:table-cell table:style-name="ce3" table:formula="of:=AVERAGE([.D5];[.D17];[.D29];[.D41];[.D53];[.D65];[.D77];[.D89];[.D101];[.D113];[.D125];[.D137];[.D149];[.D161];[.D173];[.D185];[.D197];[.D209];[.D221];[.D233])" office:value-type="float" office:value="296270.235636397" calcext:value-type="float">
            <text:p>296270.235636397</text:p>
          </table:table-cell>
          <table:table-cell/>
          <table:table-cell table:style-name="ce3" table:number-columns-repeated="3"/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9463.877755" calcext:value-type="float">
            <text:p>139463.877755</text:p>
          </table:table-cell>
          <table:table-cell office:value-type="float" office:value="503.608513349" calcext:value-type="float">
            <text:p>503.608513349</text:p>
          </table:table-cell>
          <table:table-cell office:value-type="float" office:value="970.193661139" calcext:value-type="float">
            <text:p>970.193661139</text:p>
          </table:table-cell>
          <table:table-cell table:number-columns-repeated="2"/>
          <table:table-cell office:value-type="float" office:value="139463.877755" calcext:value-type="float">
            <text:p>139463.877755</text:p>
          </table:table-cell>
          <table:table-cell office:value-type="float" office:value="503.608513349" calcext:value-type="float">
            <text:p>503.608513349</text:p>
          </table:table-cell>
          <table:table-cell office:value-type="float" office:value="970.193661139" calcext:value-type="float">
            <text:p>970.193661139</text:p>
          </table:table-cell>
          <table:table-cell/>
          <table:table-cell table:style-name="ce3" table:formula="of:=AVERAGE([.B6];[.B18];[.B30];[.B42];[.B54];[.B66];[.B78];[.B90];[.B102];[.B114];[.B126];[.B138];[.B150];[.B162];[.B174];[.B186];[.B198];[.B210];[.B222];[.B234])" office:value-type="float" office:value="55197.52835208" calcext:value-type="float">
            <text:p>55197.52835208</text:p>
          </table:table-cell>
          <table:table-cell table:style-name="ce3" table:formula="of:=AVERAGE([.C6];[.C18];[.C30];[.C42];[.C54];[.C66];[.C78];[.C90];[.C102];[.C114];[.C126];[.C138];[.C150];[.C162];[.C174];[.C186];[.C198];[.C210];[.C222];[.C234])" office:value-type="float" office:value="4621.61940056753" calcext:value-type="float">
            <text:p>4621.61940056753</text:p>
          </table:table-cell>
          <table:table-cell table:style-name="ce3" table:formula="of:=AVERAGE([.D6];[.D18];[.D30];[.D42];[.D54];[.D66];[.D78];[.D90];[.D102];[.D114];[.D126];[.D138];[.D150];[.D162];[.D174];[.D186];[.D198];[.D210];[.D222];[.D234])" office:value-type="float" office:value="39511.357482846" calcext:value-type="float">
            <text:p>39511.357482846</text:p>
          </table:table-cell>
          <table:table-cell/>
          <table:table-cell table:style-name="ce3" table:number-columns-repeated="3"/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21696170866" calcext:value-type="float">
            <text:p>1.21696170866</text:p>
          </table:table-cell>
          <table:table-cell office:value-type="float" office:value="179.436739375" calcext:value-type="float">
            <text:p>179.436739375</text:p>
          </table:table-cell>
          <table:table-cell office:value-type="float" office:value="24.6215694897" calcext:value-type="float">
            <text:p>24.6215694897</text:p>
          </table:table-cell>
          <table:table-cell table:number-columns-repeated="2"/>
          <table:table-cell office:value-type="float" office:value="1.21696170866" calcext:value-type="float">
            <text:p>1.21696170866</text:p>
          </table:table-cell>
          <table:table-cell office:value-type="float" office:value="179.436739375" calcext:value-type="float">
            <text:p>179.436739375</text:p>
          </table:table-cell>
          <table:table-cell office:value-type="float" office:value="24.6215694897" calcext:value-type="float">
            <text:p>24.6215694897</text:p>
          </table:table-cell>
          <table:table-cell/>
          <table:table-cell table:style-name="ce3" table:formula="of:=AVERAGE([.B7];[.B19];[.B31];[.B43];[.B55];[.B67];[.B79];[.B91];[.B103];[.B115];[.B127];[.B139];[.B151];[.B163];[.B175];[.B187];[.B199];[.B211];[.B223];[.B235])" office:value-type="float" office:value="29406.6916636611" calcext:value-type="float">
            <text:p>29406.6916636611</text:p>
          </table:table-cell>
          <table:table-cell table:style-name="ce3" table:formula="of:=AVERAGE([.C7];[.C19];[.C31];[.C43];[.C55];[.C67];[.C79];[.C91];[.C103];[.C115];[.C127];[.C139];[.C151];[.C163];[.C175];[.C187];[.C199];[.C211];[.C223];[.C235])" office:value-type="float" office:value="59737.3278999191" calcext:value-type="float">
            <text:p>59737.3278999191</text:p>
          </table:table-cell>
          <table:table-cell table:style-name="ce3" table:formula="of:=AVERAGE([.D7];[.D19];[.D31];[.D43];[.D55];[.D67];[.D79];[.D91];[.D103];[.D115];[.D127];[.D139];[.D151];[.D163];[.D175];[.D187];[.D199];[.D211];[.D223];[.D235])" office:value-type="float" office:value="9366.09164577602" calcext:value-type="float">
            <text:p>9366.09164577602</text:p>
          </table:table-cell>
          <table:table-cell/>
          <table:table-cell table:style-name="ce3" table:number-columns-repeated="3"/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.8594152265" calcext:value-type="float">
            <text:p>17.8594152265</text:p>
          </table:table-cell>
          <table:table-cell office:value-type="float" office:value="6040.97506676" calcext:value-type="float">
            <text:p>6040.97506676</text:p>
          </table:table-cell>
          <table:table-cell office:value-type="float" office:value="11.2443053798" calcext:value-type="float">
            <text:p>11.2443053798</text:p>
          </table:table-cell>
          <table:table-cell table:number-columns-repeated="2"/>
          <table:table-cell office:value-type="float" office:value="17.8594152265" calcext:value-type="float">
            <text:p>17.8594152265</text:p>
          </table:table-cell>
          <table:table-cell office:value-type="float" office:value="6040.97506676" calcext:value-type="float">
            <text:p>6040.97506676</text:p>
          </table:table-cell>
          <table:table-cell office:value-type="float" office:value="11.2443053798" calcext:value-type="float">
            <text:p>11.2443053798</text:p>
          </table:table-cell>
          <table:table-cell/>
          <table:table-cell table:style-name="ce3" table:formula="of:=AVERAGE([.B8];[.B20];[.B32];[.B44];[.B56];[.B68];[.B80];[.B92];[.B104];[.B116];[.B128];[.B140];[.B152];[.B164];[.B176];[.B188];[.B200];[.B212];[.B224];[.B236])" office:value-type="float" office:value="3790.97400269436" calcext:value-type="float">
            <text:p>3790.97400269436</text:p>
          </table:table-cell>
          <table:table-cell table:style-name="ce3" table:formula="of:=AVERAGE([.C8];[.C20];[.C32];[.C44];[.C56];[.C68];[.C80];[.C92];[.C104];[.C116];[.C128];[.C140];[.C152];[.C164];[.C176];[.C188];[.C200];[.C212];[.C224];[.C236])" office:value-type="float" office:value="22784.6253153097" calcext:value-type="float">
            <text:p>22784.6253153097</text:p>
          </table:table-cell>
          <table:table-cell table:style-name="ce3" table:formula="of:=AVERAGE([.D8];[.D20];[.D32];[.D44];[.D56];[.D68];[.D80];[.D92];[.D104];[.D116];[.D128];[.D140];[.D152];[.D164];[.D176];[.D188];[.D200];[.D212];[.D224];[.D236])" office:value-type="float" office:value="15327.4393211035" calcext:value-type="float">
            <text:p>15327.4393211035</text:p>
          </table:table-cell>
          <table:table-cell/>
          <table:table-cell table:style-name="ce3" table:number-columns-repeated="3"/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331.2954011" calcext:value-type="float">
            <text:p>24331.2954011</text:p>
          </table:table-cell>
          <table:table-cell office:value-type="float" office:value="2.36267725762" calcext:value-type="float">
            <text:p>2.36267725762</text:p>
          </table:table-cell>
          <table:table-cell office:value-type="float" office:value="28.0296232624" calcext:value-type="float">
            <text:p>28.0296232624</text:p>
          </table:table-cell>
          <table:table-cell table:number-columns-repeated="2"/>
          <table:table-cell office:value-type="float" office:value="24331.2954011" calcext:value-type="float">
            <text:p>24331.2954011</text:p>
          </table:table-cell>
          <table:table-cell office:value-type="float" office:value="2.36267725762" calcext:value-type="float">
            <text:p>2.36267725762</text:p>
          </table:table-cell>
          <table:table-cell office:value-type="float" office:value="28.0296232624" calcext:value-type="float">
            <text:p>28.0296232624</text:p>
          </table:table-cell>
          <table:table-cell/>
          <table:table-cell table:style-name="ce3" table:formula="of:=AVERAGE([.B9];[.B21];[.B33];[.B45];[.B57];[.B69];[.B81];[.B93];[.B105];[.B117];[.B129];[.B141];[.B153];[.B165];[.B177];[.B189];[.B201];[.B213];[.B225];[.B237])" office:value-type="float" office:value="16382.2267135004" calcext:value-type="float">
            <text:p>16382.2267135004</text:p>
          </table:table-cell>
          <table:table-cell table:style-name="ce3" table:formula="of:=AVERAGE([.C9];[.C21];[.C33];[.C45];[.C57];[.C69];[.C81];[.C93];[.C105];[.C117];[.C129];[.C141];[.C153];[.C165];[.C177];[.C189];[.C201];[.C213];[.C225];[.C237])" office:value-type="float" office:value="23866.9683915121" calcext:value-type="float">
            <text:p>23866.9683915121</text:p>
          </table:table-cell>
          <table:table-cell table:style-name="ce3" table:formula="of:=AVERAGE([.D9];[.D21];[.D33];[.D45];[.D57];[.D69];[.D81];[.D93];[.D105];[.D117];[.D129];[.D141];[.D153];[.D165];[.D177];[.D189];[.D201];[.D213];[.D225];[.D237])" office:value-type="float" office:value="14469.6812602256" calcext:value-type="float">
            <text:p>14469.6812602256</text:p>
          </table:table-cell>
          <table:table-cell/>
          <table:table-cell table:style-name="ce3" table:number-columns-repeated="3"/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967.9943922" calcext:value-type="float">
            <text:p>14967.9943922</text:p>
          </table:table-cell>
          <table:table-cell office:value-type="float" office:value="22.6165578731" calcext:value-type="float">
            <text:p>22.6165578731</text:p>
          </table:table-cell>
          <table:table-cell office:value-type="float" office:value="2.9946235083" calcext:value-type="float">
            <text:p>2.9946235083</text:p>
          </table:table-cell>
          <table:table-cell table:number-columns-repeated="2"/>
          <table:table-cell office:value-type="float" office:value="14967.9943922" calcext:value-type="float">
            <text:p>14967.9943922</text:p>
          </table:table-cell>
          <table:table-cell office:value-type="float" office:value="22.6165578731" calcext:value-type="float">
            <text:p>22.6165578731</text:p>
          </table:table-cell>
          <table:table-cell office:value-type="float" office:value="2.9946235083" calcext:value-type="float">
            <text:p>2.9946235083</text:p>
          </table:table-cell>
          <table:table-cell/>
          <table:table-cell table:style-name="ce3" table:formula="of:=AVERAGE([.B10];[.B22];[.B34];[.B46];[.B58];[.B70];[.B82];[.B94];[.B106];[.B118];[.B130];[.B142];[.B154];[.B166];[.B178];[.B190];[.B202];[.B214];[.B226];[.B238])" office:value-type="float" office:value="16313.3221984551" calcext:value-type="float">
            <text:p>16313.3221984551</text:p>
          </table:table-cell>
          <table:table-cell table:style-name="ce3" table:formula="of:=AVERAGE([.C10];[.C22];[.C34];[.C46];[.C58];[.C70];[.C82];[.C94];[.C106];[.C118];[.C130];[.C142];[.C154];[.C166];[.C178];[.C190];[.C202];[.C214];[.C226];[.C238])" office:value-type="float" office:value="35890.0816616881" calcext:value-type="float">
            <text:p>35890.0816616881</text:p>
          </table:table-cell>
          <table:table-cell table:style-name="ce3" table:formula="of:=AVERAGE([.D10];[.D22];[.D34];[.D46];[.D58];[.D70];[.D82];[.D94];[.D106];[.D118];[.D130];[.D142];[.D154];[.D166];[.D178];[.D190];[.D202];[.D214];[.D226];[.D238])" office:value-type="float" office:value="57407.2512949559" calcext:value-type="float">
            <text:p>57407.2512949559</text:p>
          </table:table-cell>
          <table:table-cell/>
          <table:table-cell table:style-name="ce3" table:number-columns-repeated="3"/>
          <table:table-cell table:number-columns-repeated="4"/>
        </table:table-row>
        <table:table-row table:style-name="ro1">
          <table:table-cell table:number-columns-repeated="10"/>
          <table:table-cell table:style-name="ce3" table:formula="of:=AVERAGE([.B11];[.B23];[.B35];[.B47];[.B59];[.B71];[.B83];[.B95];[.B107];[.B119];[.B131];[.B143];[.B155];[.B167];[.B179];[.B191];[.B203];[.B215];[.B227];[.B239])" office:value-type="float" office:value="54820.8527587607" calcext:value-type="float">
            <text:p>54820.8527587607</text:p>
          </table:table-cell>
          <table:table-cell table:style-name="ce3" table:formula="of:=AVERAGE([.C11];[.C23];[.C35];[.C47];[.C59];[.C71];[.C83];[.C95];[.C107];[.C119];[.C131];[.C143];[.C155];[.C167];[.C179];[.C191];[.C203];[.C215];[.C227];[.C239])" office:value-type="float" office:value="50718.9149188566" calcext:value-type="float">
            <text:p>50718.9149188566</text:p>
          </table:table-cell>
          <table:table-cell table:style-name="ce3" table:formula="of:=AVERAGE([.D11];[.D23];[.D35];[.D47];[.D59];[.D71];[.D83];[.D95];[.D107];[.D119];[.D131];[.D143];[.D155];[.D167];[.D179];[.D191];[.D203];[.D215];[.D227];[.D239])" office:value-type="float" office:value="22914.5932665887" calcext:value-type="float">
            <text:p>22914.5932665887</text:p>
          </table:table-cell>
          <table:table-cell/>
          <table:table-cell table:style-name="ce3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eparation1</text:p>
          </table:table-cell>
          <table:table-cell office:value-type="string" calcext:value-type="string">
            <text:p>separation2</text:p>
          </table:table-cell>
          <table:table-cell office:value-type="string" calcext:value-type="string">
            <text:p>separation3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6888.901409" calcext:value-type="float">
            <text:p>566888.901409</text:p>
          </table:table-cell>
          <table:table-cell office:value-type="float" office:value="524030.048351" calcext:value-type="float">
            <text:p>524030.048351</text:p>
          </table:table-cell>
          <table:table-cell office:value-type="float" office:value="1095156.18632" calcext:value-type="float">
            <text:p>1095156.18632</text:p>
          </table:table-cell>
          <table:table-cell table:number-columns-repeated="2"/>
          <table:table-cell office:value-type="float" office:value="566888.901409" calcext:value-type="float">
            <text:p>566888.901409</text:p>
          </table:table-cell>
          <table:table-cell office:value-type="float" office:value="524030.048351" calcext:value-type="float">
            <text:p>524030.048351</text:p>
          </table:table-cell>
          <table:table-cell office:value-type="float" office:value="1095156.18632" calcext:value-type="float">
            <text:p>1095156.18632</text:p>
          </table:table-cell>
          <table:table-cell/>
          <table:table-cell table:style-name="ce1" office:value-type="string" calcext:value-type="string" table:number-columns-spanned="3" table:number-rows-spanned="1">
            <text:p>Average Time</text:p>
          </table:table-cell>
          <table:covered-table-cell table:number-columns-repeated="2" table:style-name="ce4"/>
          <table:table-cell/>
          <table:table-cell table:style-name="ce1" office:value-type="string" calcext:value-type="string" table:number-columns-spanned="3" table:number-rows-spanned="1">
            <text:p>MIN Time</text:p>
          </table:table-cell>
          <table:covered-table-cell table:number-columns-repeated="2" table:style-name="ce4"/>
          <table:table-cell/>
          <table:table-cell table:style-name="ce1" office:value-type="string" calcext:value-type="string" table:number-columns-spanned="3" table:number-rows-spanned="1">
            <text:p>MAX Time</text:p>
          </table:table-cell>
          <table:covered-table-cell table:number-columns-repeated="2" table:style-name="ce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51.19715007" calcext:value-type="float">
            <text:p>8351.19715007</text:p>
          </table:table-cell>
          <table:table-cell office:value-type="float" office:value="373709.816004" calcext:value-type="float">
            <text:p>373709.816004</text:p>
          </table:table-cell>
          <table:table-cell office:value-type="float" office:value="9876.47082135" calcext:value-type="float">
            <text:p>9876.47082135</text:p>
          </table:table-cell>
          <table:table-cell table:number-columns-repeated="2"/>
          <table:table-cell office:value-type="float" office:value="8351.19715007" calcext:value-type="float">
            <text:p>8351.19715007</text:p>
          </table:table-cell>
          <table:table-cell office:value-type="float" office:value="373709.816004" calcext:value-type="float">
            <text:p>373709.816004</text:p>
          </table:table-cell>
          <table:table-cell office:value-type="float" office:value="9876.47082135" calcext:value-type="float">
            <text:p>9876.47082135</text:p>
          </table:table-cell>
          <table:table-cell/>
          <table:table-cell table:style-name="ce4" office:value-type="string" calcext:value-type="string">
            <text:p>kmeans</text:p>
          </table:table-cell>
          <table:table-cell table:style-name="ce4" office:value-type="string" calcext:value-type="string">
            <text:p>kmeans++</text:p>
          </table:table-cell>
          <table:table-cell table:style-name="ce4" office:value-type="string" calcext:value-type="string">
            <text:p>geokmeans</text:p>
          </table:table-cell>
          <table:table-cell/>
          <table:table-cell table:style-name="ce4" office:value-type="string" calcext:value-type="string">
            <text:p>kmeans</text:p>
          </table:table-cell>
          <table:table-cell table:style-name="ce4" office:value-type="string" calcext:value-type="string">
            <text:p>kmeans++</text:p>
          </table:table-cell>
          <table:table-cell table:style-name="ce4" office:value-type="string" calcext:value-type="string">
            <text:p>geokmeans</text:p>
          </table:table-cell>
          <table:table-cell/>
          <table:table-cell table:style-name="ce4" office:value-type="string" calcext:value-type="string">
            <text:p>kmeans</text:p>
          </table:table-cell>
          <table:table-cell table:style-name="ce4" office:value-type="string" calcext:value-type="string">
            <text:p>kmeans++</text:p>
          </table:table-cell>
          <table:table-cell table:style-name="ce4" office:value-type="string" calcext:value-type="string">
            <text:p>geokmean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86.52079911" calcext:value-type="float">
            <text:p>1786.52079911</text:p>
          </table:table-cell>
          <table:table-cell office:value-type="float" office:value="1818.41841345" calcext:value-type="float">
            <text:p>1818.41841345</text:p>
          </table:table-cell>
          <table:table-cell office:value-type="float" office:value="5008.23596565" calcext:value-type="float">
            <text:p>5008.23596565</text:p>
          </table:table-cell>
          <table:table-cell table:number-columns-repeated="2"/>
          <table:table-cell office:value-type="float" office:value="1786.52079911" calcext:value-type="float">
            <text:p>1786.52079911</text:p>
          </table:table-cell>
          <table:table-cell office:value-type="float" office:value="1818.41841345" calcext:value-type="float">
            <text:p>1818.41841345</text:p>
          </table:table-cell>
          <table:table-cell office:value-type="float" office:value="5008.23596565" calcext:value-type="float">
            <text:p>5008.23596565</text:p>
          </table:table-cell>
          <table:table-cell/>
          <table:table-cell table:style-name="ce3" table:formula="of:=AVERAGE([.G2];[.G14];[.G26];[.G38];[.G50];[.G62];[.G74];[.G86];[.G98];[.G110];[.G122];[.G134];[.G146];[.G158];[.G170];[.G182];[.G194];[.G206];[.G218];[.G230])" office:value-type="float" office:value="1241479.84871828" calcext:value-type="float">
            <text:p>1241479.84871828</text:p>
          </table:table-cell>
          <table:table-cell table:style-name="ce3" table:formula="of:=AVERAGE([.H2];[.H14];[.H26];[.H38];[.H50];[.H62];[.H74];[.H86];[.H98];[.H110];[.H122];[.H134];[.H146];[.H158];[.H170];[.H182];[.H194];[.H206];[.H218];[.H230])" office:value-type="float" office:value="980398.49138532" calcext:value-type="float">
            <text:p>980398.49138532</text:p>
          </table:table-cell>
          <table:table-cell table:style-name="ce3" table:formula="of:=AVERAGE([.I2];[.I14];[.I26];[.I38];[.I50];[.I62];[.I74];[.I86];[.I98];[.I110];[.I122];[.I134];[.I146];[.I158];[.I170];[.I182];[.I194];[.I206];[.I218];[.I230])" office:value-type="float" office:value="941133.2284803" calcext:value-type="float">
            <text:p>941133.2284803</text:p>
          </table:table-cell>
          <table:table-cell/>
          <table:table-cell table:style-name="ce3" table:formula="of:=MIN([.G2];[.G14];[.G26];[.G38];[.G50];[.G62];[.G74];[.G86];[.G98];[.G110];[.G122];[.G134];[.G146];[.G158];[.G170];[.G182];[.G194];[.G206];[.G218];[.G230])" office:value-type="float" office:value="62873.3047372" calcext:value-type="float">
            <text:p>62873.3047372</text:p>
          </table:table-cell>
          <table:table-cell table:style-name="ce3" table:formula="of:=MIN([.H2];[.H14];[.H26];[.H38];[.H50];[.H62];[.H74];[.H86];[.H98];[.H110];[.H122];[.H134];[.H146];[.H158];[.H170];[.H182];[.H194];[.H206];[.H218];[.H230])" office:value-type="float" office:value="62873.3047372" calcext:value-type="float">
            <text:p>62873.3047372</text:p>
          </table:table-cell>
          <table:table-cell table:style-name="ce3" table:formula="of:=MIN([.I2];[.I14];[.I26];[.I38];[.I50];[.I62];[.I74];[.I86];[.I98];[.I110];[.I122];[.I134];[.I146];[.I158];[.I170];[.I182];[.I194];[.I206];[.I218];[.I230])" office:value-type="float" office:value="158403.351505" calcext:value-type="float">
            <text:p>158403.351505</text:p>
          </table:table-cell>
          <table:table-cell/>
          <table:table-cell table:style-name="ce3" table:formula="of:=MAX([.G2];[.G14];[.G26];[.G38];[.G50];[.G62];[.G74];[.G86];[.G98];[.G110];[.G122];[.G134];[.G146];[.G158];[.G170];[.G182];[.G194];[.G206];[.G218];[.G230])" office:value-type="float" office:value="3429442.88683" calcext:value-type="float">
            <text:p>3429442.88683</text:p>
          </table:table-cell>
          <table:table-cell table:style-name="ce3" table:formula="of:=MAX([.H2];[.H14];[.H26];[.H38];[.H50];[.H62];[.H74];[.H86];[.H98];[.H110];[.H122];[.H134];[.H146];[.H158];[.H170];[.H182];[.H194];[.H206];[.H218];[.H230])" office:value-type="float" office:value="2052483.89172" calcext:value-type="float">
            <text:p>2052483.89172</text:p>
          </table:table-cell>
          <table:table-cell table:style-name="ce3" table:formula="of:=MAX([.I2];[.I14];[.I26];[.I38];[.I50];[.I62];[.I74];[.I86];[.I98];[.I110];[.I122];[.I134];[.I146];[.I158];[.I170];[.I182];[.I194];[.I206];[.I218];[.I230])" office:value-type="float" office:value="2052483.89172" calcext:value-type="float">
            <text:p>2052483.891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2801.7698202" calcext:value-type="float">
            <text:p>72801.7698202</text:p>
          </table:table-cell>
          <table:table-cell office:value-type="float" office:value="735.71732845" calcext:value-type="float">
            <text:p>735.71732845</text:p>
          </table:table-cell>
          <table:table-cell office:value-type="float" office:value="1607947.3034" calcext:value-type="float">
            <text:p>1607947.3034</text:p>
          </table:table-cell>
          <table:table-cell table:number-columns-repeated="2"/>
          <table:table-cell office:value-type="float" office:value="72801.7698202" calcext:value-type="float">
            <text:p>72801.7698202</text:p>
          </table:table-cell>
          <table:table-cell office:value-type="float" office:value="735.71732845" calcext:value-type="float">
            <text:p>735.71732845</text:p>
          </table:table-cell>
          <table:table-cell office:value-type="float" office:value="1607947.3034" calcext:value-type="float">
            <text:p>1607947.3034</text:p>
          </table:table-cell>
          <table:table-cell/>
          <table:table-cell table:style-name="ce3" table:formula="of:=AVERAGE([.G3];[.G15];[.G27];[.G39];[.G51];[.G63];[.G75];[.G87];[.G99];[.G111];[.G123];[.G135];[.G147];[.G159];[.G171];[.G183];[.G195];[.G207];[.G219];[.G231])" office:value-type="float" office:value="239080.836278667" calcext:value-type="float">
            <text:p>239080.836278667</text:p>
          </table:table-cell>
          <table:table-cell table:style-name="ce3" table:formula="of:=AVERAGE([.H3];[.H15];[.H27];[.H39];[.H51];[.H63];[.H75];[.H87];[.H99];[.H111];[.H123];[.H135];[.H147];[.H159];[.H171];[.H183];[.H195];[.H207];[.H219];[.H231])" office:value-type="float" office:value="157049.861997532" calcext:value-type="float">
            <text:p>157049.861997532</text:p>
          </table:table-cell>
          <table:table-cell table:style-name="ce3" table:formula="of:=AVERAGE([.I3];[.I15];[.I27];[.I39];[.I51];[.I63];[.I75];[.I87];[.I99];[.I111];[.I123];[.I135];[.I147];[.I159];[.I171];[.I183];[.I195];[.I207];[.I219];[.I231])" office:value-type="float" office:value="118600.049546708" calcext:value-type="float">
            <text:p>118600.049546708</text:p>
          </table:table-cell>
          <table:table-cell/>
          <table:table-cell table:style-name="ce3" table:formula="of:=MIN([.G3];[.G15];[.G27];[.G39];[.G51];[.G63];[.G75];[.G87];[.G99];[.G111];[.G123];[.G135];[.G147];[.G159];[.G171];[.G183];[.G195];[.G207];[.G219];[.G231])" office:value-type="float" office:value="8351.19715007" calcext:value-type="float">
            <text:p>8351.19715007</text:p>
          </table:table-cell>
          <table:table-cell table:style-name="ce3" table:formula="of:=MIN([.H3];[.H15];[.H27];[.H39];[.H51];[.H63];[.H75];[.H87];[.H99];[.H111];[.H123];[.H135];[.H147];[.H159];[.H171];[.H183];[.H195];[.H207];[.H219];[.H231])" office:value-type="float" office:value="810.104282231" calcext:value-type="float">
            <text:p>810.104282231</text:p>
          </table:table-cell>
          <table:table-cell table:style-name="ce3" table:formula="of:=MIN([.I3];[.I15];[.I27];[.I39];[.I51];[.I63];[.I75];[.I87];[.I99];[.I111];[.I123];[.I135];[.I147];[.I159];[.I171];[.I183];[.I195];[.I207];[.I219];[.I231])" office:value-type="float" office:value="1327.90151183" calcext:value-type="float">
            <text:p>1327.90151183</text:p>
          </table:table-cell>
          <table:table-cell/>
          <table:table-cell table:style-name="ce3" table:formula="of:=MAX([.G3];[.G15];[.G27];[.G39];[.G51];[.G63];[.G75];[.G87];[.G99];[.G111];[.G123];[.G135];[.G147];[.G159];[.G171];[.G183];[.G195];[.G207];[.G219];[.G231])" office:value-type="float" office:value="691830.822666" calcext:value-type="float">
            <text:p>691830.822666</text:p>
          </table:table-cell>
          <table:table-cell table:style-name="ce3" table:formula="of:=MAX([.H3];[.H15];[.H27];[.H39];[.H51];[.H63];[.H75];[.H87];[.H99];[.H111];[.H123];[.H135];[.H147];[.H159];[.H171];[.H183];[.H195];[.H207];[.H219];[.H231])" office:value-type="float" office:value="373709.816004" calcext:value-type="float">
            <text:p>373709.816004</text:p>
          </table:table-cell>
          <table:table-cell table:style-name="ce3" table:formula="of:=MAX([.I3];[.I15];[.I27];[.I39];[.I51];[.I63];[.I75];[.I87];[.I99];[.I111];[.I123];[.I135];[.I147];[.I159];[.I171];[.I183];[.I195];[.I207];[.I219];[.I231])" office:value-type="float" office:value="691830.822666" calcext:value-type="float">
            <text:p>691830.8226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.3192465001" calcext:value-type="float">
            <text:p>90.3192465001</text:p>
          </table:table-cell>
          <table:table-cell office:value-type="float" office:value="6040.97506676" calcext:value-type="float">
            <text:p>6040.97506676</text:p>
          </table:table-cell>
          <table:table-cell office:value-type="float" office:value="63078.2955404" calcext:value-type="float">
            <text:p>63078.2955404</text:p>
          </table:table-cell>
          <table:table-cell table:number-columns-repeated="2"/>
          <table:table-cell office:value-type="float" office:value="90.3192465001" calcext:value-type="float">
            <text:p>90.3192465001</text:p>
          </table:table-cell>
          <table:table-cell office:value-type="float" office:value="6040.97506676" calcext:value-type="float">
            <text:p>6040.97506676</text:p>
          </table:table-cell>
          <table:table-cell office:value-type="float" office:value="63078.2955404" calcext:value-type="float">
            <text:p>63078.2955404</text:p>
          </table:table-cell>
          <table:table-cell/>
          <table:table-cell table:style-name="ce3" table:formula="of:=AVERAGE([.G4];[.G16];[.G28];[.G40];[.G52];[.G64];[.G76];[.G88];[.G100];[.G112];[.G124];[.G136];[.G148];[.G160];[.G172];[.G184];[.G196];[.G208];[.G220];[.G232])" office:value-type="float" office:value="109707.066063236" calcext:value-type="float">
            <text:p>109707.066063236</text:p>
          </table:table-cell>
          <table:table-cell table:style-name="ce3" table:formula="of:=AVERAGE([.H4];[.H16];[.H28];[.H40];[.H52];[.H64];[.H76];[.H88];[.H100];[.H112];[.H124];[.H136];[.H148];[.H160];[.H172];[.H184];[.H196];[.H208];[.H220];[.H232])" office:value-type="float" office:value="75686.2399149136" calcext:value-type="float">
            <text:p>75686.2399149136</text:p>
          </table:table-cell>
          <table:table-cell table:style-name="ce3" table:formula="of:=AVERAGE([.I4];[.I16];[.I28];[.I40];[.I52];[.I64];[.I76];[.I88];[.I100];[.I112];[.I124];[.I136];[.I148];[.I160];[.I172];[.I184];[.I196];[.I208];[.I220];[.I232])" office:value-type="float" office:value="73133.93394997" calcext:value-type="float">
            <text:p>73133.93394997</text:p>
          </table:table-cell>
          <table:table-cell/>
          <table:table-cell table:style-name="ce3" table:formula="of:=MIN([.G4];[.G16];[.G28];[.G40];[.G52];[.G64];[.G76];[.G88];[.G100];[.G112];[.G124];[.G136];[.G148];[.G160];[.G172];[.G184];[.G196];[.G208];[.G220];[.G232])" office:value-type="float" office:value="1035.92051873" calcext:value-type="float">
            <text:p>1035.92051873</text:p>
          </table:table-cell>
          <table:table-cell table:style-name="ce3" table:formula="of:=MIN([.H4];[.H16];[.H28];[.H40];[.H52];[.H64];[.H76];[.H88];[.H100];[.H112];[.H124];[.H136];[.H148];[.H160];[.H172];[.H184];[.H196];[.H208];[.H220];[.H232])" office:value-type="float" office:value="539.464439416" calcext:value-type="float">
            <text:p>539.464439416</text:p>
          </table:table-cell>
          <table:table-cell table:style-name="ce3" table:formula="of:=MIN([.I4];[.I16];[.I28];[.I40];[.I52];[.I64];[.I76];[.I88];[.I100];[.I112];[.I124];[.I136];[.I148];[.I160];[.I172];[.I184];[.I196];[.I208];[.I220];[.I232])" office:value-type="float" office:value="1327.90151183" calcext:value-type="float">
            <text:p>1327.90151183</text:p>
          </table:table-cell>
          <table:table-cell/>
          <table:table-cell table:style-name="ce3" table:formula="of:=MAX([.G4];[.G16];[.G28];[.G40];[.G52];[.G64];[.G76];[.G88];[.G100];[.G112];[.G124];[.G136];[.G148];[.G160];[.G172];[.G184];[.G196];[.G208];[.G220];[.G232])" office:value-type="float" office:value="472606.22518" calcext:value-type="float">
            <text:p>472606.22518</text:p>
          </table:table-cell>
          <table:table-cell table:style-name="ce3" table:formula="of:=MAX([.H4];[.H16];[.H28];[.H40];[.H52];[.H64];[.H76];[.H88];[.H100];[.H112];[.H124];[.H136];[.H148];[.H160];[.H172];[.H184];[.H196];[.H208];[.H220];[.H232])" office:value-type="float" office:value="527483.678417" calcext:value-type="float">
            <text:p>527483.678417</text:p>
          </table:table-cell>
          <table:table-cell table:style-name="ce3" table:formula="of:=MAX([.I4];[.I16];[.I28];[.I40];[.I52];[.I64];[.I76];[.I88];[.I100];[.I112];[.I124];[.I136];[.I148];[.I160];[.I172];[.I184];[.I196];[.I208];[.I220];[.I232])" office:value-type="float" office:value="204029.887932" calcext:value-type="float">
            <text:p>204029.8879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0.482141659" calcext:value-type="float">
            <text:p>400.482141659</text:p>
          </table:table-cell>
          <table:table-cell office:value-type="float" office:value="112581.650483" calcext:value-type="float">
            <text:p>112581.650483</text:p>
          </table:table-cell>
          <table:table-cell office:value-type="float" office:value="10484.1834172" calcext:value-type="float">
            <text:p>10484.1834172</text:p>
          </table:table-cell>
          <table:table-cell table:number-columns-repeated="2"/>
          <table:table-cell office:value-type="float" office:value="400.482141659" calcext:value-type="float">
            <text:p>400.482141659</text:p>
          </table:table-cell>
          <table:table-cell office:value-type="float" office:value="112581.650483" calcext:value-type="float">
            <text:p>112581.650483</text:p>
          </table:table-cell>
          <table:table-cell office:value-type="float" office:value="10484.1834172" calcext:value-type="float">
            <text:p>10484.1834172</text:p>
          </table:table-cell>
          <table:table-cell/>
          <table:table-cell table:style-name="ce3" table:formula="of:=AVERAGE([.G5];[.G17];[.G29];[.G41];[.G53];[.G65];[.G77];[.G89];[.G101];[.G113];[.G125];[.G137];[.G149];[.G161];[.G173];[.G185];[.G197];[.G209];[.G221];[.G233])" office:value-type="float" office:value="30584.7186850164" calcext:value-type="float">
            <text:p>30584.7186850164</text:p>
          </table:table-cell>
          <table:table-cell table:style-name="ce3" table:formula="of:=AVERAGE([.H5];[.H17];[.H29];[.H41];[.H53];[.H65];[.H77];[.H89];[.H101];[.H113];[.H125];[.H137];[.H149];[.H161];[.H173];[.H185];[.H197];[.H209];[.H221];[.H233])" office:value-type="float" office:value="100621.464215281" calcext:value-type="float">
            <text:p>100621.464215281</text:p>
          </table:table-cell>
          <table:table-cell table:style-name="ce3" table:formula="of:=AVERAGE([.I5];[.I17];[.I29];[.I41];[.I53];[.I65];[.I77];[.I89];[.I101];[.I113];[.I125];[.I137];[.I149];[.I161];[.I173];[.I185];[.I197];[.I209];[.I221];[.I233])" office:value-type="float" office:value="296270.235636397" calcext:value-type="float">
            <text:p>296270.235636397</text:p>
          </table:table-cell>
          <table:table-cell/>
          <table:table-cell table:style-name="ce3" table:formula="of:=MIN([.G5];[.G17];[.G29];[.G41];[.G53];[.G65];[.G77];[.G89];[.G101];[.G113];[.G125];[.G137];[.G149];[.G161];[.G173];[.G185];[.G197];[.G209];[.G221];[.G233])" office:value-type="float" office:value="267.401250273" calcext:value-type="float">
            <text:p>267.401250273</text:p>
          </table:table-cell>
          <table:table-cell table:style-name="ce3" table:formula="of:=MIN([.H5];[.H17];[.H29];[.H41];[.H53];[.H65];[.H77];[.H89];[.H101];[.H113];[.H125];[.H137];[.H149];[.H161];[.H173];[.H185];[.H197];[.H209];[.H221];[.H233])" office:value-type="float" office:value="251.168565993" calcext:value-type="float">
            <text:p>251.168565993</text:p>
          </table:table-cell>
          <table:table-cell table:style-name="ce3" table:formula="of:=MIN([.I5];[.I17];[.I29];[.I41];[.I53];[.I65];[.I77];[.I89];[.I101];[.I113];[.I125];[.I137];[.I149];[.I161];[.I173];[.I185];[.I197];[.I209];[.I221];[.I233])" office:value-type="float" office:value="161.213304602" calcext:value-type="float">
            <text:p>161.213304602</text:p>
          </table:table-cell>
          <table:table-cell/>
          <table:table-cell table:style-name="ce3" table:formula="of:=MAX([.G5];[.G17];[.G29];[.G41];[.G53];[.G65];[.G77];[.G89];[.G101];[.G113];[.G125];[.G137];[.G149];[.G161];[.G173];[.G185];[.G197];[.G209];[.G221];[.G233])" office:value-type="float" office:value="204029.887932" calcext:value-type="float">
            <text:p>204029.887932</text:p>
          </table:table-cell>
          <table:table-cell table:style-name="ce3" table:formula="of:=MAX([.H5];[.H17];[.H29];[.H41];[.H53];[.H65];[.H77];[.H89];[.H101];[.H113];[.H125];[.H137];[.H149];[.H161];[.H173];[.H185];[.H197];[.H209];[.H221];[.H233])" office:value-type="float" office:value="691830.822666" calcext:value-type="float">
            <text:p>691830.822666</text:p>
          </table:table-cell>
          <table:table-cell table:style-name="ce3" table:formula="of:=MAX([.I5];[.I17];[.I29];[.I41];[.I53];[.I65];[.I77];[.I89];[.I101];[.I113];[.I125];[.I137];[.I149];[.I161];[.I173];[.I185];[.I197];[.I209];[.I221];[.I233])" office:value-type="float" office:value="1607947.3034" calcext:value-type="float">
            <text:p>1607947.303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2.9252591341" calcext:value-type="float">
            <text:p>32.9252591341</text:p>
          </table:table-cell>
          <table:table-cell office:value-type="float" office:value="13.1074224096" calcext:value-type="float">
            <text:p>13.1074224096</text:p>
          </table:table-cell>
          <table:table-cell office:value-type="float" office:value="45.7042238112" calcext:value-type="float">
            <text:p>45.7042238112</text:p>
          </table:table-cell>
          <table:table-cell table:number-columns-repeated="2"/>
          <table:table-cell office:value-type="float" office:value="32.9252591341" calcext:value-type="float">
            <text:p>32.9252591341</text:p>
          </table:table-cell>
          <table:table-cell office:value-type="float" office:value="13.1074224096" calcext:value-type="float">
            <text:p>13.1074224096</text:p>
          </table:table-cell>
          <table:table-cell office:value-type="float" office:value="45.7042238112" calcext:value-type="float">
            <text:p>45.7042238112</text:p>
          </table:table-cell>
          <table:table-cell/>
          <table:table-cell table:style-name="ce3" table:formula="of:=AVERAGE([.G6];[.G18];[.G30];[.G42];[.G54];[.G66];[.G78];[.G90];[.G102];[.G114];[.G126];[.G138];[.G150];[.G162];[.G174];[.G186];[.G198];[.G210];[.G222];[.G234])" office:value-type="float" office:value="55197.52835208" calcext:value-type="float">
            <text:p>55197.52835208</text:p>
          </table:table-cell>
          <table:table-cell table:style-name="ce3" table:formula="of:=AVERAGE([.H6];[.H18];[.H30];[.H42];[.H54];[.H66];[.H78];[.H90];[.H102];[.H114];[.H126];[.H138];[.H150];[.H162];[.H174];[.H186];[.H198];[.H210];[.H222];[.H234])" office:value-type="float" office:value="4621.61940056753" calcext:value-type="float">
            <text:p>4621.61940056753</text:p>
          </table:table-cell>
          <table:table-cell table:style-name="ce3" table:formula="of:=AVERAGE([.I6];[.I18];[.I30];[.I42];[.I54];[.I66];[.I78];[.I90];[.I102];[.I114];[.I126];[.I138];[.I150];[.I162];[.I174];[.I186];[.I198];[.I210];[.I222];[.I234])" office:value-type="float" office:value="39511.357482846" calcext:value-type="float">
            <text:p>39511.357482846</text:p>
          </table:table-cell>
          <table:table-cell/>
          <table:table-cell table:style-name="ce3" table:formula="of:=MIN([.G6];[.G18];[.G30];[.G42];[.G54];[.G66];[.G78];[.G90];[.G102];[.G114];[.G126];[.G138];[.G150];[.G162];[.G174];[.G186];[.G198];[.G210];[.G222];[.G234])" office:value-type="float" office:value="90.3192465001" calcext:value-type="float">
            <text:p>90.3192465001</text:p>
          </table:table-cell>
          <table:table-cell table:style-name="ce3" table:formula="of:=MIN([.H6];[.H18];[.H30];[.H42];[.H54];[.H66];[.H78];[.H90];[.H102];[.H114];[.H126];[.H138];[.H150];[.H162];[.H174];[.H186];[.H198];[.H210];[.H222];[.H234])" office:value-type="float" office:value="79.6319020013" calcext:value-type="float">
            <text:p>79.6319020013</text:p>
          </table:table-cell>
          <table:table-cell table:style-name="ce3" table:formula="of:=MIN([.I6];[.I18];[.I30];[.I42];[.I54];[.I66];[.I78];[.I90];[.I102];[.I114];[.I126];[.I138];[.I150];[.I162];[.I174];[.I186];[.I198];[.I210];[.I222];[.I234])" office:value-type="float" office:value="191.704254691" calcext:value-type="float">
            <text:p>191.704254691</text:p>
          </table:table-cell>
          <table:table-cell/>
          <table:table-cell table:style-name="ce3" table:formula="of:=MAX([.G6];[.G18];[.G30];[.G42];[.G54];[.G66];[.G78];[.G90];[.G102];[.G114];[.G126];[.G138];[.G150];[.G162];[.G174];[.G186];[.G198];[.G210];[.G222];[.G234])" office:value-type="float" office:value="321328.940962" calcext:value-type="float">
            <text:p>321328.940962</text:p>
          </table:table-cell>
          <table:table-cell table:style-name="ce3" table:formula="of:=MAX([.H6];[.H18];[.H30];[.H42];[.H54];[.H66];[.H78];[.H90];[.H102];[.H114];[.H126];[.H138];[.H150];[.H162];[.H174];[.H186];[.H198];[.H210];[.H222];[.H234])" office:value-type="float" office:value="26838.5111513" calcext:value-type="float">
            <text:p>26838.5111513</text:p>
          </table:table-cell>
          <table:table-cell table:style-name="ce3" table:formula="of:=MAX([.I6];[.I18];[.I30];[.I42];[.I54];[.I66];[.I78];[.I90];[.I102];[.I114];[.I126];[.I138];[.I150];[.I162];[.I174];[.I186];[.I198];[.I210];[.I222];[.I234])" office:value-type="float" office:value="322382.887375" calcext:value-type="float">
            <text:p>322382.8873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9.338887236" calcext:value-type="float">
            <text:p>129.338887236</text:p>
          </table:table-cell>
          <table:table-cell office:value-type="float" office:value="5.29951602274" calcext:value-type="float">
            <text:p>5.29951602274</text:p>
          </table:table-cell>
          <table:table-cell office:value-type="float" office:value="7.35858068822" calcext:value-type="float">
            <text:p>7.35858068822</text:p>
          </table:table-cell>
          <table:table-cell table:number-columns-repeated="2"/>
          <table:table-cell office:value-type="float" office:value="129.338887236" calcext:value-type="float">
            <text:p>129.338887236</text:p>
          </table:table-cell>
          <table:table-cell office:value-type="float" office:value="5.29951602274" calcext:value-type="float">
            <text:p>5.29951602274</text:p>
          </table:table-cell>
          <table:table-cell office:value-type="float" office:value="7.35858068822" calcext:value-type="float">
            <text:p>7.35858068822</text:p>
          </table:table-cell>
          <table:table-cell/>
          <table:table-cell table:style-name="ce3" table:formula="of:=AVERAGE([.G7];[.G19];[.G31];[.G43];[.G55];[.G67];[.G79];[.G91];[.G103];[.G115];[.G127];[.G139];[.G151];[.G163];[.G175];[.G187];[.G199];[.G211];[.G223];[.G235])" office:value-type="float" office:value="29406.6916636611" calcext:value-type="float">
            <text:p>29406.6916636611</text:p>
          </table:table-cell>
          <table:table-cell table:style-name="ce3" table:formula="of:=AVERAGE([.H7];[.H19];[.H31];[.H43];[.H55];[.H67];[.H79];[.H91];[.H103];[.H115];[.H127];[.H139];[.H151];[.H163];[.H175];[.H187];[.H199];[.H211];[.H223];[.H235])" office:value-type="float" office:value="59737.3278999191" calcext:value-type="float">
            <text:p>59737.3278999191</text:p>
          </table:table-cell>
          <table:table-cell table:style-name="ce3" table:formula="of:=AVERAGE([.I7];[.I19];[.I31];[.I43];[.I55];[.I67];[.I79];[.I91];[.I103];[.I115];[.I127];[.I139];[.I151];[.I163];[.I175];[.I187];[.I199];[.I211];[.I223];[.I235])" office:value-type="float" office:value="9366.09164577602" calcext:value-type="float">
            <text:p>9366.09164577602</text:p>
          </table:table-cell>
          <table:table-cell/>
          <table:table-cell table:style-name="ce3" table:formula="of:=MIN([.G7];[.G19];[.G31];[.G43];[.G55];[.G67];[.G79];[.G91];[.G103];[.G115];[.G127];[.G139];[.G151];[.G163];[.G175];[.G187];[.G199];[.G211];[.G223];[.G235])" office:value-type="float" office:value="10.208676842" calcext:value-type="float">
            <text:p>10.208676842</text:p>
          </table:table-cell>
          <table:table-cell table:style-name="ce3" table:formula="of:=MIN([.H7];[.H19];[.H31];[.H43];[.H55];[.H67];[.H79];[.H91];[.H103];[.H115];[.H127];[.H139];[.H151];[.H163];[.H175];[.H187];[.H199];[.H211];[.H223];[.H235])" office:value-type="float" office:value="84.2895955298" calcext:value-type="float">
            <text:p>84.2895955298</text:p>
          </table:table-cell>
          <table:table-cell table:style-name="ce3" table:formula="of:=MIN([.I7];[.I19];[.I31];[.I43];[.I55];[.I67];[.I79];[.I91];[.I103];[.I115];[.I127];[.I139];[.I151];[.I163];[.I175];[.I187];[.I199];[.I211];[.I223];[.I235])" office:value-type="float" office:value="4.46919748583" calcext:value-type="float">
            <text:p>4.46919748583</text:p>
          </table:table-cell>
          <table:table-cell/>
          <table:table-cell table:style-name="ce3" table:formula="of:=MAX([.G7];[.G19];[.G31];[.G43];[.G55];[.G67];[.G79];[.G91];[.G103];[.G115];[.G127];[.G139];[.G151];[.G163];[.G175];[.G187];[.G199];[.G211];[.G223];[.G235])" office:value-type="float" office:value="139463.877755" calcext:value-type="float">
            <text:p>139463.877755</text:p>
          </table:table-cell>
          <table:table-cell table:style-name="ce3" table:formula="of:=MAX([.H7];[.H19];[.H31];[.H43];[.H55];[.H67];[.H79];[.H91];[.H103];[.H115];[.H127];[.H139];[.H151];[.H163];[.H175];[.H187];[.H199];[.H211];[.H223];[.H235])" office:value-type="float" office:value="201672.620699" calcext:value-type="float">
            <text:p>201672.620699</text:p>
          </table:table-cell>
          <table:table-cell table:style-name="ce3" table:formula="of:=MAX([.I7];[.I19];[.I31];[.I43];[.I55];[.I67];[.I79];[.I91];[.I103];[.I115];[.I127];[.I139];[.I151];[.I163];[.I175];[.I187];[.I199];[.I211];[.I223];[.I235])" office:value-type="float" office:value="33507.858327" calcext:value-type="float">
            <text:p>33507.85832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.25608446918" calcext:value-type="float">
            <text:p>7.25608446918</text:p>
          </table:table-cell>
          <table:table-cell office:value-type="float" office:value="37.5474003628" calcext:value-type="float">
            <text:p>37.5474003628</text:p>
          </table:table-cell>
          <table:table-cell office:value-type="float" office:value="322382.887375" calcext:value-type="float">
            <text:p>322382.887375</text:p>
          </table:table-cell>
          <table:table-cell table:number-columns-repeated="2"/>
          <table:table-cell office:value-type="float" office:value="7.25608446918" calcext:value-type="float">
            <text:p>7.25608446918</text:p>
          </table:table-cell>
          <table:table-cell office:value-type="float" office:value="37.5474003628" calcext:value-type="float">
            <text:p>37.5474003628</text:p>
          </table:table-cell>
          <table:table-cell office:value-type="float" office:value="322382.887375" calcext:value-type="float">
            <text:p>322382.887375</text:p>
          </table:table-cell>
          <table:table-cell/>
          <table:table-cell table:style-name="ce3" table:formula="of:=AVERAGE([.G8];[.G20];[.G32];[.G44];[.G56];[.G68];[.G80];[.G92];[.G104];[.G116];[.G128];[.G140];[.G152];[.G164];[.G176];[.G188];[.G200];[.G212];[.G224];[.G236])" office:value-type="float" office:value="3790.97400269436" calcext:value-type="float">
            <text:p>3790.97400269436</text:p>
          </table:table-cell>
          <table:table-cell table:style-name="ce3" table:formula="of:=AVERAGE([.H8];[.H20];[.H32];[.H44];[.H56];[.H68];[.H80];[.H92];[.H104];[.H116];[.H128];[.H140];[.H152];[.H164];[.H176];[.H188];[.H200];[.H212];[.H224];[.H236])" office:value-type="float" office:value="22784.6253153097" calcext:value-type="float">
            <text:p>22784.6253153097</text:p>
          </table:table-cell>
          <table:table-cell table:style-name="ce3" table:formula="of:=AVERAGE([.I8];[.I20];[.I32];[.I44];[.I56];[.I68];[.I80];[.I92];[.I104];[.I116];[.I128];[.I140];[.I152];[.I164];[.I176];[.I188];[.I200];[.I212];[.I224];[.I236])" office:value-type="float" office:value="15327.4393211035" calcext:value-type="float">
            <text:p>15327.4393211035</text:p>
          </table:table-cell>
          <table:table-cell/>
          <table:table-cell table:style-name="ce3" table:formula="of:=MIN([.G8];[.G20];[.G32];[.G44];[.G56];[.G68];[.G80];[.G92];[.G104];[.G116];[.G128];[.G140];[.G152];[.G164];[.G176];[.G188];[.G200];[.G212];[.G224];[.G236])" office:value-type="float" office:value="1.21696170866" calcext:value-type="float">
            <text:p>1.21696170866</text:p>
          </table:table-cell>
          <table:table-cell table:style-name="ce3" table:formula="of:=MIN([.H8];[.H20];[.H32];[.H44];[.H56];[.H68];[.H80];[.H92];[.H104];[.H116];[.H128];[.H140];[.H152];[.H164];[.H176];[.H188];[.H200];[.H212];[.H224];[.H236])" office:value-type="float" office:value="8.20926052902" calcext:value-type="float">
            <text:p>8.20926052902</text:p>
          </table:table-cell>
          <table:table-cell table:style-name="ce3" table:formula="of:=MIN([.I8];[.I20];[.I32];[.I44];[.I56];[.I68];[.I80];[.I92];[.I104];[.I116];[.I128];[.I140];[.I152];[.I164];[.I176];[.I188];[.I200];[.I212];[.I224];[.I236])" office:value-type="float" office:value="18.3556994253" calcext:value-type="float">
            <text:p>18.3556994253</text:p>
          </table:table-cell>
          <table:table-cell/>
          <table:table-cell table:style-name="ce3" table:formula="of:=MAX([.G8];[.G20];[.G32];[.G44];[.G56];[.G68];[.G80];[.G92];[.G104];[.G116];[.G128];[.G140];[.G152];[.G164];[.G176];[.G188];[.G200];[.G212];[.G224];[.G236])" office:value-type="float" office:value="25261.1212722" calcext:value-type="float">
            <text:p>25261.1212722</text:p>
          </table:table-cell>
          <table:table-cell table:style-name="ce3" table:formula="of:=MAX([.H8];[.H20];[.H32];[.H44];[.H56];[.H68];[.H80];[.H92];[.H104];[.H116];[.H128];[.H140];[.H152];[.H164];[.H176];[.H188];[.H200];[.H212];[.H224];[.H236])" office:value-type="float" office:value="128698.011899" calcext:value-type="float">
            <text:p>128698.011899</text:p>
          </table:table-cell>
          <table:table-cell table:style-name="ce3" table:formula="of:=MAX([.I8];[.I20];[.I32];[.I44];[.I56];[.I68];[.I80];[.I92];[.I104];[.I116];[.I128];[.I140];[.I152];[.I164];[.I176];[.I188];[.I200];[.I212];[.I224];[.I236])" office:value-type="float" office:value="112581.650483" calcext:value-type="float">
            <text:p>112581.6504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48562053368" calcext:value-type="float">
            <text:p>3.48562053368</text:p>
          </table:table-cell>
          <table:table-cell office:value-type="float" office:value="15.3862230443" calcext:value-type="float">
            <text:p>15.3862230443</text:p>
          </table:table-cell>
          <table:table-cell office:value-type="float" office:value="10.2066654287" calcext:value-type="float">
            <text:p>10.2066654287</text:p>
          </table:table-cell>
          <table:table-cell table:number-columns-repeated="2"/>
          <table:table-cell office:value-type="float" office:value="3.48562053368" calcext:value-type="float">
            <text:p>3.48562053368</text:p>
          </table:table-cell>
          <table:table-cell office:value-type="float" office:value="15.3862230443" calcext:value-type="float">
            <text:p>15.3862230443</text:p>
          </table:table-cell>
          <table:table-cell office:value-type="float" office:value="10.2066654287" calcext:value-type="float">
            <text:p>10.2066654287</text:p>
          </table:table-cell>
          <table:table-cell/>
          <table:table-cell table:style-name="ce3" table:formula="of:=AVERAGE([.G9];[.G21];[.G33];[.G45];[.G57];[.G69];[.G81];[.G93];[.G105];[.G117];[.G129];[.G141];[.G153];[.G165];[.G177];[.G189];[.G201];[.G213];[.G225];[.G237])" office:value-type="float" office:value="16382.2267135004" calcext:value-type="float">
            <text:p>16382.2267135004</text:p>
          </table:table-cell>
          <table:table-cell table:style-name="ce3" table:formula="of:=AVERAGE([.H9];[.H21];[.H33];[.H45];[.H57];[.H69];[.H81];[.H93];[.H105];[.H117];[.H129];[.H141];[.H153];[.H165];[.H177];[.H189];[.H201];[.H213];[.H225];[.H237])" office:value-type="float" office:value="23866.9683915121" calcext:value-type="float">
            <text:p>23866.9683915121</text:p>
          </table:table-cell>
          <table:table-cell table:style-name="ce3" table:formula="of:=AVERAGE([.I9];[.I21];[.I33];[.I45];[.I57];[.I69];[.I81];[.I93];[.I105];[.I117];[.I129];[.I141];[.I153];[.I165];[.I177];[.I189];[.I201];[.I213];[.I225];[.I237])" office:value-type="float" office:value="14469.6812602256" calcext:value-type="float">
            <text:p>14469.6812602256</text:p>
          </table:table-cell>
          <table:table-cell/>
          <table:table-cell table:style-name="ce3" table:formula="of:=MIN([.G9];[.G21];[.G33];[.G45];[.G57];[.G69];[.G81];[.G93];[.G105];[.G117];[.G129];[.G141];[.G153];[.G165];[.G177];[.G189];[.G201];[.G213];[.G225];[.G237])" office:value-type="float" office:value="4.10041932294" calcext:value-type="float">
            <text:p>4.10041932294</text:p>
          </table:table-cell>
          <table:table-cell table:style-name="ce3" table:formula="of:=MIN([.H9];[.H21];[.H33];[.H45];[.H57];[.H69];[.H81];[.H93];[.H105];[.H117];[.H129];[.H141];[.H153];[.H165];[.H177];[.H189];[.H201];[.H213];[.H225];[.H237])" office:value-type="float" office:value="2.68285544308" calcext:value-type="float">
            <text:p>2.68285544308</text:p>
          </table:table-cell>
          <table:table-cell table:style-name="ce3" table:formula="of:=MIN([.I9];[.I21];[.I33];[.I45];[.I57];[.I69];[.I81];[.I93];[.I105];[.I117];[.I129];[.I141];[.I153];[.I165];[.I177];[.I189];[.I201];[.I213];[.I225];[.I237])" office:value-type="float" office:value="7.35858068822" calcext:value-type="float">
            <text:p>7.35858068822</text:p>
          </table:table-cell>
          <table:table-cell/>
          <table:table-cell table:style-name="ce3" table:formula="of:=MAX([.G9];[.G21];[.G33];[.G45];[.G57];[.G69];[.G81];[.G93];[.G105];[.G117];[.G129];[.G141];[.G153];[.G165];[.G177];[.G189];[.G201];[.G213];[.G225];[.G237])" office:value-type="float" office:value="93353.2942079" calcext:value-type="float">
            <text:p>93353.2942079</text:p>
          </table:table-cell>
          <table:table-cell table:style-name="ce3" table:formula="of:=MAX([.H9];[.H21];[.H33];[.H45];[.H57];[.H69];[.H81];[.H93];[.H105];[.H117];[.H129];[.H141];[.H153];[.H165];[.H177];[.H189];[.H201];[.H213];[.H225];[.H237])" office:value-type="float" office:value="200681.510675" calcext:value-type="float">
            <text:p>200681.510675</text:p>
          </table:table-cell>
          <table:table-cell table:style-name="ce3" table:formula="of:=MAX([.I9];[.I21];[.I33];[.I45];[.I57];[.I69];[.I81];[.I93];[.I105];[.I117];[.I129];[.I141];[.I153];[.I165];[.I177];[.I189];[.I201];[.I213];[.I225];[.I237])" office:value-type="float" office:value="91318.7511952" calcext:value-type="float">
            <text:p>91318.7511952</text:p>
          </table:table-cell>
        </table:table-row>
        <table:table-row table:style-name="ro1">
          <table:table-cell table:number-columns-repeated="10"/>
          <table:table-cell table:style-name="ce3" table:formula="of:=AVERAGE([.G10];[.G22];[.G34];[.G46];[.G58];[.G70];[.G82];[.G94];[.G106];[.G118];[.G130];[.G142];[.G154];[.G166];[.G178];[.G190];[.G202];[.G214];[.G226];[.G238])" office:value-type="float" office:value="16313.3221984551" calcext:value-type="float">
            <text:p>16313.3221984551</text:p>
          </table:table-cell>
          <table:table-cell table:style-name="ce3" table:formula="of:=AVERAGE([.H10];[.H22];[.H34];[.H46];[.H58];[.H70];[.H82];[.H94];[.H106];[.H118];[.H130];[.H142];[.H154];[.H166];[.H178];[.H190];[.H202];[.H214];[.H226];[.H238])" office:value-type="float" office:value="35890.0816616881" calcext:value-type="float">
            <text:p>35890.0816616881</text:p>
          </table:table-cell>
          <table:table-cell table:style-name="ce3" table:formula="of:=AVERAGE([.I10];[.I22];[.I34];[.I46];[.I58];[.I70];[.I82];[.I94];[.I106];[.I118];[.I130];[.I142];[.I154];[.I166];[.I178];[.I190];[.I202];[.I214];[.I226];[.I238])" office:value-type="float" office:value="57407.2512949559" calcext:value-type="float">
            <text:p>57407.2512949559</text:p>
          </table:table-cell>
          <table:table-cell/>
          <table:table-cell table:style-name="ce3" table:formula="of:=MIN([.G10];[.G22];[.G34];[.G46];[.G58];[.G70];[.G82];[.G94];[.G106];[.G118];[.G130];[.G142];[.G154];[.G166];[.G178];[.G190];[.G202];[.G214];[.G226];[.G238])" office:value-type="float" office:value="1.95669125243" calcext:value-type="float">
            <text:p>1.95669125243</text:p>
          </table:table-cell>
          <table:table-cell table:style-name="ce3" table:formula="of:=MIN([.H10];[.H22];[.H34];[.H46];[.H58];[.H70];[.H82];[.H94];[.H106];[.H118];[.H130];[.H142];[.H154];[.H166];[.H178];[.H190];[.H202];[.H214];[.H226];[.H238])" office:value-type="float" office:value="1.75255564653" calcext:value-type="float">
            <text:p>1.75255564653</text:p>
          </table:table-cell>
          <table:table-cell table:style-name="ce3" table:formula="of:=MIN([.I10];[.I22];[.I34];[.I46];[.I58];[.I70];[.I82];[.I94];[.I106];[.I118];[.I130];[.I142];[.I154];[.I166];[.I178];[.I190];[.I202];[.I214];[.I226];[.I238])" office:value-type="float" office:value="28.0296232624" calcext:value-type="float">
            <text:p>28.0296232624</text:p>
          </table:table-cell>
          <table:table-cell/>
          <table:table-cell table:style-name="ce3" table:formula="of:=MAX([.G10];[.G22];[.G34];[.G46];[.G58];[.G70];[.G82];[.G94];[.G106];[.G118];[.G130];[.G142];[.G154];[.G166];[.G178];[.G190];[.G202];[.G214];[.G226];[.G238])" office:value-type="float" office:value="128890.915438" calcext:value-type="float">
            <text:p>128890.915438</text:p>
          </table:table-cell>
          <table:table-cell table:style-name="ce3" table:formula="of:=MAX([.H10];[.H22];[.H34];[.H46];[.H58];[.H70];[.H82];[.H94];[.H106];[.H118];[.H130];[.H142];[.H154];[.H166];[.H178];[.H190];[.H202];[.H214];[.H226];[.H238])" office:value-type="float" office:value="291953.454044" calcext:value-type="float">
            <text:p>291953.454044</text:p>
          </table:table-cell>
          <table:table-cell table:style-name="ce3" table:formula="of:=MAX([.I10];[.I22];[.I34];[.I46];[.I58];[.I70];[.I82];[.I94];[.I106];[.I118];[.I130];[.I142];[.I154];[.I166];[.I178];[.I190];[.I202];[.I214];[.I226];[.I238])" office:value-type="float" office:value="322382.887375" calcext:value-type="float">
            <text:p>322382.887375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eparation1</text:p>
          </table:table-cell>
          <table:table-cell office:value-type="string" calcext:value-type="string">
            <text:p>separation2</text:p>
          </table:table-cell>
          <table:table-cell office:value-type="string" calcext:value-type="string">
            <text:p>separation3</text:p>
          </table:table-cell>
          <table:table-cell table:number-columns-repeated="6"/>
          <table:table-cell table:style-name="ce3" table:formula="of:=AVERAGE([.G11];[.G23];[.G35];[.G47];[.G59];[.G71];[.G83];[.G95];[.G107];[.G119];[.G131];[.G143];[.G155];[.G167];[.G179];[.G191];[.G203];[.G215];[.G227];[.G239])" office:value-type="float" office:value="54820.8527587607" calcext:value-type="float">
            <text:p>54820.8527587607</text:p>
          </table:table-cell>
          <table:table-cell table:style-name="ce3" table:formula="of:=AVERAGE([.H11];[.H23];[.H35];[.H47];[.H59];[.H71];[.H83];[.H95];[.H107];[.H119];[.H131];[.H143];[.H155];[.H167];[.H179];[.H191];[.H203];[.H215];[.H227];[.H239])" office:value-type="float" office:value="50718.9149188566" calcext:value-type="float">
            <text:p>50718.9149188566</text:p>
          </table:table-cell>
          <table:table-cell table:style-name="ce3" table:formula="of:=AVERAGE([.I11];[.I23];[.I35];[.I47];[.I59];[.I71];[.I83];[.I95];[.I107];[.I119];[.I131];[.I143];[.I155];[.I167];[.I179];[.I191];[.I203];[.I215];[.I227];[.I239])" office:value-type="float" office:value="22914.5932665887" calcext:value-type="float">
            <text:p>22914.5932665887</text:p>
          </table:table-cell>
          <table:table-cell/>
          <table:table-cell table:style-name="ce3" table:formula="of:=MIN([.G11];[.G23];[.G35];[.G47];[.G59];[.G71];[.G83];[.G95];[.G107];[.G119];[.G131];[.G143];[.G155];[.G167];[.G179];[.G191];[.G203];[.G215];[.G227];[.G239])" office:value-type="float" office:value="1.85342647113" calcext:value-type="float">
            <text:p>1.85342647113</text:p>
          </table:table-cell>
          <table:table-cell table:style-name="ce3" table:formula="of:=MIN([.H11];[.H23];[.H35];[.H47];[.H59];[.H71];[.H83];[.H95];[.H107];[.H119];[.H131];[.H143];[.H155];[.H167];[.H179];[.H191];[.H203];[.H215];[.H227];[.H239])" office:value-type="float" office:value="13.1074224096" calcext:value-type="float">
            <text:p>13.1074224096</text:p>
          </table:table-cell>
          <table:table-cell table:style-name="ce3" table:formula="of:=MIN([.I11];[.I23];[.I35];[.I47];[.I59];[.I71];[.I83];[.I95];[.I107];[.I119];[.I131];[.I143];[.I155];[.I167];[.I179];[.I191];[.I203];[.I215];[.I227];[.I239])" office:value-type="float" office:value="0.0134669582683" calcext:value-type="float">
            <text:p>0.0134669582683</text:p>
          </table:table-cell>
          <table:table-cell/>
          <table:table-cell table:style-name="ce3" table:formula="of:=MAX([.G11];[.G23];[.G35];[.G47];[.G59];[.G71];[.G83];[.G95];[.G107];[.G119];[.G131];[.G143];[.G155];[.G167];[.G179];[.G191];[.G203];[.G215];[.G227];[.G239])" office:value-type="float" office:value="143636.00203" calcext:value-type="float">
            <text:p>143636.00203</text:p>
          </table:table-cell>
          <table:table-cell table:style-name="ce3" table:formula="of:=MAX([.H11];[.H23];[.H35];[.H47];[.H59];[.H71];[.H83];[.H95];[.H107];[.H119];[.H131];[.H143];[.H155];[.H167];[.H179];[.H191];[.H203];[.H215];[.H227];[.H239])" office:value-type="float" office:value="255861.321146" calcext:value-type="float">
            <text:p>255861.321146</text:p>
          </table:table-cell>
          <table:table-cell table:style-name="ce3" table:formula="of:=MAX([.I11];[.I23];[.I35];[.I47];[.I59];[.I71];[.I83];[.I95];[.I107];[.I119];[.I131];[.I143];[.I155];[.I167];[.I179];[.I191];[.I203];[.I215];[.I227];[.I239])" office:value-type="float" office:value="128890.915438" calcext:value-type="float">
            <text:p>128890.9154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05023.123" calcext:value-type="float">
            <text:p>1305023.123</text:p>
          </table:table-cell>
          <table:table-cell office:value-type="float" office:value="2052483.89172" calcext:value-type="float">
            <text:p>2052483.89172</text:p>
          </table:table-cell>
          <table:table-cell office:value-type="float" office:value="158403.351505" calcext:value-type="float">
            <text:p>158403.351505</text:p>
          </table:table-cell>
          <table:table-cell table:number-columns-repeated="2"/>
          <table:table-cell office:value-type="float" office:value="1305023.123" calcext:value-type="float">
            <text:p>1305023.123</text:p>
          </table:table-cell>
          <table:table-cell office:value-type="float" office:value="2052483.89172" calcext:value-type="float">
            <text:p>2052483.89172</text:p>
          </table:table-cell>
          <table:table-cell office:value-type="float" office:value="158403.351505" calcext:value-type="float">
            <text:p>158403.351505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8363.462251" calcext:value-type="float">
            <text:p>138363.462251</text:p>
          </table:table-cell>
          <table:table-cell office:value-type="float" office:value="322382.887375" calcext:value-type="float">
            <text:p>322382.887375</text:p>
          </table:table-cell>
          <table:table-cell office:value-type="float" office:value="146678.915504" calcext:value-type="float">
            <text:p>146678.915504</text:p>
          </table:table-cell>
          <table:table-cell table:number-columns-repeated="2"/>
          <table:table-cell office:value-type="float" office:value="138363.462251" calcext:value-type="float">
            <text:p>138363.462251</text:p>
          </table:table-cell>
          <table:table-cell office:value-type="float" office:value="322382.887375" calcext:value-type="float">
            <text:p>322382.887375</text:p>
          </table:table-cell>
          <table:table-cell office:value-type="float" office:value="146678.915504" calcext:value-type="float">
            <text:p>146678.915504</text:p>
          </table:table-cell>
          <table:table-cell/>
          <table:table-cell table:style-name="ce1" office:value-type="string" calcext:value-type="string" table:number-columns-spanned="3" table:number-rows-spanned="1">
            <text:p>Min SSE</text:p>
          </table:table-cell>
          <table:covered-table-cell table:number-columns-repeated="2" table:style-name="ce4"/>
          <table:table-cell/>
          <table:table-cell table:style-name="ce1" office:value-type="string" calcext:value-type="string" table:number-columns-spanned="3" table:number-rows-spanned="1">
            <text:p>Variance Time</text:p>
          </table:table-cell>
          <table:covered-table-cell table:number-columns-repeated="2" table:style-name="ce4"/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98.3326442" calcext:value-type="float">
            <text:p>14498.3326442</text:p>
          </table:table-cell>
          <table:table-cell office:value-type="float" office:value="539.464439416" calcext:value-type="float">
            <text:p>539.464439416</text:p>
          </table:table-cell>
          <table:table-cell office:value-type="float" office:value="4086.38136969" calcext:value-type="float">
            <text:p>4086.38136969</text:p>
          </table:table-cell>
          <table:table-cell table:number-columns-repeated="2"/>
          <table:table-cell office:value-type="float" office:value="14498.3326442" calcext:value-type="float">
            <text:p>14498.3326442</text:p>
          </table:table-cell>
          <table:table-cell office:value-type="float" office:value="539.464439416" calcext:value-type="float">
            <text:p>539.464439416</text:p>
          </table:table-cell>
          <table:table-cell office:value-type="float" office:value="4086.38136969" calcext:value-type="float">
            <text:p>4086.38136969</text:p>
          </table:table-cell>
          <table:table-cell/>
          <table:table-cell table:style-name="ce4" office:value-type="string" calcext:value-type="string">
            <text:p>kmeans</text:p>
          </table:table-cell>
          <table:table-cell table:style-name="ce4" office:value-type="string" calcext:value-type="string">
            <text:p>kmeans++</text:p>
          </table:table-cell>
          <table:table-cell table:style-name="ce4" office:value-type="string" calcext:value-type="string">
            <text:p>geokmeans</text:p>
          </table:table-cell>
          <table:table-cell/>
          <table:table-cell table:style-name="ce4" office:value-type="string" calcext:value-type="string">
            <text:p>kmeans</text:p>
          </table:table-cell>
          <table:table-cell table:style-name="ce4" office:value-type="string" calcext:value-type="string">
            <text:p>kmeans++</text:p>
          </table:table-cell>
          <table:table-cell table:style-name="ce4" office:value-type="string" calcext:value-type="string">
            <text:p>geokmeans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9.891639827" calcext:value-type="float">
            <text:p>419.891639827</text:p>
          </table:table-cell>
          <table:table-cell office:value-type="float" office:value="33507.858327" calcext:value-type="float">
            <text:p>33507.858327</text:p>
          </table:table-cell>
          <table:table-cell office:value-type="float" office:value="3548.35030195" calcext:value-type="float">
            <text:p>3548.35030195</text:p>
          </table:table-cell>
          <table:table-cell table:number-columns-repeated="2"/>
          <table:table-cell office:value-type="float" office:value="419.891639827" calcext:value-type="float">
            <text:p>419.891639827</text:p>
          </table:table-cell>
          <table:table-cell office:value-type="float" office:value="33507.858327" calcext:value-type="float">
            <text:p>33507.858327</text:p>
          </table:table-cell>
          <table:table-cell office:value-type="float" office:value="3548.35030195" calcext:value-type="float">
            <text:p>3548.35030195</text:p>
          </table:table-cell>
          <table:table-cell/>
          <table:table-cell table:style-name="ce3" table:formula="of:=MIN([.B2];[.B14];[.B26];[.B38];[.B50];[.B62];[.B74];[.B86];[.B98];[.B110];[.B122];[.B134];[.B146];[.B158];[.B170];[.B182];[.B194];[.B206];[.B218];[.B230] )" office:value-type="float" office:value="62873.3047372" calcext:value-type="float">
            <text:p>62873.3047372</text:p>
          </table:table-cell>
          <table:table-cell table:style-name="ce3" table:formula="of:=MIN([.C2];[.C14];[.C26];[.C38];[.C50];[.C62];[.C74];[.C86];[.C98];[.C110];[.C122];[.C134];[.C146];[.C158];[.C170];[.C182];[.C194];[.C206];[.C218];[.C230] )" office:value-type="float" office:value="62873.3047372" calcext:value-type="float">
            <text:p>62873.3047372</text:p>
          </table:table-cell>
          <table:table-cell table:style-name="ce3" table:formula="of:=MIN([.D2];[.D14];[.D26];[.D38];[.D50];[.D62];[.D74];[.D86];[.D98];[.D110];[.D122];[.D134];[.D146];[.D158];[.D170];[.D182];[.D194];[.D206];[.D218];[.D230] )" office:value-type="float" office:value="158403.351505" calcext:value-type="float">
            <text:p>158403.351505</text:p>
          </table:table-cell>
          <table:table-cell/>
          <table:table-cell table:style-name="ce3" table:formula="of:=STDEV([.G2];[.G14];[.G26];[.G38];[.G50];[.G62];[.G74];[.G86];[.G98];[.G110];[.G122];[.G134];[.G146];[.G158];[.G170];[.G182];[.G194];[.G206];[.G218];[.G230])" office:value-type="float" office:value="1224348.28576762" calcext:value-type="float">
            <text:p>1224348.28576762</text:p>
          </table:table-cell>
          <table:table-cell table:style-name="ce3" table:formula="of:=STDEV([.H2];[.H14];[.H26];[.H38];[.H50];[.H62];[.H74];[.H86];[.H98];[.H110];[.H122];[.H134];[.H146];[.H158];[.H170];[.H182];[.H194];[.H206];[.H218];[.H230])" office:value-type="float" office:value="710906.400983326" calcext:value-type="float">
            <text:p>710906.400983326</text:p>
          </table:table-cell>
          <table:table-cell table:style-name="ce3" table:formula="of:=STDEV([.I2];[.I14];[.I26];[.I38];[.I50];[.I62];[.I74];[.I86];[.I98];[.I110];[.I122];[.I134];[.I146];[.I158];[.I170];[.I182];[.I194];[.I206];[.I218];[.I230])" office:value-type="float" office:value="574075.925987567" calcext:value-type="float">
            <text:p>574075.925987567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1328.940962" calcext:value-type="float">
            <text:p>321328.940962</text:p>
          </table:table-cell>
          <table:table-cell office:value-type="float" office:value="1786.52079911" calcext:value-type="float">
            <text:p>1786.52079911</text:p>
          </table:table-cell>
          <table:table-cell office:value-type="float" office:value="628.719880997" calcext:value-type="float">
            <text:p>628.719880997</text:p>
          </table:table-cell>
          <table:table-cell table:number-columns-repeated="2"/>
          <table:table-cell office:value-type="float" office:value="321328.940962" calcext:value-type="float">
            <text:p>321328.940962</text:p>
          </table:table-cell>
          <table:table-cell office:value-type="float" office:value="1786.52079911" calcext:value-type="float">
            <text:p>1786.52079911</text:p>
          </table:table-cell>
          <table:table-cell office:value-type="float" office:value="628.719880997" calcext:value-type="float">
            <text:p>628.719880997</text:p>
          </table:table-cell>
          <table:table-cell/>
          <table:table-cell table:style-name="ce3" table:formula="of:=MIN([.B3];[.B15];[.B27];[.B39];[.B51];[.B63];[.B75];[.B87];[.B99];[.B111];[.B123];[.B135];[.B147];[.B159];[.B171];[.B183];[.B195];[.B207];[.B219];[.B231] )" office:value-type="float" office:value="8351.19715007" calcext:value-type="float">
            <text:p>8351.19715007</text:p>
          </table:table-cell>
          <table:table-cell table:style-name="ce3" table:formula="of:=MIN([.C3];[.C15];[.C27];[.C39];[.C51];[.C63];[.C75];[.C87];[.C99];[.C111];[.C123];[.C135];[.C147];[.C159];[.C171];[.C183];[.C195];[.C207];[.C219];[.C231] )" office:value-type="float" office:value="810.104282231" calcext:value-type="float">
            <text:p>810.104282231</text:p>
          </table:table-cell>
          <table:table-cell table:style-name="ce3" table:formula="of:=MIN([.D3];[.D15];[.D27];[.D39];[.D51];[.D63];[.D75];[.D87];[.D99];[.D111];[.D123];[.D135];[.D147];[.D159];[.D171];[.D183];[.D195];[.D207];[.D219];[.D231] )" office:value-type="float" office:value="1327.90151183" calcext:value-type="float">
            <text:p>1327.90151183</text:p>
          </table:table-cell>
          <table:table-cell/>
          <table:table-cell table:style-name="ce3" table:formula="of:=STDEV([.G3];[.G15];[.G27];[.G39];[.G51];[.G63];[.G75];[.G87];[.G99];[.G111];[.G123];[.G135];[.G147];[.G159];[.G171];[.G183];[.G195];[.G207];[.G219];[.G231])" office:value-type="float" office:value="238311.37117397" calcext:value-type="float">
            <text:p>238311.37117397</text:p>
          </table:table-cell>
          <table:table-cell table:style-name="ce3" table:formula="of:=STDEV([.H3];[.H15];[.H27];[.H39];[.H51];[.H63];[.H75];[.H87];[.H99];[.H111];[.H123];[.H135];[.H147];[.H159];[.H171];[.H183];[.H195];[.H207];[.H219];[.H231])" office:value-type="float" office:value="148994.684311634" calcext:value-type="float">
            <text:p>148994.684311634</text:p>
          </table:table-cell>
          <table:table-cell table:style-name="ce3" table:formula="of:=STDEV([.I3];[.I15];[.I27];[.I39];[.I51];[.I63];[.I75];[.I87];[.I99];[.I111];[.I123];[.I135];[.I147];[.I159];[.I171];[.I183];[.I195];[.I207];[.I219];[.I231])" office:value-type="float" office:value="210463.014454602" calcext:value-type="float">
            <text:p>210463.014454602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9463.877755" calcext:value-type="float">
            <text:p>139463.877755</text:p>
          </table:table-cell>
          <table:table-cell office:value-type="float" office:value="4157.5987364" calcext:value-type="float">
            <text:p>4157.5987364</text:p>
          </table:table-cell>
          <table:table-cell office:value-type="float" office:value="33507.858327" calcext:value-type="float">
            <text:p>33507.858327</text:p>
          </table:table-cell>
          <table:table-cell table:number-columns-repeated="2"/>
          <table:table-cell office:value-type="float" office:value="139463.877755" calcext:value-type="float">
            <text:p>139463.877755</text:p>
          </table:table-cell>
          <table:table-cell office:value-type="float" office:value="4157.5987364" calcext:value-type="float">
            <text:p>4157.5987364</text:p>
          </table:table-cell>
          <table:table-cell office:value-type="float" office:value="33507.858327" calcext:value-type="float">
            <text:p>33507.858327</text:p>
          </table:table-cell>
          <table:table-cell/>
          <table:table-cell table:style-name="ce3" table:formula="of:=MIN([.B4];[.B16];[.B28];[.B40];[.B52];[.B64];[.B76];[.B88];[.B100];[.B112];[.B124];[.B136];[.B148];[.B160];[.B172];[.B184];[.B196];[.B208];[.B220];[.B232] )" office:value-type="float" office:value="1035.92051873" calcext:value-type="float">
            <text:p>1035.92051873</text:p>
          </table:table-cell>
          <table:table-cell table:style-name="ce3" table:formula="of:=MIN([.C4];[.C16];[.C28];[.C40];[.C52];[.C64];[.C76];[.C88];[.C100];[.C112];[.C124];[.C136];[.C148];[.C160];[.C172];[.C184];[.C196];[.C208];[.C220];[.C232] )" office:value-type="float" office:value="539.464439416" calcext:value-type="float">
            <text:p>539.464439416</text:p>
          </table:table-cell>
          <table:table-cell table:style-name="ce3" table:formula="of:=MIN( [.D4];[.D16];[.D28];[.D40];[.D52];[.D64];[.D76];[.D88];[.D100];[.D112];[.D124];[.D136];[.D148];[.D160];[.D172];[.D184];[.D196];[.D208];[.D220];[.D232])" office:value-type="float" office:value="1327.90151183" calcext:value-type="float">
            <text:p>1327.90151183</text:p>
          </table:table-cell>
          <table:table-cell/>
          <table:table-cell table:style-name="ce3" table:formula="of:=STDEV([.G4];[.G16];[.G28];[.G40];[.G52];[.G64];[.G76];[.G88];[.G100];[.G112];[.G124];[.G136];[.G148];[.G160];[.G172];[.G184];[.G196];[.G208];[.G220];[.G232])" office:value-type="float" office:value="172488.926621265" calcext:value-type="float">
            <text:p>172488.926621265</text:p>
          </table:table-cell>
          <table:table-cell table:style-name="ce3" table:formula="of:=STDEV([.H4];[.H16];[.H28];[.H40];[.H52];[.H64];[.H76];[.H88];[.H100];[.H112];[.H124];[.H136];[.H148];[.H160];[.H172];[.H184];[.H196];[.H208];[.H220];[.H232])" office:value-type="float" office:value="161497.582013263" calcext:value-type="float">
            <text:p>161497.582013263</text:p>
          </table:table-cell>
          <table:table-cell table:style-name="ce3" table:formula="of:=STDEV([.I4];[.I16];[.I28];[.I40];[.I52];[.I64];[.I76];[.I88];[.I100];[.I112];[.I124];[.I136];[.I148];[.I160];[.I172];[.I184];[.I196];[.I208];[.I220];[.I232])" office:value-type="float" office:value="82158.6981187291" calcext:value-type="float">
            <text:p>82158.698118729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22.544446466" calcext:value-type="float">
            <text:p>422.544446466</text:p>
          </table:table-cell>
          <table:table-cell office:value-type="float" office:value="3754.60281901" calcext:value-type="float">
            <text:p>3754.60281901</text:p>
          </table:table-cell>
          <table:table-cell office:value-type="float" office:value="3050.33482679" calcext:value-type="float">
            <text:p>3050.33482679</text:p>
          </table:table-cell>
          <table:table-cell table:number-columns-repeated="2"/>
          <table:table-cell office:value-type="float" office:value="422.544446466" calcext:value-type="float">
            <text:p>422.544446466</text:p>
          </table:table-cell>
          <table:table-cell office:value-type="float" office:value="3754.60281901" calcext:value-type="float">
            <text:p>3754.60281901</text:p>
          </table:table-cell>
          <table:table-cell office:value-type="float" office:value="3050.33482679" calcext:value-type="float">
            <text:p>3050.33482679</text:p>
          </table:table-cell>
          <table:table-cell/>
          <table:table-cell table:style-name="ce3" table:formula="of:=MIN([.B5];[.B17];[.B29];[.B41];[.B53];[.B65];[.B77];[.B89];[.B101];[.B113];[.B125];[.B137];[.B149];[.B161];[.B173];[.B185];[.B197];[.B209];[.B221];[.B233] )" office:value-type="float" office:value="267.401250273" calcext:value-type="float">
            <text:p>267.401250273</text:p>
          </table:table-cell>
          <table:table-cell table:style-name="ce3" table:formula="of:=MIN( [.C5];[.C17];[.C29];[.C41];[.C53];[.C65];[.C77];[.C89];[.C101];[.C113];[.C125];[.C137];[.C149];[.C161];[.C173];[.C185];[.C197];[.C209];[.C221];[.C233])" office:value-type="float" office:value="251.168565993" calcext:value-type="float">
            <text:p>251.168565993</text:p>
          </table:table-cell>
          <table:table-cell table:style-name="ce3" table:formula="of:=MIN([.D5];[.D17];[.D29];[.D41];[.D53];[.D65];[.D77];[.D89];[.D101];[.D113];[.D125];[.D137];[.D149];[.D161];[.D173];[.D185];[.D197];[.D209];[.D221];[.D233] )" office:value-type="float" office:value="161.213304602" calcext:value-type="float">
            <text:p>161.213304602</text:p>
          </table:table-cell>
          <table:table-cell/>
          <table:table-cell table:style-name="ce3" table:formula="of:=STDEV([.G5];[.G17];[.G29];[.G41];[.G53];[.G65];[.G77];[.G89];[.G101];[.G113];[.G125];[.G137];[.G149];[.G161];[.G173];[.G185];[.G197];[.G209];[.G221];[.G233])" office:value-type="float" office:value="64812.4327930075" calcext:value-type="float">
            <text:p>64812.4327930075</text:p>
          </table:table-cell>
          <table:table-cell table:style-name="ce3" table:formula="of:=STDEV([.H5];[.H17];[.H29];[.H41];[.H53];[.H65];[.H77];[.H89];[.H101];[.H113];[.H125];[.H137];[.H149];[.H161];[.H173];[.H185];[.H197];[.H209];[.H221];[.H233])" office:value-type="float" office:value="216526.157142335" calcext:value-type="float">
            <text:p>216526.157142335</text:p>
          </table:table-cell>
          <table:table-cell table:style-name="ce3" table:formula="of:=STDEV([.I5];[.I17];[.I29];[.I41];[.I53];[.I65];[.I77];[.I89];[.I101];[.I113];[.I125];[.I137];[.I149];[.I161];[.I173];[.I185];[.I197];[.I209];[.I221];[.I233])" office:value-type="float" office:value="556879.749875431" calcext:value-type="float">
            <text:p>556879.74987543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2.6902154124" calcext:value-type="float">
            <text:p>72.6902154124</text:p>
          </table:table-cell>
          <table:table-cell office:value-type="float" office:value="18.6792909587" calcext:value-type="float">
            <text:p>18.6792909587</text:p>
          </table:table-cell>
          <table:table-cell office:value-type="float" office:value="17.6492211828" calcext:value-type="float">
            <text:p>17.6492211828</text:p>
          </table:table-cell>
          <table:table-cell table:number-columns-repeated="2"/>
          <table:table-cell office:value-type="float" office:value="72.6902154124" calcext:value-type="float">
            <text:p>72.6902154124</text:p>
          </table:table-cell>
          <table:table-cell office:value-type="float" office:value="18.6792909587" calcext:value-type="float">
            <text:p>18.6792909587</text:p>
          </table:table-cell>
          <table:table-cell office:value-type="float" office:value="17.6492211828" calcext:value-type="float">
            <text:p>17.6492211828</text:p>
          </table:table-cell>
          <table:table-cell/>
          <table:table-cell table:style-name="ce3" table:formula="of:=MIN([.B6];[.B18];[.B30];[.B42];[.B54];[.B66];[.B78];[.B90];[.B102];[.B114];[.B126];[.B138];[.B150];[.B162];[.B174];[.B186];[.B198];[.B210];[.B222];[.B234] )" office:value-type="float" office:value="90.3192465001" calcext:value-type="float">
            <text:p>90.3192465001</text:p>
          </table:table-cell>
          <table:table-cell table:style-name="ce3" table:formula="of:=MIN([.C6];[.C18];[.C30];[.C42];[.C54];[.C66];[.C78];[.C90];[.C102];[.C114];[.C126];[.C138];[.C150];[.C162];[.C174];[.C186];[.C198];[.C210];[.C222];[.C234] )" office:value-type="float" office:value="79.6319020013" calcext:value-type="float">
            <text:p>79.6319020013</text:p>
          </table:table-cell>
          <table:table-cell table:style-name="ce3" table:formula="of:=MIN([.D6];[.D18];[.D30];[.D42];[.D54];[.D66];[.D78];[.D90];[.D102];[.D114];[.D126];[.D138];[.D150];[.D162];[.D174];[.D186];[.D198];[.D210];[.D222];[.D234] )" office:value-type="float" office:value="191.704254691" calcext:value-type="float">
            <text:p>191.704254691</text:p>
          </table:table-cell>
          <table:table-cell/>
          <table:table-cell table:style-name="ce3" table:formula="of:=STDEV([.G6];[.G18];[.G30];[.G42];[.G54];[.G66];[.G78];[.G90];[.G102];[.G114];[.G126];[.G138];[.G150];[.G162];[.G174];[.G186];[.G198];[.G210];[.G222];[.G234])" office:value-type="float" office:value="98930.7930946966" calcext:value-type="float">
            <text:p>98930.7930946966</text:p>
          </table:table-cell>
          <table:table-cell table:style-name="ce3" table:formula="of:=STDEV([.H6];[.H18];[.H30];[.H42];[.H54];[.H66];[.H78];[.H90];[.H102];[.H114];[.H126];[.H138];[.H150];[.H162];[.H174];[.H186];[.H198];[.H210];[.H222];[.H234])" office:value-type="float" office:value="8303.73746555923" calcext:value-type="float">
            <text:p>8303.73746555923</text:p>
          </table:table-cell>
          <table:table-cell table:style-name="ce3" table:formula="of:=STDEV([.I6];[.I18];[.I30];[.I42];[.I54];[.I66];[.I78];[.I90];[.I102];[.I114];[.I126];[.I138];[.I150];[.I162];[.I174];[.I186];[.I198];[.I210];[.I222];[.I234])" office:value-type="float" office:value="101290.688376989" calcext:value-type="float">
            <text:p>101290.68837698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43.76888787" calcext:value-type="float">
            <text:p>1143.76888787</text:p>
          </table:table-cell>
          <table:table-cell office:value-type="float" office:value="24.2593586459" calcext:value-type="float">
            <text:p>24.2593586459</text:p>
          </table:table-cell>
          <table:table-cell office:value-type="float" office:value="73049.5891055" calcext:value-type="float">
            <text:p>73049.5891055</text:p>
          </table:table-cell>
          <table:table-cell table:number-columns-repeated="2"/>
          <table:table-cell office:value-type="float" office:value="1143.76888787" calcext:value-type="float">
            <text:p>1143.76888787</text:p>
          </table:table-cell>
          <table:table-cell office:value-type="float" office:value="24.2593586459" calcext:value-type="float">
            <text:p>24.2593586459</text:p>
          </table:table-cell>
          <table:table-cell office:value-type="float" office:value="73049.5891055" calcext:value-type="float">
            <text:p>73049.5891055</text:p>
          </table:table-cell>
          <table:table-cell/>
          <table:table-cell table:style-name="ce3" table:formula="of:=MIN([.B7];[.B19];[.B31];[.B43];[.B55];[.B67];[.B79];[.B91];[.B103];[.B115];[.B127];[.B139];[.B151];[.B163];[.B175];[.B187];[.B199];[.B211];[.B223];[.B235] )" office:value-type="float" office:value="10.208676842" calcext:value-type="float">
            <text:p>10.208676842</text:p>
          </table:table-cell>
          <table:table-cell table:style-name="ce3" table:formula="of:=MIN([.C7];[.C19];[.C31];[.C43];[.C55];[.C67];[.C79];[.C91];[.C103];[.C115];[.C127];[.C139];[.C151];[.C163];[.C175];[.C187];[.C199];[.C211];[.C223];[.C235] )" office:value-type="float" office:value="84.2895955298" calcext:value-type="float">
            <text:p>84.2895955298</text:p>
          </table:table-cell>
          <table:table-cell table:style-name="ce3" table:formula="of:=MIN([.D7];[.D19];[.D31];[.D43];[.D55];[.D67];[.D79];[.D91];[.D103];[.D115];[.D127];[.D139];[.D151];[.D163];[.D175];[.D187];[.D199];[.D211];[.D223];[.D235] )" office:value-type="float" office:value="4.46919748583" calcext:value-type="float">
            <text:p>4.46919748583</text:p>
          </table:table-cell>
          <table:table-cell/>
          <table:table-cell table:style-name="ce3" table:formula="of:=STDEV([.G7];[.G19];[.G31];[.G43];[.G55];[.G67];[.G79];[.G91];[.G103];[.G115];[.G127];[.G139];[.G151];[.G163];[.G175];[.G187];[.G199];[.G211];[.G223];[.G235])" office:value-type="float" office:value="58097.5552956348" calcext:value-type="float">
            <text:p>58097.5552956348</text:p>
          </table:table-cell>
          <table:table-cell table:style-name="ce3" table:formula="of:=STDEV([.H7];[.H19];[.H31];[.H43];[.H55];[.H67];[.H79];[.H91];[.H103];[.H115];[.H127];[.H139];[.H151];[.H163];[.H175];[.H187];[.H199];[.H211];[.H223];[.H235])" office:value-type="float" office:value="78959.4708552578" calcext:value-type="float">
            <text:p>78959.4708552578</text:p>
          </table:table-cell>
          <table:table-cell table:style-name="ce3" table:formula="of:=STDEV([.I7];[.I19];[.I31];[.I43];[.I55];[.I67];[.I79];[.I91];[.I103];[.I115];[.I127];[.I139];[.I151];[.I163];[.I175];[.I187];[.I199];[.I211];[.I223];[.I235])" office:value-type="float" office:value="13354.1251879138" calcext:value-type="float">
            <text:p>13354.1251879138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900.7547963" calcext:value-type="float">
            <text:p>30900.7547963</text:p>
          </table:table-cell>
          <table:table-cell office:value-type="float" office:value="255861.321146" calcext:value-type="float">
            <text:p>255861.321146</text:p>
          </table:table-cell>
          <table:table-cell office:value-type="float" office:value="50988.7982904" calcext:value-type="float">
            <text:p>50988.7982904</text:p>
          </table:table-cell>
          <table:table-cell table:number-columns-repeated="2"/>
          <table:table-cell office:value-type="float" office:value="30900.7547963" calcext:value-type="float">
            <text:p>30900.7547963</text:p>
          </table:table-cell>
          <table:table-cell office:value-type="float" office:value="255861.321146" calcext:value-type="float">
            <text:p>255861.321146</text:p>
          </table:table-cell>
          <table:table-cell office:value-type="float" office:value="50988.7982904" calcext:value-type="float">
            <text:p>50988.7982904</text:p>
          </table:table-cell>
          <table:table-cell/>
          <table:table-cell table:style-name="ce3" table:formula="of:=MIN([.B8];[.B20];[.B32];[.B44];[.B56];[.B68];[.B80];[.B92];[.B104];[.B116];[.B128];[.B140];[.B152];[.B164];[.B176];[.B188];[.B200];[.B212];[.B224];[.B236] )" office:value-type="float" office:value="1.21696170866" calcext:value-type="float">
            <text:p>1.21696170866</text:p>
          </table:table-cell>
          <table:table-cell table:style-name="ce3" table:formula="of:=MIN( [.C8];[.C20];[.C32];[.C44];[.C56];[.C68];[.C80];[.C92];[.C104];[.C116];[.C128];[.C140];[.C152];[.C164];[.C176];[.C188];[.C200];[.C212];[.C224];[.C236])" office:value-type="float" office:value="8.20926052902" calcext:value-type="float">
            <text:p>8.20926052902</text:p>
          </table:table-cell>
          <table:table-cell table:style-name="ce3" table:formula="of:=MIN([.D8];[.D20];[.D32];[.D44];[.D56];[.D68];[.D80];[.D92];[.D104];[.D116];[.D128];[.D140];[.D152];[.D164];[.D176];[.D188];[.D200];[.D212];[.D224];[.D236] )" office:value-type="float" office:value="18.3556994253" calcext:value-type="float">
            <text:p>18.3556994253</text:p>
          </table:table-cell>
          <table:table-cell/>
          <table:table-cell table:style-name="ce3" table:formula="of:=STDEV([.G8];[.G20];[.G32];[.G44];[.G56];[.G68];[.G80];[.G92];[.G104];[.G116];[.G128];[.G140];[.G152];[.G164];[.G176];[.G188];[.G200];[.G212];[.G224];[.G236])" office:value-type="float" office:value="7772.41023593339" calcext:value-type="float">
            <text:p>7772.41023593339</text:p>
          </table:table-cell>
          <table:table-cell table:style-name="ce3" table:formula="of:=STDEV([.H8];[.H20];[.H32];[.H44];[.H56];[.H68];[.H80];[.H92];[.H104];[.H116];[.H128];[.H140];[.H152];[.H164];[.H176];[.H188];[.H200];[.H212];[.H224];[.H236])" office:value-type="float" office:value="46803.7337237481" calcext:value-type="float">
            <text:p>46803.7337237481</text:p>
          </table:table-cell>
          <table:table-cell table:style-name="ce3" table:formula="of:=STDEV([.I8];[.I20];[.I32];[.I44];[.I56];[.I68];[.I80];[.I92];[.I104];[.I116];[.I128];[.I140];[.I152];[.I164];[.I176];[.I188];[.I200];[.I212];[.I224];[.I236])" office:value-type="float" office:value="34655.7806770674" calcext:value-type="float">
            <text:p>34655.7806770674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3" table:formula="of:=MIN([.B9];[.B21];[.B33];[.B45];[.B57];[.B69];[.B81];[.B93];[.B105];[.B117];[.B129];[.B141];[.B153];[.B165];[.B177];[.B189];[.B201];[.B213];[.B225];[.B237] )" office:value-type="float" office:value="4.10041932294" calcext:value-type="float">
            <text:p>4.10041932294</text:p>
          </table:table-cell>
          <table:table-cell table:style-name="ce3" table:formula="of:=MIN( [.C9];[.C21];[.C33];[.C45];[.C57];[.C69];[.C81];[.C93];[.C105];[.C117];[.C129];[.C141];[.C153];[.C165];[.C177];[.C189];[.C201];[.C213];[.C225];[.C237])" office:value-type="float" office:value="2.68285544308" calcext:value-type="float">
            <text:p>2.68285544308</text:p>
          </table:table-cell>
          <table:table-cell table:style-name="ce3" table:formula="of:=MIN([.D9];[.D21];[.D33];[.D45];[.D57];[.D69];[.D81];[.D93];[.D105];[.D117];[.D129];[.D141];[.D153];[.D165];[.D177];[.D189];[.D201];[.D213];[.D225];[.D237] )" office:value-type="float" office:value="7.35858068822" calcext:value-type="float">
            <text:p>7.35858068822</text:p>
          </table:table-cell>
          <table:table-cell/>
          <table:table-cell table:style-name="ce3" table:formula="of:=STDEV([.G9];[.G21];[.G33];[.G45];[.G57];[.G69];[.G81];[.G93];[.G105];[.G117];[.G129];[.G141];[.G153];[.G165];[.G177];[.G189];[.G201];[.G213];[.G225];[.G237])" office:value-type="float" office:value="33034.0064575491" calcext:value-type="float">
            <text:p>33034.0064575491</text:p>
          </table:table-cell>
          <table:table-cell table:style-name="ce3" table:formula="of:=STDEV([.H9];[.H21];[.H33];[.H45];[.H57];[.H69];[.H81];[.H93];[.H105];[.H117];[.H129];[.H141];[.H153];[.H165];[.H177];[.H189];[.H201];[.H213];[.H225];[.H237])" office:value-type="float" office:value="62604.2974885081" calcext:value-type="float">
            <text:p>62604.2974885081</text:p>
          </table:table-cell>
          <table:table-cell table:style-name="ce3" table:formula="of:=STDEV([.I9];[.I21];[.I33];[.I45];[.I57];[.I69];[.I81];[.I93];[.I105];[.I117];[.I129];[.I141];[.I153];[.I165];[.I177];[.I189];[.I201];[.I213];[.I225];[.I237])" office:value-type="float" office:value="28445.1947698574" calcext:value-type="float">
            <text:p>28445.19476985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eparation1</text:p>
          </table:table-cell>
          <table:table-cell office:value-type="string" calcext:value-type="string">
            <text:p>separation2</text:p>
          </table:table-cell>
          <table:table-cell office:value-type="string" calcext:value-type="string">
            <text:p>separation3</text:p>
          </table:table-cell>
          <table:table-cell table:number-columns-repeated="6"/>
          <table:table-cell table:style-name="ce3" table:formula="of:=MIN([.B10];[.B22];[.B34];[.B46];[.B58];[.B70];[.B82];[.B94];[.B106];[.B118];[.B130];[.B142];[.B154];[.B166];[.B178];[.B190];[.B202];[.B214];[.B226];[.B238] )" office:value-type="float" office:value="1.95669125243" calcext:value-type="float">
            <text:p>1.95669125243</text:p>
          </table:table-cell>
          <table:table-cell table:style-name="ce3" table:formula="of:=MIN([.C10];[.C22];[.C34];[.C46];[.C58];[.C70];[.C82];[.C94];[.C106];[.C118];[.C130];[.C142];[.C154];[.C166];[.C178];[.C190];[.C202];[.C214];[.C226];[.C238] )" office:value-type="float" office:value="1.75255564653" calcext:value-type="float">
            <text:p>1.75255564653</text:p>
          </table:table-cell>
          <table:table-cell table:style-name="ce3" table:formula="of:=MIN([.D10];[.D22];[.D34];[.D46];[.D58];[.D70];[.D82];[.D94];[.D106];[.D118];[.D130];[.D142];[.D154];[.D166];[.D178];[.D190];[.D202];[.D214];[.D226];[.D238] )" office:value-type="float" office:value="28.0296232624" calcext:value-type="float">
            <text:p>28.0296232624</text:p>
          </table:table-cell>
          <table:table-cell/>
          <table:table-cell table:style-name="ce3" table:formula="of:=STDEV([.G10];[.G22];[.G34];[.G46];[.G58];[.G70];[.G82];[.G94];[.G106];[.G118];[.G130];[.G142];[.G154];[.G166];[.G178];[.G190];[.G202];[.G214];[.G226];[.G238])" office:value-type="float" office:value="40238.1689114117" calcext:value-type="float">
            <text:p>40238.1689114117</text:p>
          </table:table-cell>
          <table:table-cell table:style-name="ce3" table:formula="of:=STDEV([.H10];[.H22];[.H34];[.H46];[.H58];[.H70];[.H82];[.H94];[.H106];[.H118];[.H130];[.H142];[.H154];[.H166];[.H178];[.H190];[.H202];[.H214];[.H226];[.H238])" office:value-type="float" office:value="92276.1733065976" calcext:value-type="float">
            <text:p>92276.1733065976</text:p>
          </table:table-cell>
          <table:table-cell table:style-name="ce3" table:formula="of:=STDEV([.I10];[.I22];[.I34];[.I46];[.I58];[.I70];[.I82];[.I94];[.I106];[.I118];[.I130];[.I142];[.I154];[.I166];[.I178];[.I190];[.I202];[.I214];[.I226];[.I238])" office:value-type="float" office:value="102172.950369657" calcext:value-type="float">
            <text:p>102172.95036965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53277.56254" calcext:value-type="float">
            <text:p>3053277.56254</text:p>
          </table:table-cell>
          <table:table-cell office:value-type="float" office:value="1197370.64098" calcext:value-type="float">
            <text:p>1197370.64098</text:p>
          </table:table-cell>
          <table:table-cell office:value-type="float" office:value="158403.351505" calcext:value-type="float">
            <text:p>158403.351505</text:p>
          </table:table-cell>
          <table:table-cell table:number-columns-repeated="2"/>
          <table:table-cell office:value-type="float" office:value="3053277.56254" calcext:value-type="float">
            <text:p>3053277.56254</text:p>
          </table:table-cell>
          <table:table-cell office:value-type="float" office:value="1197370.64098" calcext:value-type="float">
            <text:p>1197370.64098</text:p>
          </table:table-cell>
          <table:table-cell office:value-type="float" office:value="158403.351505" calcext:value-type="float">
            <text:p>158403.351505</text:p>
          </table:table-cell>
          <table:table-cell/>
          <table:table-cell table:style-name="ce3" table:formula="of:=MIN([.B11];[.B23];[.B35];[.B47];[.B59];[.B71];[.B83];[.B95];[.B107];[.B119];[.B131];[.B143];[.B155];[.B167];[.B179];[.B191];[.B203];[.B215];[.B227];[.B239] )" office:value-type="float" office:value="1.85342647113" calcext:value-type="float">
            <text:p>1.85342647113</text:p>
          </table:table-cell>
          <table:table-cell table:style-name="ce3" table:formula="of:=MIN([.C11];[.C23];[.C35];[.C47];[.C59];[.C71];[.C83];[.C95];[.C107];[.C119];[.C131];[.C143];[.C155];[.C167];[.C179];[.C191];[.C203];[.C215];[.C227];[.C239] )" office:value-type="float" office:value="13.1074224096" calcext:value-type="float">
            <text:p>13.1074224096</text:p>
          </table:table-cell>
          <table:table-cell table:style-name="ce3" table:formula="of:=MIN([.D11];[.D23];[.D35];[.D47];[.D59];[.D71];[.D83];[.D95];[.D107];[.D119];[.D131];[.D143];[.D155];[.D167];[.D179];[.D191];[.D203];[.D215];[.D227];[.D239] )" office:value-type="float" office:value="0.0134669582683" calcext:value-type="float">
            <text:p>0.0134669582683</text:p>
          </table:table-cell>
          <table:table-cell/>
          <table:table-cell table:style-name="ce3" table:formula="of:=STDEV([.G11];[.G23];[.G35];[.G47];[.G59];[.G71];[.G83];[.G95];[.G107];[.G119];[.G131];[.G143];[.G155];[.G167];[.G179];[.G191];[.G203];[.G215];[.G227];[.G239])" office:value-type="float" office:value="63353.3396278254" calcext:value-type="float">
            <text:p>63353.3396278254</text:p>
          </table:table-cell>
          <table:table-cell table:style-name="ce3" table:formula="of:=STDEV([.H11];[.H23];[.H35];[.H47];[.H59];[.H71];[.H83];[.H95];[.H107];[.H119];[.H131];[.H143];[.H155];[.H167];[.H179];[.H191];[.H203];[.H215];[.H227];[.H239])" office:value-type="float" office:value="92446.2610601754" calcext:value-type="float">
            <text:p>92446.2610601754</text:p>
          </table:table-cell>
          <table:table-cell table:style-name="ce3" table:formula="of:=STDEV([.I11];[.I23];[.I35];[.I47];[.I59];[.I71];[.I83];[.I95];[.I107];[.I119];[.I131];[.I143];[.I155];[.I167];[.I179];[.I191];[.I203];[.I215];[.I227];[.I239])" office:value-type="float" office:value="42502.9159899553" calcext:value-type="float">
            <text:p>42502.915989955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0351.183966" calcext:value-type="float">
            <text:p>180351.183966</text:p>
          </table:table-cell>
          <table:table-cell office:value-type="float" office:value="5350.86383329" calcext:value-type="float">
            <text:p>5350.86383329</text:p>
          </table:table-cell>
          <table:table-cell office:value-type="float" office:value="19623.7673759" calcext:value-type="float">
            <text:p>19623.7673759</text:p>
          </table:table-cell>
          <table:table-cell table:number-columns-repeated="2"/>
          <table:table-cell office:value-type="float" office:value="180351.183966" calcext:value-type="float">
            <text:p>180351.183966</text:p>
          </table:table-cell>
          <table:table-cell office:value-type="float" office:value="5350.86383329" calcext:value-type="float">
            <text:p>5350.86383329</text:p>
          </table:table-cell>
          <table:table-cell office:value-type="float" office:value="19623.7673759" calcext:value-type="float">
            <text:p>19623.7673759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72606.22518" calcext:value-type="float">
            <text:p>472606.22518</text:p>
          </table:table-cell>
          <table:table-cell office:value-type="float" office:value="4565.50324423" calcext:value-type="float">
            <text:p>4565.50324423</text:p>
          </table:table-cell>
          <table:table-cell office:value-type="float" office:value="14533.2241567" calcext:value-type="float">
            <text:p>14533.2241567</text:p>
          </table:table-cell>
          <table:table-cell table:number-columns-repeated="2"/>
          <table:table-cell office:value-type="float" office:value="472606.22518" calcext:value-type="float">
            <text:p>472606.22518</text:p>
          </table:table-cell>
          <table:table-cell office:value-type="float" office:value="4565.50324423" calcext:value-type="float">
            <text:p>4565.50324423</text:p>
          </table:table-cell>
          <table:table-cell office:value-type="float" office:value="14533.2241567" calcext:value-type="float">
            <text:p>14533.2241567</text:p>
          </table:table-cell>
          <table:table-cell/>
          <table:table-cell table:style-name="ce1" office:value-type="string" calcext:value-type="string" table:number-columns-spanned="3" table:number-rows-spanned="1">
            <text:p>Max SSE</text:p>
          </table:table-cell>
          <table:covered-table-cell table:number-columns-repeated="2" table:style-name="ce4"/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4029.887932" calcext:value-type="float">
            <text:p>204029.887932</text:p>
          </table:table-cell>
          <table:table-cell office:value-type="float" office:value="17820.5856029" calcext:value-type="float">
            <text:p>17820.5856029</text:p>
          </table:table-cell>
          <table:table-cell office:value-type="float" office:value="2311.16059034" calcext:value-type="float">
            <text:p>2311.16059034</text:p>
          </table:table-cell>
          <table:table-cell table:number-columns-repeated="2"/>
          <table:table-cell office:value-type="float" office:value="204029.887932" calcext:value-type="float">
            <text:p>204029.887932</text:p>
          </table:table-cell>
          <table:table-cell office:value-type="float" office:value="17820.5856029" calcext:value-type="float">
            <text:p>17820.5856029</text:p>
          </table:table-cell>
          <table:table-cell office:value-type="float" office:value="2311.16059034" calcext:value-type="float">
            <text:p>2311.16059034</text:p>
          </table:table-cell>
          <table:table-cell/>
          <table:table-cell table:style-name="ce4" office:value-type="string" calcext:value-type="string">
            <text:p>kmeans</text:p>
          </table:table-cell>
          <table:table-cell table:style-name="ce4" office:value-type="string" calcext:value-type="string">
            <text:p>kmeans++</text:p>
          </table:table-cell>
          <table:table-cell table:style-name="ce4" office:value-type="string" calcext:value-type="string">
            <text:p>geokmeans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35.92051873" calcext:value-type="float">
            <text:p>1035.92051873</text:p>
          </table:table-cell>
          <table:table-cell office:value-type="float" office:value="430.396459639" calcext:value-type="float">
            <text:p>430.396459639</text:p>
          </table:table-cell>
          <table:table-cell office:value-type="float" office:value="214.858530304" calcext:value-type="float">
            <text:p>214.858530304</text:p>
          </table:table-cell>
          <table:table-cell table:number-columns-repeated="2"/>
          <table:table-cell office:value-type="float" office:value="1035.92051873" calcext:value-type="float">
            <text:p>1035.92051873</text:p>
          </table:table-cell>
          <table:table-cell office:value-type="float" office:value="430.396459639" calcext:value-type="float">
            <text:p>430.396459639</text:p>
          </table:table-cell>
          <table:table-cell office:value-type="float" office:value="214.858530304" calcext:value-type="float">
            <text:p>214.858530304</text:p>
          </table:table-cell>
          <table:table-cell/>
          <table:table-cell table:style-name="ce3" table:formula="of:=MAX([.B2];[.B14];[.B26];[.B38];[.B50];[.B62];[.B74];[.B86];[.B98];[.B110];[.B122];[.B134];[.B146];[.B158];[.B170];[.B182];[.B194];[.B206];[.B218];[.B230] )" office:value-type="float" office:value="3429442.88683" calcext:value-type="float">
            <text:p>3429442.88683</text:p>
          </table:table-cell>
          <table:table-cell table:style-name="ce3" table:formula="of:=MAX([.C2];[.C14];[.C26];[.C38];[.C50];[.C62];[.C74];[.C86];[.C98];[.C110];[.C122];[.C134];[.C146];[.C158];[.C170];[.C182];[.C194];[.C206];[.C218];[.C230]  )" office:value-type="float" office:value="2052483.89172" calcext:value-type="float">
            <text:p>2052483.89172</text:p>
          </table:table-cell>
          <table:table-cell table:style-name="ce3" table:formula="of:=MAX( [.D2];[.D14];[.D26];[.D38];[.D50];[.D62];[.D74];[.D86];[.D98];[.D110];[.D122];[.D134];[.D146];[.D158];[.D170];[.D182];[.D194];[.D206];[.D218];[.D230])" office:value-type="float" office:value="2052483.89172" calcext:value-type="float">
            <text:p>2052483.89172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.201736794" calcext:value-type="float">
            <text:p>20.201736794</text:p>
          </table:table-cell>
          <table:table-cell office:value-type="float" office:value="797.028320375" calcext:value-type="float">
            <text:p>797.028320375</text:p>
          </table:table-cell>
          <table:table-cell office:value-type="float" office:value="4.46919748583" calcext:value-type="float">
            <text:p>4.46919748583</text:p>
          </table:table-cell>
          <table:table-cell table:number-columns-repeated="2"/>
          <table:table-cell office:value-type="float" office:value="20.201736794" calcext:value-type="float">
            <text:p>20.201736794</text:p>
          </table:table-cell>
          <table:table-cell office:value-type="float" office:value="797.028320375" calcext:value-type="float">
            <text:p>797.028320375</text:p>
          </table:table-cell>
          <table:table-cell office:value-type="float" office:value="4.46919748583" calcext:value-type="float">
            <text:p>4.46919748583</text:p>
          </table:table-cell>
          <table:table-cell/>
          <table:table-cell table:style-name="ce3" table:formula="of:=MAX([.B3];[.B15];[.B27];[.B39];[.B51];[.B63];[.B75];[.B87];[.B99];[.B111];[.B123];[.B135];[.B147];[.B159];[.B171];[.B183];[.B195];[.B207];[.B219];[.B231] )" office:value-type="float" office:value="691830.822666" calcext:value-type="float">
            <text:p>691830.822666</text:p>
          </table:table-cell>
          <table:table-cell table:style-name="ce3" table:formula="of:=MAX( [.C3];[.C15];[.C27];[.C39];[.C51];[.C63];[.C75];[.C87];[.C99];[.C111];[.C123];[.C135];[.C147];[.C159];[.C171];[.C183];[.C195];[.C207];[.C219];[.C231])" office:value-type="float" office:value="373709.816004" calcext:value-type="float">
            <text:p>373709.816004</text:p>
          </table:table-cell>
          <table:table-cell table:style-name="ce3" table:formula="of:=MAX([.D3];[.D15];[.D27];[.D39];[.D51];[.D63];[.D75];[.D87];[.D99];[.D111];[.D123];[.D135];[.D147];[.D159];[.D171];[.D183];[.D195];[.D207];[.D219];[.D231] )" office:value-type="float" office:value="691830.822666" calcext:value-type="float">
            <text:p>691830.822666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261.1212722" calcext:value-type="float">
            <text:p>25261.1212722</text:p>
          </table:table-cell>
          <table:table-cell office:value-type="float" office:value="52.8480715446" calcext:value-type="float">
            <text:p>52.8480715446</text:p>
          </table:table-cell>
          <table:table-cell office:value-type="float" office:value="13211.8689175" calcext:value-type="float">
            <text:p>13211.8689175</text:p>
          </table:table-cell>
          <table:table-cell table:number-columns-repeated="2"/>
          <table:table-cell office:value-type="float" office:value="25261.1212722" calcext:value-type="float">
            <text:p>25261.1212722</text:p>
          </table:table-cell>
          <table:table-cell office:value-type="float" office:value="52.8480715446" calcext:value-type="float">
            <text:p>52.8480715446</text:p>
          </table:table-cell>
          <table:table-cell office:value-type="float" office:value="13211.8689175" calcext:value-type="float">
            <text:p>13211.8689175</text:p>
          </table:table-cell>
          <table:table-cell/>
          <table:table-cell table:style-name="ce3" table:formula="of:=MAX( [.B4];[.B16];[.B28];[.B40];[.B52];[.B64];[.B76];[.B88];[.B100];[.B112];[.B124];[.B136];[.B148];[.B160];[.B172];[.B184];[.B196];[.B208];[.B220];[.B232] )" office:value-type="float" office:value="472606.22518" calcext:value-type="float">
            <text:p>472606.22518</text:p>
          </table:table-cell>
          <table:table-cell table:style-name="ce3" table:formula="of:=MAX([.C4];[.C16];[.C28];[.C40];[.C52];[.C64];[.C76];[.C88];[.C100];[.C112];[.C124];[.C136];[.C148];[.C160];[.C172];[.C184];[.C196];[.C208];[.C220];[.C232] )" office:value-type="float" office:value="527483.678417" calcext:value-type="float">
            <text:p>527483.678417</text:p>
          </table:table-cell>
          <table:table-cell table:style-name="ce3" table:formula="of:=MAX( [.D4];[.D16];[.D28];[.D40];[.D52];[.D64];[.D76];[.D88];[.D100];[.D112];[.D124];[.D136];[.D148];[.D160];[.D172];[.D184];[.D196];[.D208];[.D220];[.D232])" office:value-type="float" office:value="204029.887932" calcext:value-type="float">
            <text:p>204029.887932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7.51407012" calcext:value-type="float">
            <text:p>27.51407012</text:p>
          </table:table-cell>
          <table:table-cell office:value-type="float" office:value="69.2279167457" calcext:value-type="float">
            <text:p>69.2279167457</text:p>
          </table:table-cell>
          <table:table-cell office:value-type="float" office:value="3468.19516999" calcext:value-type="float">
            <text:p>3468.19516999</text:p>
          </table:table-cell>
          <table:table-cell table:number-columns-repeated="2"/>
          <table:table-cell office:value-type="float" office:value="27.51407012" calcext:value-type="float">
            <text:p>27.51407012</text:p>
          </table:table-cell>
          <table:table-cell office:value-type="float" office:value="69.2279167457" calcext:value-type="float">
            <text:p>69.2279167457</text:p>
          </table:table-cell>
          <table:table-cell office:value-type="float" office:value="3468.19516999" calcext:value-type="float">
            <text:p>3468.19516999</text:p>
          </table:table-cell>
          <table:table-cell/>
          <table:table-cell table:style-name="ce3" table:formula="of:=MAX([.B5];[.B17];[.B29];[.B41];[.B53];[.B65];[.B77];[.B89];[.B101];[.B113];[.B125];[.B137];[.B149];[.B161];[.B173];[.B185];[.B197];[.B209];[.B221];[.B233] )" office:value-type="float" office:value="204029.887932" calcext:value-type="float">
            <text:p>204029.887932</text:p>
          </table:table-cell>
          <table:table-cell table:style-name="ce3" table:formula="of:=MAX( [.C5];[.C17];[.C29];[.C41];[.C53];[.C65];[.C77];[.C89];[.C101];[.C113];[.C125];[.C137];[.C149];[.C161];[.C173];[.C185];[.C197];[.C209];[.C221];[.C233])" office:value-type="float" office:value="691830.822666" calcext:value-type="float">
            <text:p>691830.822666</text:p>
          </table:table-cell>
          <table:table-cell table:style-name="ce3" table:formula="of:=MAX([.D5];[.D17];[.D29];[.D41];[.D53];[.D65];[.D77];[.D89];[.D101];[.D113];[.D125];[.D137];[.D149];[.D161];[.D173];[.D185];[.D197];[.D209];[.D221];[.D233] )" office:value-type="float" office:value="1607947.3034" calcext:value-type="float">
            <text:p>1607947.3034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786.98885103" calcext:value-type="float">
            <text:p>3786.98885103</text:p>
          </table:table-cell>
          <table:table-cell office:value-type="float" office:value="1.75255564653" calcext:value-type="float">
            <text:p>1.75255564653</text:p>
          </table:table-cell>
          <table:table-cell office:value-type="float" office:value="25933.5073988" calcext:value-type="float">
            <text:p>25933.5073988</text:p>
          </table:table-cell>
          <table:table-cell table:number-columns-repeated="2"/>
          <table:table-cell office:value-type="float" office:value="3786.98885103" calcext:value-type="float">
            <text:p>3786.98885103</text:p>
          </table:table-cell>
          <table:table-cell office:value-type="float" office:value="1.75255564653" calcext:value-type="float">
            <text:p>1.75255564653</text:p>
          </table:table-cell>
          <table:table-cell office:value-type="float" office:value="25933.5073988" calcext:value-type="float">
            <text:p>25933.5073988</text:p>
          </table:table-cell>
          <table:table-cell/>
          <table:table-cell table:style-name="ce3" table:formula="of:=MAX([.B6];[.B18];[.B30];[.B42];[.B54];[.B66];[.B78];[.B90];[.B102];[.B114];[.B126];[.B138];[.B150];[.B162];[.B174];[.B186];[.B198];[.B210];[.B222];[.B234] )" office:value-type="float" office:value="321328.940962" calcext:value-type="float">
            <text:p>321328.940962</text:p>
          </table:table-cell>
          <table:table-cell table:style-name="ce3" table:formula="of:=MAX([.C6];[.C18];[.C30];[.C42];[.C54];[.C66];[.C78];[.C90];[.C102];[.C114];[.C126];[.C138];[.C150];[.C162];[.C174];[.C186];[.C198];[.C210];[.C222];[.C234] )" office:value-type="float" office:value="26838.5111513" calcext:value-type="float">
            <text:p>26838.5111513</text:p>
          </table:table-cell>
          <table:table-cell table:style-name="ce3" table:formula="of:=MAX([.D6];[.D18];[.D30];[.D42];[.D54];[.D66];[.D78];[.D90];[.D102];[.D114];[.D126];[.D138];[.D150];[.D162];[.D174];[.D186];[.D198];[.D210];[.D222];[.D234] )" office:value-type="float" office:value="322382.887375" calcext:value-type="float">
            <text:p>322382.887375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9907.8061313" calcext:value-type="float">
            <text:p>89907.8061313</text:p>
          </table:table-cell>
          <table:table-cell office:value-type="float" office:value="129.338887236" calcext:value-type="float">
            <text:p>129.338887236</text:p>
          </table:table-cell>
          <table:table-cell office:value-type="float" office:value="17.0443363555" calcext:value-type="float">
            <text:p>17.0443363555</text:p>
          </table:table-cell>
          <table:table-cell table:number-columns-repeated="2"/>
          <table:table-cell office:value-type="float" office:value="89907.8061313" calcext:value-type="float">
            <text:p>89907.8061313</text:p>
          </table:table-cell>
          <table:table-cell office:value-type="float" office:value="129.338887236" calcext:value-type="float">
            <text:p>129.338887236</text:p>
          </table:table-cell>
          <table:table-cell office:value-type="float" office:value="17.0443363555" calcext:value-type="float">
            <text:p>17.0443363555</text:p>
          </table:table-cell>
          <table:table-cell/>
          <table:table-cell table:style-name="ce3" table:formula="of:=MAX([.B7];[.B19];[.B31];[.B43];[.B55];[.B67];[.B79];[.B91];[.B103];[.B115];[.B127];[.B139];[.B151];[.B163];[.B175];[.B187];[.B199];[.B211];[.B223];[.B235] )" office:value-type="float" office:value="139463.877755" calcext:value-type="float">
            <text:p>139463.877755</text:p>
          </table:table-cell>
          <table:table-cell table:style-name="ce3" table:formula="of:=MAX([.C7];[.C19];[.C31];[.C43];[.C55];[.C67];[.C79];[.C91];[.C103];[.C115];[.C127];[.C139];[.C151];[.C163];[.C175];[.C187];[.C199];[.C211];[.C223];[.C235] )" office:value-type="float" office:value="201672.620699" calcext:value-type="float">
            <text:p>201672.620699</text:p>
          </table:table-cell>
          <table:table-cell table:style-name="ce3" table:formula="of:=MAX([.D7];[.D19];[.D31];[.D43];[.D55];[.D67];[.D79];[.D91];[.D103];[.D115];[.D127];[.D139];[.D151];[.D163];[.D175];[.D187];[.D199];[.D211];[.D223];[.D235] )" office:value-type="float" office:value="33507.858327" calcext:value-type="float">
            <text:p>33507.858327</text:p>
          </table:table-cell>
          <table:table-cell table:number-columns-repeated="8"/>
        </table:table-row>
        <table:table-row table:style-name="ro1">
          <table:table-cell table:number-columns-repeated="10"/>
          <table:table-cell table:style-name="ce3" table:formula="of:=MAX([.B8];[.B20];[.B32];[.B44];[.B56];[.B68];[.B80];[.B92];[.B104];[.B116];[.B128];[.B140];[.B152];[.B164];[.B176];[.B188];[.B200];[.B212];[.B224];[.B236] )" office:value-type="float" office:value="25261.1212722" calcext:value-type="float">
            <text:p>25261.1212722</text:p>
          </table:table-cell>
          <table:table-cell table:style-name="ce3" table:formula="of:=MAX( [.C8];[.C20];[.C32];[.C44];[.C56];[.C68];[.C80];[.C92];[.C104];[.C116];[.C128];[.C140];[.C152];[.C164];[.C176];[.C188];[.C200];[.C212];[.C224];[.C236])" office:value-type="float" office:value="128698.011899" calcext:value-type="float">
            <text:p>128698.011899</text:p>
          </table:table-cell>
          <table:table-cell table:style-name="ce3" table:formula="of:=MAX([.D8];[.D20];[.D32];[.D44];[.D56];[.D68];[.D80];[.D92];[.D104];[.D116];[.D128];[.D140];[.D152];[.D164];[.D176];[.D188];[.D200];[.D212];[.D224];[.D236] )" office:value-type="float" office:value="112581.650483" calcext:value-type="float">
            <text:p>112581.6504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eparation1</text:p>
          </table:table-cell>
          <table:table-cell office:value-type="string" calcext:value-type="string">
            <text:p>separation2</text:p>
          </table:table-cell>
          <table:table-cell office:value-type="string" calcext:value-type="string">
            <text:p>separation3</text:p>
          </table:table-cell>
          <table:table-cell table:number-columns-repeated="6"/>
          <table:table-cell table:style-name="ce3" table:formula="of:=MAX([.B9];[.B21];[.B33];[.B45];[.B57];[.B69];[.B81];[.B93];[.B105];[.B117];[.B129];[.B141];[.B153];[.B165];[.B177];[.B189];[.B201];[.B213];[.B225];[.B237] )" office:value-type="float" office:value="93353.2942079" calcext:value-type="float">
            <text:p>93353.2942079</text:p>
          </table:table-cell>
          <table:table-cell table:style-name="ce3" table:formula="of:=MAX( [.C9];[.C21];[.C33];[.C45];[.C57];[.C69];[.C81];[.C93];[.C105];[.C117];[.C129];[.C141];[.C153];[.C165];[.C177];[.C189];[.C201];[.C213];[.C225];[.C237])" office:value-type="float" office:value="200681.510675" calcext:value-type="float">
            <text:p>200681.510675</text:p>
          </table:table-cell>
          <table:table-cell table:style-name="ce3" table:formula="of:=MAX([.D9];[.D21];[.D33];[.D45];[.D57];[.D69];[.D81];[.D93];[.D105];[.D117];[.D129];[.D141];[.D153];[.D165];[.D177];[.D189];[.D201];[.D213];[.D225];[.D237] )" office:value-type="float" office:value="91318.7511952" calcext:value-type="float">
            <text:p>91318.751195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6175.5117106" calcext:value-type="float">
            <text:p>96175.5117106</text:p>
          </table:table-cell>
          <table:table-cell office:value-type="float" office:value="62873.3047372" calcext:value-type="float">
            <text:p>62873.3047372</text:p>
          </table:table-cell>
          <table:table-cell office:value-type="float" office:value="2052483.89172" calcext:value-type="float">
            <text:p>2052483.89172</text:p>
          </table:table-cell>
          <table:table-cell table:number-columns-repeated="2"/>
          <table:table-cell office:value-type="float" office:value="96175.5117106" calcext:value-type="float">
            <text:p>96175.5117106</text:p>
          </table:table-cell>
          <table:table-cell office:value-type="float" office:value="62873.3047372" calcext:value-type="float">
            <text:p>62873.3047372</text:p>
          </table:table-cell>
          <table:table-cell office:value-type="float" office:value="2052483.89172" calcext:value-type="float">
            <text:p>2052483.89172</text:p>
          </table:table-cell>
          <table:table-cell/>
          <table:table-cell table:style-name="ce3" table:formula="of:=MAX([.B10];[.B22];[.B34];[.B46];[.B58];[.B70];[.B82];[.B94];[.B106];[.B118];[.B130];[.B142];[.B154];[.B166];[.B178];[.B190];[.B202];[.B214];[.B226];[.B238] )" office:value-type="float" office:value="128890.915438" calcext:value-type="float">
            <text:p>128890.915438</text:p>
          </table:table-cell>
          <table:table-cell table:style-name="ce3" table:formula="of:=MAX([.C10];[.C22];[.C34];[.C46];[.C58];[.C70];[.C82];[.C94];[.C106];[.C118];[.C130];[.C142];[.C154];[.C166];[.C178];[.C190];[.C202];[.C214];[.C226];[.C238] )" office:value-type="float" office:value="291953.454044" calcext:value-type="float">
            <text:p>291953.454044</text:p>
          </table:table-cell>
          <table:table-cell table:style-name="ce3" table:formula="of:=MAX([.D10];[.D22];[.D34];[.D46];[.D58];[.D70];[.D82];[.D94];[.D106];[.D118];[.D130];[.D142];[.D154];[.D166];[.D178];[.D190];[.D202];[.D214];[.D226];[.D238] )" office:value-type="float" office:value="322382.887375" calcext:value-type="float">
            <text:p>322382.887375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357.7736807" calcext:value-type="float">
            <text:p>11357.7736807</text:p>
          </table:table-cell>
          <table:table-cell office:value-type="float" office:value="146678.915504" calcext:value-type="float">
            <text:p>146678.915504</text:p>
          </table:table-cell>
          <table:table-cell office:value-type="float" office:value="58069.9476829" calcext:value-type="float">
            <text:p>58069.9476829</text:p>
          </table:table-cell>
          <table:table-cell table:number-columns-repeated="2"/>
          <table:table-cell office:value-type="float" office:value="11357.7736807" calcext:value-type="float">
            <text:p>11357.7736807</text:p>
          </table:table-cell>
          <table:table-cell office:value-type="float" office:value="146678.915504" calcext:value-type="float">
            <text:p>146678.915504</text:p>
          </table:table-cell>
          <table:table-cell office:value-type="float" office:value="58069.9476829" calcext:value-type="float">
            <text:p>58069.9476829</text:p>
          </table:table-cell>
          <table:table-cell/>
          <table:table-cell table:style-name="ce3" table:formula="of:=MAX([.B11];[.B23];[.B35];[.B47];[.B59];[.B71];[.B83];[.B95];[.B107];[.B119];[.B131];[.B143];[.B155];[.B167];[.B179];[.B191];[.B203];[.B215];[.B227];[.B239] )" office:value-type="float" office:value="143636.00203" calcext:value-type="float">
            <text:p>143636.00203</text:p>
          </table:table-cell>
          <table:table-cell table:style-name="ce3" table:formula="of:=MAX([.C11];[.C23];[.C35];[.C47];[.C59];[.C71];[.C83];[.C95];[.C107];[.C119];[.C131];[.C143];[.C155];[.C167];[.C179];[.C191];[.C203];[.C215];[.C227];[.C239] )" office:value-type="float" office:value="255861.321146" calcext:value-type="float">
            <text:p>255861.321146</text:p>
          </table:table-cell>
          <table:table-cell table:style-name="ce3" table:formula="of:=MAX([.D11];[.D23];[.D35];[.D47];[.D59];[.D71];[.D83];[.D95];[.D107];[.D119];[.D131];[.D143];[.D155];[.D167];[.D179];[.D191];[.D203];[.D215];[.D227];[.D239] )" office:value-type="float" office:value="128890.915438" calcext:value-type="float">
            <text:p>128890.915438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35.92051873" calcext:value-type="float">
            <text:p>1035.92051873</text:p>
          </table:table-cell>
          <table:table-cell office:value-type="float" office:value="3080.98304478" calcext:value-type="float">
            <text:p>3080.98304478</text:p>
          </table:table-cell>
          <table:table-cell office:value-type="float" office:value="139463.877755" calcext:value-type="float">
            <text:p>139463.877755</text:p>
          </table:table-cell>
          <table:table-cell table:number-columns-repeated="2"/>
          <table:table-cell office:value-type="float" office:value="1035.92051873" calcext:value-type="float">
            <text:p>1035.92051873</text:p>
          </table:table-cell>
          <table:table-cell office:value-type="float" office:value="3080.98304478" calcext:value-type="float">
            <text:p>3080.98304478</text:p>
          </table:table-cell>
          <table:table-cell office:value-type="float" office:value="139463.877755" calcext:value-type="float">
            <text:p>139463.877755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7.401250273" calcext:value-type="float">
            <text:p>267.401250273</text:p>
          </table:table-cell>
          <table:table-cell office:value-type="float" office:value="204029.887932" calcext:value-type="float">
            <text:p>204029.887932</text:p>
          </table:table-cell>
          <table:table-cell office:value-type="float" office:value="161.213304602" calcext:value-type="float">
            <text:p>161.213304602</text:p>
          </table:table-cell>
          <table:table-cell table:number-columns-repeated="2"/>
          <table:table-cell office:value-type="float" office:value="267.401250273" calcext:value-type="float">
            <text:p>267.401250273</text:p>
          </table:table-cell>
          <table:table-cell office:value-type="float" office:value="204029.887932" calcext:value-type="float">
            <text:p>204029.887932</text:p>
          </table:table-cell>
          <table:table-cell office:value-type="float" office:value="161.213304602" calcext:value-type="float">
            <text:p>161.213304602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1639.21947" calcext:value-type="float">
            <text:p>71639.21947</text:p>
          </table:table-cell>
          <table:table-cell table:number-columns-repeated="2" office:value-type="float" office:value="700.280329845" calcext:value-type="float">
            <text:p>700.280329845</text:p>
          </table:table-cell>
          <table:table-cell table:number-columns-repeated="2"/>
          <table:table-cell office:value-type="float" office:value="71639.21947" calcext:value-type="float">
            <text:p>71639.21947</text:p>
          </table:table-cell>
          <table:table-cell table:number-columns-repeated="2" office:value-type="float" office:value="700.280329845" calcext:value-type="float">
            <text:p>700.280329845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.208676842" calcext:value-type="float">
            <text:p>10.208676842</text:p>
          </table:table-cell>
          <table:table-cell office:value-type="float" office:value="201672.620699" calcext:value-type="float">
            <text:p>201672.620699</text:p>
          </table:table-cell>
          <table:table-cell office:value-type="float" office:value="30536.3679455" calcext:value-type="float">
            <text:p>30536.3679455</text:p>
          </table:table-cell>
          <table:table-cell table:number-columns-repeated="2"/>
          <table:table-cell office:value-type="float" office:value="10.208676842" calcext:value-type="float">
            <text:p>10.208676842</text:p>
          </table:table-cell>
          <table:table-cell office:value-type="float" office:value="201672.620699" calcext:value-type="float">
            <text:p>201672.620699</text:p>
          </table:table-cell>
          <table:table-cell office:value-type="float" office:value="30536.3679455" calcext:value-type="float">
            <text:p>30536.3679455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598.98276948" calcext:value-type="float">
            <text:p>4598.98276948</text:p>
          </table:table-cell>
          <table:table-cell office:value-type="float" office:value="129.338887236" calcext:value-type="float">
            <text:p>129.338887236</text:p>
          </table:table-cell>
          <table:table-cell office:value-type="float" office:value="18.3556994253" calcext:value-type="float">
            <text:p>18.3556994253</text:p>
          </table:table-cell>
          <table:table-cell table:number-columns-repeated="2"/>
          <table:table-cell office:value-type="float" office:value="4598.98276948" calcext:value-type="float">
            <text:p>4598.98276948</text:p>
          </table:table-cell>
          <table:table-cell office:value-type="float" office:value="129.338887236" calcext:value-type="float">
            <text:p>129.338887236</text:p>
          </table:table-cell>
          <table:table-cell office:value-type="float" office:value="18.3556994253" calcext:value-type="float">
            <text:p>18.3556994253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1231.186294" calcext:value-type="float">
            <text:p>61231.186294</text:p>
          </table:table-cell>
          <table:table-cell office:value-type="float" office:value="24904.7132915" calcext:value-type="float">
            <text:p>24904.7132915</text:p>
          </table:table-cell>
          <table:table-cell office:value-type="float" office:value="15430.2649333" calcext:value-type="float">
            <text:p>15430.2649333</text:p>
          </table:table-cell>
          <table:table-cell table:number-columns-repeated="2"/>
          <table:table-cell office:value-type="float" office:value="61231.186294" calcext:value-type="float">
            <text:p>61231.186294</text:p>
          </table:table-cell>
          <table:table-cell office:value-type="float" office:value="24904.7132915" calcext:value-type="float">
            <text:p>24904.7132915</text:p>
          </table:table-cell>
          <table:table-cell office:value-type="float" office:value="15430.2649333" calcext:value-type="float">
            <text:p>15430.2649333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95669125243" calcext:value-type="float">
            <text:p>1.95669125243</text:p>
          </table:table-cell>
          <table:table-cell office:value-type="float" office:value="49.0098504343" calcext:value-type="float">
            <text:p>49.0098504343</text:p>
          </table:table-cell>
          <table:table-cell office:value-type="float" office:value="126.573306551" calcext:value-type="float">
            <text:p>126.573306551</text:p>
          </table:table-cell>
          <table:table-cell table:number-columns-repeated="2"/>
          <table:table-cell office:value-type="float" office:value="1.95669125243" calcext:value-type="float">
            <text:p>1.95669125243</text:p>
          </table:table-cell>
          <table:table-cell office:value-type="float" office:value="49.0098504343" calcext:value-type="float">
            <text:p>49.0098504343</text:p>
          </table:table-cell>
          <table:table-cell office:value-type="float" office:value="126.573306551" calcext:value-type="float">
            <text:p>126.573306551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.4242325161" calcext:value-type="float">
            <text:p>23.4242325161</text:p>
          </table:table-cell>
          <table:table-cell office:value-type="float" office:value="18.976591781" calcext:value-type="float">
            <text:p>18.976591781</text:p>
          </table:table-cell>
          <table:table-cell office:value-type="float" office:value="1307.73968593" calcext:value-type="float">
            <text:p>1307.73968593</text:p>
          </table:table-cell>
          <table:table-cell table:number-columns-repeated="2"/>
          <table:table-cell office:value-type="float" office:value="23.4242325161" calcext:value-type="float">
            <text:p>23.4242325161</text:p>
          </table:table-cell>
          <table:table-cell office:value-type="float" office:value="18.976591781" calcext:value-type="float">
            <text:p>18.976591781</text:p>
          </table:table-cell>
          <table:table-cell office:value-type="float" office:value="1307.73968593" calcext:value-type="float">
            <text:p>1307.73968593</text:p>
          </table:table-cell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eparation1</text:p>
          </table:table-cell>
          <table:table-cell office:value-type="string" calcext:value-type="string">
            <text:p>separation2</text:p>
          </table:table-cell>
          <table:table-cell office:value-type="string" calcext:value-type="string">
            <text:p>separation3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4030.048351" calcext:value-type="float">
            <text:p>524030.048351</text:p>
          </table:table-cell>
          <table:table-cell office:value-type="float" office:value="1423849.55878" calcext:value-type="float">
            <text:p>1423849.55878</text:p>
          </table:table-cell>
          <table:table-cell office:value-type="float" office:value="524030.048351" calcext:value-type="float">
            <text:p>524030.048351</text:p>
          </table:table-cell>
          <table:table-cell table:number-columns-repeated="2"/>
          <table:table-cell office:value-type="float" office:value="524030.048351" calcext:value-type="float">
            <text:p>524030.048351</text:p>
          </table:table-cell>
          <table:table-cell office:value-type="float" office:value="1423849.55878" calcext:value-type="float">
            <text:p>1423849.55878</text:p>
          </table:table-cell>
          <table:table-cell office:value-type="float" office:value="524030.048351" calcext:value-type="float">
            <text:p>524030.048351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91830.822666" calcext:value-type="float">
            <text:p>691830.822666</text:p>
          </table:table-cell>
          <table:table-cell office:value-type="float" office:value="8437.7968409" calcext:value-type="float">
            <text:p>8437.7968409</text:p>
          </table:table-cell>
          <table:table-cell office:value-type="float" office:value="37120.6141755" calcext:value-type="float">
            <text:p>37120.6141755</text:p>
          </table:table-cell>
          <table:table-cell table:number-columns-repeated="2"/>
          <table:table-cell office:value-type="float" office:value="691830.822666" calcext:value-type="float">
            <text:p>691830.822666</text:p>
          </table:table-cell>
          <table:table-cell office:value-type="float" office:value="8437.7968409" calcext:value-type="float">
            <text:p>8437.7968409</text:p>
          </table:table-cell>
          <table:table-cell office:value-type="float" office:value="37120.6141755" calcext:value-type="float">
            <text:p>37120.6141755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685.65829503" calcext:value-type="float">
            <text:p>7685.65829503</text:p>
          </table:table-cell>
          <table:table-cell office:value-type="float" office:value="72801.7698202" calcext:value-type="float">
            <text:p>72801.7698202</text:p>
          </table:table-cell>
          <table:table-cell office:value-type="float" office:value="75999.8904644" calcext:value-type="float">
            <text:p>75999.8904644</text:p>
          </table:table-cell>
          <table:table-cell table:number-columns-repeated="2"/>
          <table:table-cell office:value-type="float" office:value="7685.65829503" calcext:value-type="float">
            <text:p>7685.65829503</text:p>
          </table:table-cell>
          <table:table-cell office:value-type="float" office:value="72801.7698202" calcext:value-type="float">
            <text:p>72801.7698202</text:p>
          </table:table-cell>
          <table:table-cell office:value-type="float" office:value="75999.8904644" calcext:value-type="float">
            <text:p>75999.8904644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685.43324097" calcext:value-type="float">
            <text:p>7685.43324097</text:p>
          </table:table-cell>
          <table:table-cell office:value-type="float" office:value="34957.5653475" calcext:value-type="float">
            <text:p>34957.5653475</text:p>
          </table:table-cell>
          <table:table-cell office:value-type="float" office:value="634.515207269" calcext:value-type="float">
            <text:p>634.515207269</text:p>
          </table:table-cell>
          <table:table-cell table:number-columns-repeated="2"/>
          <table:table-cell office:value-type="float" office:value="7685.43324097" calcext:value-type="float">
            <text:p>7685.43324097</text:p>
          </table:table-cell>
          <table:table-cell office:value-type="float" office:value="34957.5653475" calcext:value-type="float">
            <text:p>34957.5653475</text:p>
          </table:table-cell>
          <table:table-cell office:value-type="float" office:value="634.515207269" calcext:value-type="float">
            <text:p>634.515207269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724.94704724" calcext:value-type="float">
            <text:p>6724.94704724</text:p>
          </table:table-cell>
          <table:table-cell office:value-type="float" office:value="79.6319020013" calcext:value-type="float">
            <text:p>79.6319020013</text:p>
          </table:table-cell>
          <table:table-cell office:value-type="float" office:value="730.959588135" calcext:value-type="float">
            <text:p>730.959588135</text:p>
          </table:table-cell>
          <table:table-cell table:number-columns-repeated="2"/>
          <table:table-cell office:value-type="float" office:value="6724.94704724" calcext:value-type="float">
            <text:p>6724.94704724</text:p>
          </table:table-cell>
          <table:table-cell office:value-type="float" office:value="79.6319020013" calcext:value-type="float">
            <text:p>79.6319020013</text:p>
          </table:table-cell>
          <table:table-cell office:value-type="float" office:value="730.959588135" calcext:value-type="float">
            <text:p>730.959588135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57.5987364" calcext:value-type="float">
            <text:p>4157.5987364</text:p>
          </table:table-cell>
          <table:table-cell office:value-type="float" office:value="127.874852096" calcext:value-type="float">
            <text:p>127.874852096</text:p>
          </table:table-cell>
          <table:table-cell office:value-type="float" office:value="33.6738548948" calcext:value-type="float">
            <text:p>33.6738548948</text:p>
          </table:table-cell>
          <table:table-cell table:number-columns-repeated="2"/>
          <table:table-cell office:value-type="float" office:value="4157.5987364" calcext:value-type="float">
            <text:p>4157.5987364</text:p>
          </table:table-cell>
          <table:table-cell office:value-type="float" office:value="127.874852096" calcext:value-type="float">
            <text:p>127.874852096</text:p>
          </table:table-cell>
          <table:table-cell office:value-type="float" office:value="33.6738548948" calcext:value-type="float">
            <text:p>33.6738548948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7.703646137" calcext:value-type="float">
            <text:p>107.703646137</text:p>
          </table:table-cell>
          <table:table-cell office:value-type="float" office:value="91187.4850927" calcext:value-type="float">
            <text:p>91187.4850927</text:p>
          </table:table-cell>
          <table:table-cell office:value-type="float" office:value="51.357291662" calcext:value-type="float">
            <text:p>51.357291662</text:p>
          </table:table-cell>
          <table:table-cell table:number-columns-repeated="2"/>
          <table:table-cell office:value-type="float" office:value="107.703646137" calcext:value-type="float">
            <text:p>107.703646137</text:p>
          </table:table-cell>
          <table:table-cell office:value-type="float" office:value="91187.4850927" calcext:value-type="float">
            <text:p>91187.4850927</text:p>
          </table:table-cell>
          <table:table-cell office:value-type="float" office:value="51.357291662" calcext:value-type="float">
            <text:p>51.357291662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1.8349641662" calcext:value-type="float">
            <text:p>41.8349641662</text:p>
          </table:table-cell>
          <table:table-cell office:value-type="float" office:value="29.1130729299" calcext:value-type="float">
            <text:p>29.1130729299</text:p>
          </table:table-cell>
          <table:table-cell office:value-type="float" office:value="11.800668644" calcext:value-type="float">
            <text:p>11.800668644</text:p>
          </table:table-cell>
          <table:table-cell table:number-columns-repeated="2"/>
          <table:table-cell office:value-type="float" office:value="41.8349641662" calcext:value-type="float">
            <text:p>41.8349641662</text:p>
          </table:table-cell>
          <table:table-cell office:value-type="float" office:value="29.1130729299" calcext:value-type="float">
            <text:p>29.1130729299</text:p>
          </table:table-cell>
          <table:table-cell office:value-type="float" office:value="11.800668644" calcext:value-type="float">
            <text:p>11.800668644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01.92089083" calcext:value-type="float">
            <text:p>2001.92089083</text:p>
          </table:table-cell>
          <table:table-cell office:value-type="float" office:value="462.423359111" calcext:value-type="float">
            <text:p>462.423359111</text:p>
          </table:table-cell>
          <table:table-cell office:value-type="float" office:value="128890.915438" calcext:value-type="float">
            <text:p>128890.915438</text:p>
          </table:table-cell>
          <table:table-cell table:number-columns-repeated="2"/>
          <table:table-cell office:value-type="float" office:value="2001.92089083" calcext:value-type="float">
            <text:p>2001.92089083</text:p>
          </table:table-cell>
          <table:table-cell office:value-type="float" office:value="462.423359111" calcext:value-type="float">
            <text:p>462.423359111</text:p>
          </table:table-cell>
          <table:table-cell office:value-type="float" office:value="128890.915438" calcext:value-type="float">
            <text:p>128890.915438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85342647113" calcext:value-type="float">
            <text:p>1.85342647113</text:p>
          </table:table-cell>
          <table:table-cell office:value-type="float" office:value="68312.1989268" calcext:value-type="float">
            <text:p>68312.1989268</text:p>
          </table:table-cell>
          <table:table-cell office:value-type="float" office:value="128890.915438" calcext:value-type="float">
            <text:p>128890.915438</text:p>
          </table:table-cell>
          <table:table-cell table:number-columns-repeated="2"/>
          <table:table-cell office:value-type="float" office:value="1.85342647113" calcext:value-type="float">
            <text:p>1.85342647113</text:p>
          </table:table-cell>
          <table:table-cell office:value-type="float" office:value="68312.1989268" calcext:value-type="float">
            <text:p>68312.1989268</text:p>
          </table:table-cell>
          <table:table-cell office:value-type="float" office:value="128890.915438" calcext:value-type="float">
            <text:p>128890.915438</text:p>
          </table:table-cell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eparation1</text:p>
          </table:table-cell>
          <table:table-cell office:value-type="string" calcext:value-type="string">
            <text:p>separation2</text:p>
          </table:table-cell>
          <table:table-cell office:value-type="string" calcext:value-type="string">
            <text:p>separation3</text:p>
          </table:table-cell>
          <table:table-cell table:number-columns-repeated="6"/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T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873.3047372" calcext:value-type="float">
            <text:p>62873.3047372</text:p>
          </table:table-cell>
          <table:table-cell office:value-type="float" office:value="1095156.18632" calcext:value-type="float">
            <text:p>1095156.18632</text:p>
          </table:table-cell>
          <table:table-cell office:value-type="float" office:value="1220057.09423" calcext:value-type="float">
            <text:p>1220057.09423</text:p>
          </table:table-cell>
          <table:table-cell table:number-columns-repeated="2"/>
          <table:table-cell office:value-type="float" office:value="62873.3047372" calcext:value-type="float">
            <text:p>62873.3047372</text:p>
          </table:table-cell>
          <table:table-cell office:value-type="float" office:value="1095156.18632" calcext:value-type="float">
            <text:p>1095156.18632</text:p>
          </table:table-cell>
          <table:table-cell office:value-type="float" office:value="1220057.09423" calcext:value-type="float">
            <text:p>1220057.09423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2382.887375" calcext:value-type="float">
            <text:p>322382.887375</text:p>
          </table:table-cell>
          <table:table-cell office:value-type="float" office:value="146678.915504" calcext:value-type="float">
            <text:p>146678.915504</text:p>
          </table:table-cell>
          <table:table-cell office:value-type="float" office:value="37305.2632966" calcext:value-type="float">
            <text:p>37305.2632966</text:p>
          </table:table-cell>
          <table:table-cell table:number-columns-repeated="2"/>
          <table:table-cell office:value-type="float" office:value="322382.887375" calcext:value-type="float">
            <text:p>322382.887375</text:p>
          </table:table-cell>
          <table:table-cell office:value-type="float" office:value="146678.915504" calcext:value-type="float">
            <text:p>146678.915504</text:p>
          </table:table-cell>
          <table:table-cell office:value-type="float" office:value="37305.2632966" calcext:value-type="float">
            <text:p>37305.2632966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3709.816004" calcext:value-type="float">
            <text:p>373709.816004</text:p>
          </table:table-cell>
          <table:table-cell office:value-type="float" office:value="75999.8904644" calcext:value-type="float">
            <text:p>75999.8904644</text:p>
          </table:table-cell>
          <table:table-cell office:value-type="float" office:value="203204.391585" calcext:value-type="float">
            <text:p>203204.391585</text:p>
          </table:table-cell>
          <table:table-cell table:number-columns-repeated="2"/>
          <table:table-cell office:value-type="float" office:value="373709.816004" calcext:value-type="float">
            <text:p>373709.816004</text:p>
          </table:table-cell>
          <table:table-cell office:value-type="float" office:value="75999.8904644" calcext:value-type="float">
            <text:p>75999.8904644</text:p>
          </table:table-cell>
          <table:table-cell office:value-type="float" office:value="203204.391585" calcext:value-type="float">
            <text:p>203204.391585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83.367400164" calcext:value-type="float">
            <text:p>583.367400164</text:p>
          </table:table-cell>
          <table:table-cell office:value-type="float" office:value="390.218652376" calcext:value-type="float">
            <text:p>390.218652376</text:p>
          </table:table-cell>
          <table:table-cell office:value-type="float" office:value="213.330439012" calcext:value-type="float">
            <text:p>213.330439012</text:p>
          </table:table-cell>
          <table:table-cell table:number-columns-repeated="2"/>
          <table:table-cell office:value-type="float" office:value="583.367400164" calcext:value-type="float">
            <text:p>583.367400164</text:p>
          </table:table-cell>
          <table:table-cell office:value-type="float" office:value="390.218652376" calcext:value-type="float">
            <text:p>390.218652376</text:p>
          </table:table-cell>
          <table:table-cell office:value-type="float" office:value="213.330439012" calcext:value-type="float">
            <text:p>213.330439012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463.6912493" calcext:value-type="float">
            <text:p>13463.6912493</text:p>
          </table:table-cell>
          <table:table-cell office:value-type="float" office:value="526.230871057" calcext:value-type="float">
            <text:p>526.230871057</text:p>
          </table:table-cell>
          <table:table-cell office:value-type="float" office:value="191.704254691" calcext:value-type="float">
            <text:p>191.704254691</text:p>
          </table:table-cell>
          <table:table-cell table:number-columns-repeated="2"/>
          <table:table-cell office:value-type="float" office:value="13463.6912493" calcext:value-type="float">
            <text:p>13463.6912493</text:p>
          </table:table-cell>
          <table:table-cell office:value-type="float" office:value="526.230871057" calcext:value-type="float">
            <text:p>526.230871057</text:p>
          </table:table-cell>
          <table:table-cell office:value-type="float" office:value="191.704254691" calcext:value-type="float">
            <text:p>191.704254691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.6004150255" calcext:value-type="float">
            <text:p>25.6004150255</text:p>
          </table:table-cell>
          <table:table-cell office:value-type="float" office:value="209.635358441" calcext:value-type="float">
            <text:p>209.635358441</text:p>
          </table:table-cell>
          <table:table-cell office:value-type="float" office:value="264.031248734" calcext:value-type="float">
            <text:p>264.031248734</text:p>
          </table:table-cell>
          <table:table-cell table:number-columns-repeated="2"/>
          <table:table-cell office:value-type="float" office:value="25.6004150255" calcext:value-type="float">
            <text:p>25.6004150255</text:p>
          </table:table-cell>
          <table:table-cell office:value-type="float" office:value="209.635358441" calcext:value-type="float">
            <text:p>209.635358441</text:p>
          </table:table-cell>
          <table:table-cell office:value-type="float" office:value="264.031248734" calcext:value-type="float">
            <text:p>264.031248734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989.13176108" calcext:value-type="float">
            <text:p>3989.13176108</text:p>
          </table:table-cell>
          <table:table-cell office:value-type="float" office:value="128698.011899" calcext:value-type="float">
            <text:p>128698.011899</text:p>
          </table:table-cell>
          <table:table-cell office:value-type="float" office:value="112581.650483" calcext:value-type="float">
            <text:p>112581.650483</text:p>
          </table:table-cell>
          <table:table-cell table:number-columns-repeated="2"/>
          <table:table-cell office:value-type="float" office:value="3989.13176108" calcext:value-type="float">
            <text:p>3989.13176108</text:p>
          </table:table-cell>
          <table:table-cell office:value-type="float" office:value="128698.011899" calcext:value-type="float">
            <text:p>128698.011899</text:p>
          </table:table-cell>
          <table:table-cell office:value-type="float" office:value="112581.650483" calcext:value-type="float">
            <text:p>112581.650483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815.86546602" calcext:value-type="float">
            <text:p>3815.86546602</text:p>
          </table:table-cell>
          <table:table-cell office:value-type="float" office:value="606.923876841" calcext:value-type="float">
            <text:p>606.923876841</text:p>
          </table:table-cell>
          <table:table-cell office:value-type="float" office:value="91318.7511952" calcext:value-type="float">
            <text:p>91318.7511952</text:p>
          </table:table-cell>
          <table:table-cell table:number-columns-repeated="2"/>
          <table:table-cell office:value-type="float" office:value="3815.86546602" calcext:value-type="float">
            <text:p>3815.86546602</text:p>
          </table:table-cell>
          <table:table-cell office:value-type="float" office:value="606.923876841" calcext:value-type="float">
            <text:p>606.923876841</text:p>
          </table:table-cell>
          <table:table-cell office:value-type="float" office:value="91318.7511952" calcext:value-type="float">
            <text:p>91318.7511952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8890.915438" calcext:value-type="float">
            <text:p>128890.915438</text:p>
          </table:table-cell>
          <table:table-cell office:value-type="float" office:value="39.7641160921" calcext:value-type="float">
            <text:p>39.7641160921</text:p>
          </table:table-cell>
          <table:table-cell office:value-type="float" office:value="5304.30008778" calcext:value-type="float">
            <text:p>5304.30008778</text:p>
          </table:table-cell>
          <table:table-cell table:number-columns-repeated="2"/>
          <table:table-cell office:value-type="float" office:value="128890.915438" calcext:value-type="float">
            <text:p>128890.915438</text:p>
          </table:table-cell>
          <table:table-cell office:value-type="float" office:value="39.7641160921" calcext:value-type="float">
            <text:p>39.7641160921</text:p>
          </table:table-cell>
          <table:table-cell office:value-type="float" office:value="5304.30008778" calcext:value-type="float">
            <text:p>5304.30008778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.627826286" calcext:value-type="float">
            <text:p>26.627826286</text:p>
          </table:table-cell>
          <table:table-cell office:value-type="float" office:value="13.1074224096" calcext:value-type="float">
            <text:p>13.1074224096</text:p>
          </table:table-cell>
          <table:table-cell office:value-type="float" office:value="10.7272652969" calcext:value-type="float">
            <text:p>10.7272652969</text:p>
          </table:table-cell>
          <table:table-cell table:number-columns-repeated="2"/>
          <table:table-cell office:value-type="float" office:value="26.627826286" calcext:value-type="float">
            <text:p>26.627826286</text:p>
          </table:table-cell>
          <table:table-cell office:value-type="float" office:value="13.1074224096" calcext:value-type="float">
            <text:p>13.1074224096</text:p>
          </table:table-cell>
          <table:table-cell office:value-type="float" office:value="10.7272652969" calcext:value-type="float">
            <text:p>10.7272652969</text:p>
          </table:table-cell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eparation1</text:p>
          </table:table-cell>
          <table:table-cell office:value-type="string" calcext:value-type="string">
            <text:p>separation2</text:p>
          </table:table-cell>
          <table:table-cell office:value-type="string" calcext:value-type="string">
            <text:p>separation3</text:p>
          </table:table-cell>
          <table:table-cell table:number-columns-repeated="6"/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T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98626.70287" calcext:value-type="float">
            <text:p>1998626.70287</text:p>
          </table:table-cell>
          <table:table-cell office:value-type="float" office:value="2052483.89172" calcext:value-type="float">
            <text:p>2052483.89172</text:p>
          </table:table-cell>
          <table:table-cell office:value-type="float" office:value="1095156.18632" calcext:value-type="float">
            <text:p>1095156.18632</text:p>
          </table:table-cell>
          <table:table-cell table:number-columns-repeated="2"/>
          <table:table-cell office:value-type="float" office:value="1998626.70287" calcext:value-type="float">
            <text:p>1998626.70287</text:p>
          </table:table-cell>
          <table:table-cell office:value-type="float" office:value="2052483.89172" calcext:value-type="float">
            <text:p>2052483.89172</text:p>
          </table:table-cell>
          <table:table-cell office:value-type="float" office:value="1095156.18632" calcext:value-type="float">
            <text:p>1095156.18632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5313.134597" calcext:value-type="float">
            <text:p>355313.134597</text:p>
          </table:table-cell>
          <table:table-cell office:value-type="float" office:value="810.104282231" calcext:value-type="float">
            <text:p>810.104282231</text:p>
          </table:table-cell>
          <table:table-cell office:value-type="float" office:value="1327.90151183" calcext:value-type="float">
            <text:p>1327.90151183</text:p>
          </table:table-cell>
          <table:table-cell table:number-columns-repeated="2"/>
          <table:table-cell office:value-type="float" office:value="355313.134597" calcext:value-type="float">
            <text:p>355313.134597</text:p>
          </table:table-cell>
          <table:table-cell office:value-type="float" office:value="810.104282231" calcext:value-type="float">
            <text:p>810.104282231</text:p>
          </table:table-cell>
          <table:table-cell office:value-type="float" office:value="1327.90151183" calcext:value-type="float">
            <text:p>1327.90151183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7775.094686" calcext:value-type="float">
            <text:p>137775.094686</text:p>
          </table:table-cell>
          <table:table-cell office:value-type="float" office:value="2396.25619096" calcext:value-type="float">
            <text:p>2396.25619096</text:p>
          </table:table-cell>
          <table:table-cell office:value-type="float" office:value="204029.887932" calcext:value-type="float">
            <text:p>204029.887932</text:p>
          </table:table-cell>
          <table:table-cell table:number-columns-repeated="2"/>
          <table:table-cell office:value-type="float" office:value="137775.094686" calcext:value-type="float">
            <text:p>137775.094686</text:p>
          </table:table-cell>
          <table:table-cell office:value-type="float" office:value="2396.25619096" calcext:value-type="float">
            <text:p>2396.25619096</text:p>
          </table:table-cell>
          <table:table-cell office:value-type="float" office:value="204029.887932" calcext:value-type="float">
            <text:p>204029.887932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484.1834172" calcext:value-type="float">
            <text:p>10484.1834172</text:p>
          </table:table-cell>
          <table:table-cell office:value-type="float" office:value="14533.2241567" calcext:value-type="float">
            <text:p>14533.2241567</text:p>
          </table:table-cell>
          <table:table-cell office:value-type="float" office:value="156304.968026" calcext:value-type="float">
            <text:p>156304.968026</text:p>
          </table:table-cell>
          <table:table-cell table:number-columns-repeated="2"/>
          <table:table-cell office:value-type="float" office:value="10484.1834172" calcext:value-type="float">
            <text:p>10484.1834172</text:p>
          </table:table-cell>
          <table:table-cell office:value-type="float" office:value="14533.2241567" calcext:value-type="float">
            <text:p>14533.2241567</text:p>
          </table:table-cell>
          <table:table-cell office:value-type="float" office:value="156304.968026" calcext:value-type="float">
            <text:p>156304.968026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402.6613617" calcext:value-type="float">
            <text:p>95402.6613617</text:p>
          </table:table-cell>
          <table:table-cell office:value-type="float" office:value="135.323497993" calcext:value-type="float">
            <text:p>135.323497993</text:p>
          </table:table-cell>
          <table:table-cell office:value-type="float" office:value="541.067699957" calcext:value-type="float">
            <text:p>541.067699957</text:p>
          </table:table-cell>
          <table:table-cell table:number-columns-repeated="2"/>
          <table:table-cell office:value-type="float" office:value="95402.6613617" calcext:value-type="float">
            <text:p>95402.6613617</text:p>
          </table:table-cell>
          <table:table-cell office:value-type="float" office:value="135.323497993" calcext:value-type="float">
            <text:p>135.323497993</text:p>
          </table:table-cell>
          <table:table-cell office:value-type="float" office:value="541.067699957" calcext:value-type="float">
            <text:p>541.067699957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4.8974229537" calcext:value-type="float">
            <text:p>94.8974229537</text:p>
          </table:table-cell>
          <table:table-cell office:value-type="float" office:value="137775.094686" calcext:value-type="float">
            <text:p>137775.094686</text:p>
          </table:table-cell>
          <table:table-cell office:value-type="float" office:value="51.3353669632" calcext:value-type="float">
            <text:p>51.3353669632</text:p>
          </table:table-cell>
          <table:table-cell table:number-columns-repeated="2"/>
          <table:table-cell office:value-type="float" office:value="94.8974229537" calcext:value-type="float">
            <text:p>94.8974229537</text:p>
          </table:table-cell>
          <table:table-cell office:value-type="float" office:value="137775.094686" calcext:value-type="float">
            <text:p>137775.094686</text:p>
          </table:table-cell>
          <table:table-cell office:value-type="float" office:value="51.3353669632" calcext:value-type="float">
            <text:p>51.3353669632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468.19516999" calcext:value-type="float">
            <text:p>3468.19516999</text:p>
          </table:table-cell>
          <table:table-cell office:value-type="float" office:value="53.6858086227" calcext:value-type="float">
            <text:p>53.6858086227</text:p>
          </table:table-cell>
          <table:table-cell office:value-type="float" office:value="18.5683866565" calcext:value-type="float">
            <text:p>18.5683866565</text:p>
          </table:table-cell>
          <table:table-cell table:number-columns-repeated="2"/>
          <table:table-cell office:value-type="float" office:value="3468.19516999" calcext:value-type="float">
            <text:p>3468.19516999</text:p>
          </table:table-cell>
          <table:table-cell office:value-type="float" office:value="53.6858086227" calcext:value-type="float">
            <text:p>53.6858086227</text:p>
          </table:table-cell>
          <table:table-cell office:value-type="float" office:value="18.5683866565" calcext:value-type="float">
            <text:p>18.5683866565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3353.2942079" calcext:value-type="float">
            <text:p>93353.2942079</text:p>
          </table:table-cell>
          <table:table-cell office:value-type="float" office:value="200681.510675" calcext:value-type="float">
            <text:p>200681.510675</text:p>
          </table:table-cell>
          <table:table-cell office:value-type="float" office:value="7352.482491" calcext:value-type="float">
            <text:p>7352.482491</text:p>
          </table:table-cell>
          <table:table-cell table:number-columns-repeated="2"/>
          <table:table-cell office:value-type="float" office:value="93353.2942079" calcext:value-type="float">
            <text:p>93353.2942079</text:p>
          </table:table-cell>
          <table:table-cell office:value-type="float" office:value="200681.510675" calcext:value-type="float">
            <text:p>200681.510675</text:p>
          </table:table-cell>
          <table:table-cell office:value-type="float" office:value="7352.482491" calcext:value-type="float">
            <text:p>7352.482491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.0565293612" calcext:value-type="float">
            <text:p>11.0565293612</text:p>
          </table:table-cell>
          <table:table-cell office:value-type="float" office:value="291953.454044" calcext:value-type="float">
            <text:p>291953.454044</text:p>
          </table:table-cell>
          <table:table-cell office:value-type="float" office:value="129.338887236" calcext:value-type="float">
            <text:p>129.338887236</text:p>
          </table:table-cell>
          <table:table-cell table:number-columns-repeated="2"/>
          <table:table-cell office:value-type="float" office:value="11.0565293612" calcext:value-type="float">
            <text:p>11.0565293612</text:p>
          </table:table-cell>
          <table:table-cell office:value-type="float" office:value="291953.454044" calcext:value-type="float">
            <text:p>291953.454044</text:p>
          </table:table-cell>
          <table:table-cell office:value-type="float" office:value="129.338887236" calcext:value-type="float">
            <text:p>129.338887236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3636.00203" calcext:value-type="float">
            <text:p>143636.00203</text:p>
          </table:table-cell>
          <table:table-cell office:value-type="float" office:value="20.5304197318" calcext:value-type="float">
            <text:p>20.5304197318</text:p>
          </table:table-cell>
          <table:table-cell office:value-type="float" office:value="47904.3854716" calcext:value-type="float">
            <text:p>47904.3854716</text:p>
          </table:table-cell>
          <table:table-cell table:number-columns-repeated="2"/>
          <table:table-cell office:value-type="float" office:value="143636.00203" calcext:value-type="float">
            <text:p>143636.00203</text:p>
          </table:table-cell>
          <table:table-cell office:value-type="float" office:value="20.5304197318" calcext:value-type="float">
            <text:p>20.5304197318</text:p>
          </table:table-cell>
          <table:table-cell office:value-type="float" office:value="47904.3854716" calcext:value-type="float">
            <text:p>47904.3854716</text:p>
          </table:table-cell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eparation1</text:p>
          </table:table-cell>
          <table:table-cell office:value-type="string" calcext:value-type="string">
            <text:p>separation2</text:p>
          </table:table-cell>
          <table:table-cell office:value-type="string" calcext:value-type="string">
            <text:p>separation3</text:p>
          </table:table-cell>
          <table:table-cell table:number-columns-repeated="6"/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T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29442.88683" calcext:value-type="float">
            <text:p>3429442.88683</text:p>
          </table:table-cell>
          <table:table-cell office:value-type="float" office:value="670445.138331" calcext:value-type="float">
            <text:p>670445.138331</text:p>
          </table:table-cell>
          <table:table-cell office:value-type="float" office:value="1220057.09423" calcext:value-type="float">
            <text:p>1220057.09423</text:p>
          </table:table-cell>
          <table:table-cell table:number-columns-repeated="2"/>
          <table:table-cell office:value-type="float" office:value="3429442.88683" calcext:value-type="float">
            <text:p>3429442.88683</text:p>
          </table:table-cell>
          <table:table-cell office:value-type="float" office:value="670445.138331" calcext:value-type="float">
            <text:p>670445.138331</text:p>
          </table:table-cell>
          <table:table-cell office:value-type="float" office:value="1220057.09423" calcext:value-type="float">
            <text:p>1220057.09423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1249.345295" calcext:value-type="float">
            <text:p>111249.345295</text:p>
          </table:table-cell>
          <table:table-cell office:value-type="float" office:value="30785.0020689" calcext:value-type="float">
            <text:p>30785.0020689</text:p>
          </table:table-cell>
          <table:table-cell office:value-type="float" office:value="691830.822666" calcext:value-type="float">
            <text:p>691830.822666</text:p>
          </table:table-cell>
          <table:table-cell table:number-columns-repeated="2"/>
          <table:table-cell office:value-type="float" office:value="111249.345295" calcext:value-type="float">
            <text:p>111249.345295</text:p>
          </table:table-cell>
          <table:table-cell office:value-type="float" office:value="30785.0020689" calcext:value-type="float">
            <text:p>30785.0020689</text:p>
          </table:table-cell>
          <table:table-cell office:value-type="float" office:value="691830.822666" calcext:value-type="float">
            <text:p>691830.822666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815.608467" calcext:value-type="float">
            <text:p>3815.608467</text:p>
          </table:table-cell>
          <table:table-cell office:value-type="float" office:value="527483.678417" calcext:value-type="float">
            <text:p>527483.678417</text:p>
          </table:table-cell>
          <table:table-cell office:value-type="float" office:value="1327.90151183" calcext:value-type="float">
            <text:p>1327.90151183</text:p>
          </table:table-cell>
          <table:table-cell table:number-columns-repeated="2"/>
          <table:table-cell office:value-type="float" office:value="3815.608467" calcext:value-type="float">
            <text:p>3815.608467</text:p>
          </table:table-cell>
          <table:table-cell office:value-type="float" office:value="527483.678417" calcext:value-type="float">
            <text:p>527483.678417</text:p>
          </table:table-cell>
          <table:table-cell office:value-type="float" office:value="1327.90151183" calcext:value-type="float">
            <text:p>1327.90151183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13.84980249" calcext:value-type="float">
            <text:p>513.84980249</text:p>
          </table:table-cell>
          <table:table-cell office:value-type="float" office:value="691830.822666" calcext:value-type="float">
            <text:p>691830.822666</text:p>
          </table:table-cell>
          <table:table-cell office:value-type="float" office:value="162379.118645" calcext:value-type="float">
            <text:p>162379.118645</text:p>
          </table:table-cell>
          <table:table-cell table:number-columns-repeated="2"/>
          <table:table-cell office:value-type="float" office:value="513.84980249" calcext:value-type="float">
            <text:p>513.84980249</text:p>
          </table:table-cell>
          <table:table-cell office:value-type="float" office:value="691830.822666" calcext:value-type="float">
            <text:p>691830.822666</text:p>
          </table:table-cell>
          <table:table-cell office:value-type="float" office:value="162379.118645" calcext:value-type="float">
            <text:p>162379.118645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685.43324097" calcext:value-type="float">
            <text:p>7685.43324097</text:p>
          </table:table-cell>
          <table:table-cell office:value-type="float" office:value="1208.78584922" calcext:value-type="float">
            <text:p>1208.78584922</text:p>
          </table:table-cell>
          <table:table-cell office:value-type="float" office:value="6171.60082054" calcext:value-type="float">
            <text:p>6171.60082054</text:p>
          </table:table-cell>
          <table:table-cell table:number-columns-repeated="2"/>
          <table:table-cell office:value-type="float" office:value="7685.43324097" calcext:value-type="float">
            <text:p>7685.43324097</text:p>
          </table:table-cell>
          <table:table-cell office:value-type="float" office:value="1208.78584922" calcext:value-type="float">
            <text:p>1208.78584922</text:p>
          </table:table-cell>
          <table:table-cell office:value-type="float" office:value="6171.60082054" calcext:value-type="float">
            <text:p>6171.60082054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.0928437367" calcext:value-type="float">
            <text:p>54.0928437367</text:p>
          </table:table-cell>
          <table:table-cell office:value-type="float" office:value="139463.877755" calcext:value-type="float">
            <text:p>139463.877755</text:p>
          </table:table-cell>
          <table:table-cell office:value-type="float" office:value="17777.8088065" calcext:value-type="float">
            <text:p>17777.8088065</text:p>
          </table:table-cell>
          <table:table-cell table:number-columns-repeated="2"/>
          <table:table-cell office:value-type="float" office:value="54.0928437367" calcext:value-type="float">
            <text:p>54.0928437367</text:p>
          </table:table-cell>
          <table:table-cell office:value-type="float" office:value="139463.877755" calcext:value-type="float">
            <text:p>139463.877755</text:p>
          </table:table-cell>
          <table:table-cell office:value-type="float" office:value="17777.8088065" calcext:value-type="float">
            <text:p>17777.8088065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.2703123916" calcext:value-type="float">
            <text:p>10.2703123916</text:p>
          </table:table-cell>
          <table:table-cell office:value-type="float" office:value="3769.52715267" calcext:value-type="float">
            <text:p>3769.52715267</text:p>
          </table:table-cell>
          <table:table-cell office:value-type="float" office:value="13787.7483955" calcext:value-type="float">
            <text:p>13787.7483955</text:p>
          </table:table-cell>
          <table:table-cell table:number-columns-repeated="2"/>
          <table:table-cell office:value-type="float" office:value="10.2703123916" calcext:value-type="float">
            <text:p>10.2703123916</text:p>
          </table:table-cell>
          <table:table-cell office:value-type="float" office:value="3769.52715267" calcext:value-type="float">
            <text:p>3769.52715267</text:p>
          </table:table-cell>
          <table:table-cell office:value-type="float" office:value="13787.7483955" calcext:value-type="float">
            <text:p>13787.7483955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128.5831956" calcext:value-type="float">
            <text:p>5128.5831956</text:p>
          </table:table-cell>
          <table:table-cell office:value-type="float" office:value="2.68285544308" calcext:value-type="float">
            <text:p>2.68285544308</text:p>
          </table:table-cell>
          <table:table-cell office:value-type="float" office:value="27066.2731071" calcext:value-type="float">
            <text:p>27066.2731071</text:p>
          </table:table-cell>
          <table:table-cell table:number-columns-repeated="2"/>
          <table:table-cell office:value-type="float" office:value="5128.5831956" calcext:value-type="float">
            <text:p>5128.5831956</text:p>
          </table:table-cell>
          <table:table-cell office:value-type="float" office:value="2.68285544308" calcext:value-type="float">
            <text:p>2.68285544308</text:p>
          </table:table-cell>
          <table:table-cell office:value-type="float" office:value="27066.2731071" calcext:value-type="float">
            <text:p>27066.2731071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.57207350789" calcext:value-type="float">
            <text:p>8.57207350789</text:p>
          </table:table-cell>
          <table:table-cell office:value-type="float" office:value="65399.5699628" calcext:value-type="float">
            <text:p>65399.5699628</text:p>
          </table:table-cell>
          <table:table-cell office:value-type="float" office:value="18143.0821319" calcext:value-type="float">
            <text:p>18143.0821319</text:p>
          </table:table-cell>
          <table:table-cell table:number-columns-repeated="2"/>
          <table:table-cell office:value-type="float" office:value="8.57207350789" calcext:value-type="float">
            <text:p>8.57207350789</text:p>
          </table:table-cell>
          <table:table-cell office:value-type="float" office:value="65399.5699628" calcext:value-type="float">
            <text:p>65399.5699628</text:p>
          </table:table-cell>
          <table:table-cell office:value-type="float" office:value="18143.0821319" calcext:value-type="float">
            <text:p>18143.0821319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5104.577102" calcext:value-type="float">
            <text:p>125104.577102</text:p>
          </table:table-cell>
          <table:table-cell office:value-type="float" office:value="180285.868081" calcext:value-type="float">
            <text:p>180285.868081</text:p>
          </table:table-cell>
          <table:table-cell office:value-type="float" office:value="0.0134669582683" calcext:value-type="float">
            <text:p>0.0134669582683</text:p>
          </table:table-cell>
          <table:table-cell table:number-columns-repeated="2"/>
          <table:table-cell office:value-type="float" office:value="125104.577102" calcext:value-type="float">
            <text:p>125104.577102</text:p>
          </table:table-cell>
          <table:table-cell office:value-type="float" office:value="180285.868081" calcext:value-type="float">
            <text:p>180285.868081</text:p>
          </table:table-cell>
          <table:table-cell office:value-type="float" office:value="0.0134669582683" calcext:value-type="float">
            <text:p>0.0134669582683</text:p>
          </table:table-cell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eparation1</text:p>
          </table:table-cell>
          <table:table-cell office:value-type="string" calcext:value-type="string">
            <text:p>separation2</text:p>
          </table:table-cell>
          <table:table-cell office:value-type="string" calcext:value-type="string">
            <text:p>separation3</text:p>
          </table:table-cell>
          <table:table-cell table:number-columns-repeated="6"/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T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20057.09423" calcext:value-type="float">
            <text:p>1220057.09423</text:p>
          </table:table-cell>
          <table:table-cell office:value-type="float" office:value="158403.351505" calcext:value-type="float">
            <text:p>158403.351505</text:p>
          </table:table-cell>
          <table:table-cell office:value-type="float" office:value="690214.439642" calcext:value-type="float">
            <text:p>690214.439642</text:p>
          </table:table-cell>
          <table:table-cell table:number-columns-repeated="2"/>
          <table:table-cell office:value-type="float" office:value="1220057.09423" calcext:value-type="float">
            <text:p>1220057.09423</text:p>
          </table:table-cell>
          <table:table-cell office:value-type="float" office:value="158403.351505" calcext:value-type="float">
            <text:p>158403.351505</text:p>
          </table:table-cell>
          <table:table-cell office:value-type="float" office:value="690214.439642" calcext:value-type="float">
            <text:p>690214.439642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337.1944809" calcext:value-type="float">
            <text:p>15337.1944809</text:p>
          </table:table-cell>
          <table:table-cell office:value-type="float" office:value="180351.183966" calcext:value-type="float">
            <text:p>180351.183966</text:p>
          </table:table-cell>
          <table:table-cell office:value-type="float" office:value="3815.608467" calcext:value-type="float">
            <text:p>3815.608467</text:p>
          </table:table-cell>
          <table:table-cell table:number-columns-repeated="2"/>
          <table:table-cell office:value-type="float" office:value="15337.1944809" calcext:value-type="float">
            <text:p>15337.1944809</text:p>
          </table:table-cell>
          <table:table-cell office:value-type="float" office:value="180351.183966" calcext:value-type="float">
            <text:p>180351.183966</text:p>
          </table:table-cell>
          <table:table-cell office:value-type="float" office:value="3815.608467" calcext:value-type="float">
            <text:p>3815.608467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157.59357389" calcext:value-type="float">
            <text:p>8157.59357389</text:p>
          </table:table-cell>
          <table:table-cell office:value-type="float" office:value="21078.8187653" calcext:value-type="float">
            <text:p>21078.8187653</text:p>
          </table:table-cell>
          <table:table-cell office:value-type="float" office:value="7685.65829503" calcext:value-type="float">
            <text:p>7685.65829503</text:p>
          </table:table-cell>
          <table:table-cell table:number-columns-repeated="2"/>
          <table:table-cell office:value-type="float" office:value="8157.59357389" calcext:value-type="float">
            <text:p>8157.59357389</text:p>
          </table:table-cell>
          <table:table-cell office:value-type="float" office:value="21078.8187653" calcext:value-type="float">
            <text:p>21078.8187653</text:p>
          </table:table-cell>
          <table:table-cell office:value-type="float" office:value="7685.65829503" calcext:value-type="float">
            <text:p>7685.65829503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95.76307398" calcext:value-type="float">
            <text:p>1295.76307398</text:p>
          </table:table-cell>
          <table:table-cell office:value-type="float" office:value="8157.59357389" calcext:value-type="float">
            <text:p>8157.59357389</text:p>
          </table:table-cell>
          <table:table-cell office:value-type="float" office:value="1016027.20629" calcext:value-type="float">
            <text:p>1016027.20629</text:p>
          </table:table-cell>
          <table:table-cell table:number-columns-repeated="2"/>
          <table:table-cell office:value-type="float" office:value="1295.76307398" calcext:value-type="float">
            <text:p>1295.76307398</text:p>
          </table:table-cell>
          <table:table-cell office:value-type="float" office:value="8157.59357389" calcext:value-type="float">
            <text:p>8157.59357389</text:p>
          </table:table-cell>
          <table:table-cell office:value-type="float" office:value="1016027.20629" calcext:value-type="float">
            <text:p>1016027.20629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65.63927306" calcext:value-type="float">
            <text:p>7765.63927306</text:p>
          </table:table-cell>
          <table:table-cell office:value-type="float" office:value="8469.53807875" calcext:value-type="float">
            <text:p>8469.53807875</text:p>
          </table:table-cell>
          <table:table-cell office:value-type="float" office:value="473.200808591" calcext:value-type="float">
            <text:p>473.200808591</text:p>
          </table:table-cell>
          <table:table-cell table:number-columns-repeated="2"/>
          <table:table-cell office:value-type="float" office:value="7765.63927306" calcext:value-type="float">
            <text:p>7765.63927306</text:p>
          </table:table-cell>
          <table:table-cell office:value-type="float" office:value="8469.53807875" calcext:value-type="float">
            <text:p>8469.53807875</text:p>
          </table:table-cell>
          <table:table-cell office:value-type="float" office:value="473.200808591" calcext:value-type="float">
            <text:p>473.200808591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76.0791532" calcext:value-type="float">
            <text:p>10376.0791532</text:p>
          </table:table-cell>
          <table:table-cell office:value-type="float" office:value="84.2895955298" calcext:value-type="float">
            <text:p>84.2895955298</text:p>
          </table:table-cell>
          <table:table-cell office:value-type="float" office:value="30.9946323434" calcext:value-type="float">
            <text:p>30.9946323434</text:p>
          </table:table-cell>
          <table:table-cell table:number-columns-repeated="2"/>
          <table:table-cell office:value-type="float" office:value="10376.0791532" calcext:value-type="float">
            <text:p>10376.0791532</text:p>
          </table:table-cell>
          <table:table-cell office:value-type="float" office:value="84.2895955298" calcext:value-type="float">
            <text:p>84.2895955298</text:p>
          </table:table-cell>
          <table:table-cell office:value-type="float" office:value="30.9946323434" calcext:value-type="float">
            <text:p>30.9946323434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.6484283562" calcext:value-type="float">
            <text:p>17.6484283562</text:p>
          </table:table-cell>
          <table:table-cell office:value-type="float" office:value="8.20926052902" calcext:value-type="float">
            <text:p>8.20926052902</text:p>
          </table:table-cell>
          <table:table-cell office:value-type="float" office:value="10484.1834172" calcext:value-type="float">
            <text:p>10484.1834172</text:p>
          </table:table-cell>
          <table:table-cell table:number-columns-repeated="2"/>
          <table:table-cell office:value-type="float" office:value="17.6484283562" calcext:value-type="float">
            <text:p>17.6484283562</text:p>
          </table:table-cell>
          <table:table-cell office:value-type="float" office:value="8.20926052902" calcext:value-type="float">
            <text:p>8.20926052902</text:p>
          </table:table-cell>
          <table:table-cell office:value-type="float" office:value="10484.1834172" calcext:value-type="float">
            <text:p>10484.1834172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10041932294" calcext:value-type="float">
            <text:p>4.10041932294</text:p>
          </table:table-cell>
          <table:table-cell office:value-type="float" office:value="6310.55835292" calcext:value-type="float">
            <text:p>6310.55835292</text:p>
          </table:table-cell>
          <table:table-cell office:value-type="float" office:value="12.7929297708" calcext:value-type="float">
            <text:p>12.7929297708</text:p>
          </table:table-cell>
          <table:table-cell table:number-columns-repeated="2"/>
          <table:table-cell office:value-type="float" office:value="4.10041932294" calcext:value-type="float">
            <text:p>4.10041932294</text:p>
          </table:table-cell>
          <table:table-cell office:value-type="float" office:value="6310.55835292" calcext:value-type="float">
            <text:p>6310.55835292</text:p>
          </table:table-cell>
          <table:table-cell office:value-type="float" office:value="12.7929297708" calcext:value-type="float">
            <text:p>12.7929297708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949.49113713" calcext:value-type="float">
            <text:p>2949.49113713</text:p>
          </table:table-cell>
          <table:table-cell office:value-type="float" office:value="930.673292531" calcext:value-type="float">
            <text:p>930.673292531</text:p>
          </table:table-cell>
          <table:table-cell office:value-type="float" office:value="84.2895955298" calcext:value-type="float">
            <text:p>84.2895955298</text:p>
          </table:table-cell>
          <table:table-cell table:number-columns-repeated="2"/>
          <table:table-cell office:value-type="float" office:value="2949.49113713" calcext:value-type="float">
            <text:p>2949.49113713</text:p>
          </table:table-cell>
          <table:table-cell office:value-type="float" office:value="930.673292531" calcext:value-type="float">
            <text:p>930.673292531</text:p>
          </table:table-cell>
          <table:table-cell office:value-type="float" office:value="84.2895955298" calcext:value-type="float">
            <text:p>84.2895955298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3636.00203" calcext:value-type="float">
            <text:p>143636.00203</text:p>
          </table:table-cell>
          <table:table-cell office:value-type="float" office:value="2509.80493269" calcext:value-type="float">
            <text:p>2509.80493269</text:p>
          </table:table-cell>
          <table:table-cell office:value-type="float" office:value="13.1074224096" calcext:value-type="float">
            <text:p>13.1074224096</text:p>
          </table:table-cell>
          <table:table-cell table:number-columns-repeated="2"/>
          <table:table-cell office:value-type="float" office:value="143636.00203" calcext:value-type="float">
            <text:p>143636.00203</text:p>
          </table:table-cell>
          <table:table-cell office:value-type="float" office:value="2509.80493269" calcext:value-type="float">
            <text:p>2509.80493269</text:p>
          </table:table-cell>
          <table:table-cell office:value-type="float" office:value="13.1074224096" calcext:value-type="float">
            <text:p>13.1074224096</text:p>
          </table:table-cell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T3</text:p>
          </table:table-cell>
          <table:table-cell table:number-columns-repeated="8"/>
        </table:table-row>
        <table:table-row table:style-name="ro1" table:number-rows-repeated="11"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T3</text:p>
          </table:table-cell>
          <table:table-cell table:number-columns-repeated="8"/>
        </table:table-row>
        <table:table-row table:style-name="ro1" table:number-rows-repeated="11"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T3</text:p>
          </table:table-cell>
          <table:table-cell table:number-columns-repeated="8"/>
        </table:table-row>
        <table:table-row table:style-name="ro1" table:number-rows-repeated="11"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T3</text:p>
          </table:table-cell>
          <table:table-cell table:number-columns-repeated="8"/>
        </table:table-row>
        <table:table-row table:style-name="ro1" table:number-rows-repeated="11"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T3</text:p>
          </table:table-cell>
          <table:table-cell table:number-columns-repeated="8"/>
        </table:table-row>
        <table:table-row table:style-name="ro1" table:number-rows-repeated="11"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T3</text:p>
          </table:table-cell>
          <table:table-cell table:number-columns-repeated="8"/>
        </table:table-row>
        <table:table-row table:style-name="ro1" table:number-rows-repeated="11"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T3</text:p>
          </table:table-cell>
          <table:table-cell table:number-columns-repeated="8"/>
        </table:table-row>
        <table:table-row table:style-name="ro1" table:number-rows-repeated="11"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T3</text:p>
          </table:table-cell>
          <table:table-cell table:number-columns-repeated="8"/>
        </table:table-row>
        <table:table-row table:style-name="ro1" table:number-rows-repeated="11"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T3</text:p>
          </table:table-cell>
          <table:table-cell table:number-columns-repeated="8"/>
        </table:table-row>
        <table:table-row table:style-name="ro1" table:number-rows-repeated="11"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T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6">00/00/0000</text:date>, <text:time style:data-style-name="N2" text:time-value="21:16:53.1862190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23:52:22.533577888</meta:creation-date>
    <dc:date>2018-06-06T21:36:42.084742159</dc:date>
    <meta:editing-duration>PT9H51M47S</meta:editing-duration>
    <meta:editing-cycles>112</meta:editing-cycles>
    <meta:generator>LibreOffice/6.0.3.2$Linux_X86_64 LibreOffice_project/00m0$Build-2</meta:generator>
    <meta:document-statistic meta:table-count="1" meta:cell-count="1016" meta:object-count="0"/>
  </office:meta>
</office:document-meta>
</file>